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 style:data-style-name="N11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4" table:default-cell-style-name="Default"/>
        <table:table-row table:style-name="ro1">
          <table:table-cell table:style-name="ce1" office:value-type="string" calcext:value-type="string">
            <text:p>Tracking Wiring Progress</text:p>
          </table:table-cell>
          <table:table-cell table:style-name="ce1"/>
          <table:table-cell/>
          <table:table-cell table:style-name="ce1" table:number-columns-repeated="184"/>
        </table:table-row>
        <table:table-row table:style-name="ro1">
          <table:table-cell table:number-columns-repeated="187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table:style-name="ce2"/>
          <table:table-cell office:value-type="string" calcext:value-type="string">
            <text:p>Merlin Skinner</text:p>
          </table:table-cell>
          <table:table-cell table:number-columns-repeated="184"/>
        </table:table-row>
        <table:table-row table:style-name="ro1">
          <table:table-cell table:style-name="ce2" table:number-columns-repeated="2"/>
          <table:table-cell table:number-columns-repeated="185"/>
        </table:table-row>
        <table:table-row table:style-name="ro1">
          <table:table-cell office:value-type="string" calcext:value-type="string">
            <text:p>Imported from “netlist.txt”</text:p>
          </table:table-cell>
          <table:table-cell table:number-columns-repeated="186"/>
        </table:table-row>
        <table:table-row table:style-name="ro1">
          <table:table-cell table:number-columns-repeated="187"/>
        </table:table-row>
        <table:table-row table:style-name="ro1">
          <table:table-cell table:formula="of:=COUNTBLANK([.A17:.A369])" office:value-type="float" office:value="0" calcext:value-type="float">
            <text:p>0</text:p>
          </table:table-cell>
          <table:table-cell office:value-type="string" calcext:value-type="string">
            <text:p>Number of nets yet to be wired</text:p>
          </table:table-cell>
          <table:table-cell table:number-columns-repeated="185"/>
        </table:table-row>
        <table:table-row table:style-name="ro1">
          <table:table-cell table:formula="of:=COUNTIF([.A17:.A369];&quot;Done&quot;)" office:value-type="float" office:value="353" calcext:value-type="float">
            <text:p>353</text:p>
          </table:table-cell>
          <table:table-cell office:value-type="string" calcext:value-type="string">
            <text:p>Number of wired nets</text:p>
          </table:table-cell>
          <table:table-cell table:number-columns-repeated="185"/>
        </table:table-row>
        <table:table-row table:style-name="ro1">
          <table:table-cell table:style-name="ce5" table:formula="of:=[.A8]/([.A7]+[.A8])" office:value-type="percentage" office:value="1" calcext:value-type="percentage">
            <text:p>100.00%</text:p>
          </table:table-cell>
          <table:table-cell office:value-type="string" calcext:value-type="string">
            <text:p>Nets complete</text:p>
          </table:table-cell>
          <table:table-cell table:number-columns-repeated="185"/>
        </table:table-row>
        <table:table-row table:style-name="ro1">
          <table:table-cell table:style-name="ce7" table:formula="of:=SUM([.D17:.D369])" office:value-type="float" office:value="1065" calcext:value-type="float">
            <text:p>1065</text:p>
          </table:table-cell>
          <table:table-cell office:value-type="string" calcext:value-type="string">
            <text:p>Total nodes</text:p>
          </table:table-cell>
          <table:table-cell table:number-columns-repeated="185"/>
        </table:table-row>
        <table:table-row table:style-name="ro1">
          <table:table-cell table:style-name="ce7" table:formula="of:=SUM([.E17:.E369])" office:value-type="float" office:value="0" calcext:value-type="float">
            <text:p>0</text:p>
          </table:table-cell>
          <table:table-cell office:value-type="string" calcext:value-type="string">
            <text:p>Number of nodes yet to be wired</text:p>
          </table:table-cell>
          <table:table-cell table:number-columns-repeated="185"/>
        </table:table-row>
        <table:table-row table:style-name="ro1">
          <table:table-cell table:style-name="ce5" table:formula="of:=([.A10]-[.A11])/[.A10]" office:value-type="percentage" office:value="1" calcext:value-type="percentage">
            <text:p>100.00%</text:p>
          </table:table-cell>
          <table:table-cell office:value-type="string" calcext:value-type="string">
            <text:p>Nodes complete</text:p>
          </table:table-cell>
          <table:table-cell table:number-columns-repeated="185"/>
        </table:table-row>
        <table:table-row table:style-name="ro1">
          <table:table-cell table:number-columns-repeated="187"/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nets</text:p>
          </table:table-cell>
          <table:table-cell table:number-columns-repeated="183"/>
        </table:table-row>
        <table:table-row table:style-name="ro1">
          <table:table-cell table:number-columns-repeated="187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Not Conn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o Do</text:p>
          </table:table-cell>
          <table:table-cell table:style-name="ce1" table:number-columns-repeated="18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51</text:p>
          </table:table-cell>
          <table:table-cell table:formula="of:=COUNTA([.F17:.GW17])/2" office:value-type="float" office:value="1" calcext:value-type="float">
            <text:p>1</text:p>
          </table:table-cell>
          <table:table-cell table:formula="of:=IF([.A17]=&quot;Done&quot;;0;[.D17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7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50</text:p>
          </table:table-cell>
          <table:table-cell table:formula="of:=COUNTA([.F18:.GW18])/2" office:value-type="float" office:value="1" calcext:value-type="float">
            <text:p>1</text:p>
          </table:table-cell>
          <table:table-cell table:formula="of:=IF([.A18]=&quot;Done&quot;;0;[.D18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9</text:p>
          </table:table-cell>
          <table:table-cell table:formula="of:=COUNTA([.F19:.GW19])/2" office:value-type="float" office:value="1" calcext:value-type="float">
            <text:p>1</text:p>
          </table:table-cell>
          <table:table-cell table:formula="of:=IF([.A19]=&quot;Done&quot;;0;[.D19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8</text:p>
          </table:table-cell>
          <table:table-cell table:formula="of:=COUNTA([.F20:.GW20])/2" office:value-type="float" office:value="1" calcext:value-type="float">
            <text:p>1</text:p>
          </table:table-cell>
          <table:table-cell table:formula="of:=IF([.A20]=&quot;Done&quot;;0;[.D20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7</text:p>
          </table:table-cell>
          <table:table-cell table:formula="of:=COUNTA([.F21:.GW21])/2" office:value-type="float" office:value="1" calcext:value-type="float">
            <text:p>1</text:p>
          </table:table-cell>
          <table:table-cell table:formula="of:=IF([.A21]=&quot;Done&quot;;0;[.D21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6</text:p>
          </table:table-cell>
          <table:table-cell table:formula="of:=COUNTA([.F22:.GW22])/2" office:value-type="float" office:value="1" calcext:value-type="float">
            <text:p>1</text:p>
          </table:table-cell>
          <table:table-cell table:formula="of:=IF([.A22]=&quot;Done&quot;;0;[.D2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5</text:p>
          </table:table-cell>
          <table:table-cell table:formula="of:=COUNTA([.F23:.GW23])/2" office:value-type="float" office:value="1" calcext:value-type="float">
            <text:p>1</text:p>
          </table:table-cell>
          <table:table-cell table:formula="of:=IF([.A23]=&quot;Done&quot;;0;[.D23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4</text:p>
          </table:table-cell>
          <table:table-cell table:formula="of:=COUNTA([.F24:.GW24])/2" office:value-type="float" office:value="1" calcext:value-type="float">
            <text:p>1</text:p>
          </table:table-cell>
          <table:table-cell table:formula="of:=IF([.A24]=&quot;Done&quot;;0;[.D24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3</text:p>
          </table:table-cell>
          <table:table-cell table:formula="of:=COUNTA([.F25:.GW25])/2" office:value-type="float" office:value="1" calcext:value-type="float">
            <text:p>1</text:p>
          </table:table-cell>
          <table:table-cell table:formula="of:=IF([.A25]=&quot;Done&quot;;0;[.D25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2</text:p>
          </table:table-cell>
          <table:table-cell table:formula="of:=COUNTA([.F26:.GW26])/2" office:value-type="float" office:value="1" calcext:value-type="float">
            <text:p>1</text:p>
          </table:table-cell>
          <table:table-cell table:formula="of:=IF([.A26]=&quot;Done&quot;;0;[.D2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1</text:p>
          </table:table-cell>
          <table:table-cell table:formula="of:=COUNTA([.F27:.GW27])/2" office:value-type="float" office:value="1" calcext:value-type="float">
            <text:p>1</text:p>
          </table:table-cell>
          <table:table-cell table:formula="of:=IF([.A27]=&quot;Done&quot;;0;[.D27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]=1;&quot;N/C&quot;;&quot;&quot;)">
            <text:p/>
          </table:table-cell>
          <table:table-cell office:value-type="string" calcext:value-type="string">
            <text:p>LV_A7</text:p>
          </table:table-cell>
          <table:table-cell table:formula="of:=COUNTA([.F28:.GW28])/2" office:value-type="float" office:value="2" calcext:value-type="float">
            <text:p>2</text:p>
          </table:table-cell>
          <table:table-cell table:formula="of:=IF([.A28]=&quot;Done&quot;;0;[.D28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1,</text:p>
          </table:table-cell>
          <table:table-cell office:value-type="string" calcext:value-type="string">
            <text:p>U33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]=1;&quot;N/C&quot;;&quot;&quot;)">
            <text:p/>
          </table:table-cell>
          <table:table-cell office:value-type="string" calcext:value-type="string">
            <text:p>LV_A6</text:p>
          </table:table-cell>
          <table:table-cell table:formula="of:=COUNTA([.F29:.GW29])/2" office:value-type="float" office:value="2" calcext:value-type="float">
            <text:p>2</text:p>
          </table:table-cell>
          <table:table-cell table:formula="of:=IF([.A29]=&quot;Done&quot;;0;[.D29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1,</text:p>
          </table:table-cell>
          <table:table-cell office:value-type="string" calcext:value-type="string">
            <text:p>U33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]=1;&quot;N/C&quot;;&quot;&quot;)">
            <text:p/>
          </table:table-cell>
          <table:table-cell office:value-type="string" calcext:value-type="string">
            <text:p>LV_A5</text:p>
          </table:table-cell>
          <table:table-cell table:formula="of:=COUNTA([.F30:.GW30])/2" office:value-type="float" office:value="2" calcext:value-type="float">
            <text:p>2</text:p>
          </table:table-cell>
          <table:table-cell table:formula="of:=IF([.A30]=&quot;Done&quot;;0;[.D30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0,</text:p>
          </table:table-cell>
          <table:table-cell office:value-type="string" calcext:value-type="string">
            <text:p>U33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]=1;&quot;N/C&quot;;&quot;&quot;)">
            <text:p/>
          </table:table-cell>
          <table:table-cell office:value-type="string" calcext:value-type="string">
            <text:p>LV_A4</text:p>
          </table:table-cell>
          <table:table-cell table:formula="of:=COUNTA([.F31:.GW31])/2" office:value-type="float" office:value="2" calcext:value-type="float">
            <text:p>2</text:p>
          </table:table-cell>
          <table:table-cell table:formula="of:=IF([.A31]=&quot;Done&quot;;0;[.D31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0,</text:p>
          </table:table-cell>
          <table:table-cell office:value-type="string" calcext:value-type="string">
            <text:p>U33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]=1;&quot;N/C&quot;;&quot;&quot;)">
            <text:p/>
          </table:table-cell>
          <table:table-cell office:value-type="string" calcext:value-type="string">
            <text:p>LV_A3</text:p>
          </table:table-cell>
          <table:table-cell table:formula="of:=COUNTA([.F32:.GW32])/2" office:value-type="float" office:value="2" calcext:value-type="float">
            <text:p>2</text:p>
          </table:table-cell>
          <table:table-cell table:formula="of:=IF([.A32]=&quot;Done&quot;;0;[.D3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9,</text:p>
          </table:table-cell>
          <table:table-cell office:value-type="string" calcext:value-type="string">
            <text:p>U33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]=1;&quot;N/C&quot;;&quot;&quot;)">
            <text:p/>
          </table:table-cell>
          <table:table-cell office:value-type="string" calcext:value-type="string">
            <text:p>LV_A2</text:p>
          </table:table-cell>
          <table:table-cell table:formula="of:=COUNTA([.F33:.GW33])/2" office:value-type="float" office:value="2" calcext:value-type="float">
            <text:p>2</text:p>
          </table:table-cell>
          <table:table-cell table:formula="of:=IF([.A33]=&quot;Done&quot;;0;[.D33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9,</text:p>
          </table:table-cell>
          <table:table-cell office:value-type="string" calcext:value-type="string">
            <text:p>U33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]=1;&quot;N/C&quot;;&quot;&quot;)">
            <text:p/>
          </table:table-cell>
          <table:table-cell office:value-type="string" calcext:value-type="string">
            <text:p>LV_A1</text:p>
          </table:table-cell>
          <table:table-cell table:formula="of:=COUNTA([.F34:.GW34])/2" office:value-type="float" office:value="2" calcext:value-type="float">
            <text:p>2</text:p>
          </table:table-cell>
          <table:table-cell table:formula="of:=IF([.A34]=&quot;Done&quot;;0;[.D34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8,</text:p>
          </table:table-cell>
          <table:table-cell office:value-type="string" calcext:value-type="string">
            <text:p>U33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]=1;&quot;N/C&quot;;&quot;&quot;)">
            <text:p/>
          </table:table-cell>
          <table:table-cell office:value-type="string" calcext:value-type="string">
            <text:p>LV_A0</text:p>
          </table:table-cell>
          <table:table-cell table:formula="of:=COUNTA([.F35:.GW35])/2" office:value-type="float" office:value="2" calcext:value-type="float">
            <text:p>2</text:p>
          </table:table-cell>
          <table:table-cell table:formula="of:=IF([.A35]=&quot;Done&quot;;0;[.D35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8,</text:p>
          </table:table-cell>
          <table:table-cell office:value-type="string" calcext:value-type="string">
            <text:p>U33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]=1;&quot;N/C&quot;;&quot;&quot;)">
            <text:p/>
          </table:table-cell>
          <table:table-cell office:value-type="string" calcext:value-type="string">
            <text:p>LV_PROT</text:p>
          </table:table-cell>
          <table:table-cell table:formula="of:=COUNTA([.F36:.GW36])/2" office:value-type="float" office:value="2" calcext:value-type="float">
            <text:p>2</text:p>
          </table:table-cell>
          <table:table-cell table:formula="of:=IF([.A36]=&quot;Done&quot;;0;[.D3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9,</text:p>
          </table:table-cell>
          <table:table-cell office:value-type="string" calcext:value-type="string">
            <text:p>U13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7]=1;&quot;N/C&quot;;&quot;&quot;)">
            <text:p/>
          </table:table-cell>
          <table:table-cell office:value-type="string" calcext:value-type="string">
            <text:p>LV_SUPER</text:p>
          </table:table-cell>
          <table:table-cell table:formula="of:=COUNTA([.F37:.GW37])/2" office:value-type="float" office:value="2" calcext:value-type="float">
            <text:p>2</text:p>
          </table:table-cell>
          <table:table-cell table:formula="of:=IF([.A37]=&quot;Done&quot;;0;[.D37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8,</text:p>
          </table:table-cell>
          <table:table-cell office:value-type="string" calcext:value-type="string">
            <text:p>U13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8]=1;&quot;N/C&quot;;&quot;&quot;)">
            <text:p/>
          </table:table-cell>
          <table:table-cell office:value-type="string" calcext:value-type="string">
            <text:p>\_LV_WR\_</text:p>
          </table:table-cell>
          <table:table-cell table:formula="of:=COUNTA([.F38:.GW38])/2" office:value-type="float" office:value="2" calcext:value-type="float">
            <text:p>2</text:p>
          </table:table-cell>
          <table:table-cell table:formula="of:=IF([.A38]=&quot;Done&quot;;0;[.D38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7,</text:p>
          </table:table-cell>
          <table:table-cell office:value-type="string" calcext:value-type="string">
            <text:p>U13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9]=1;&quot;N/C&quot;;&quot;&quot;)">
            <text:p/>
          </table:table-cell>
          <table:table-cell office:value-type="string" calcext:value-type="string">
            <text:p>\_LV_RD\_</text:p>
          </table:table-cell>
          <table:table-cell table:formula="of:=COUNTA([.F39:.GW39])/2" office:value-type="float" office:value="2" calcext:value-type="float">
            <text:p>2</text:p>
          </table:table-cell>
          <table:table-cell table:formula="of:=IF([.A39]=&quot;Done&quot;;0;[.D39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6,</text:p>
          </table:table-cell>
          <table:table-cell office:value-type="string" calcext:value-type="string">
            <text:p>U13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0]=1;&quot;N/C&quot;;&quot;&quot;)">
            <text:p/>
          </table:table-cell>
          <table:table-cell office:value-type="string" calcext:value-type="string">
            <text:p>\_LV_IORQ\_</text:p>
          </table:table-cell>
          <table:table-cell table:formula="of:=COUNTA([.F40:.GW40])/2" office:value-type="float" office:value="2" calcext:value-type="float">
            <text:p>2</text:p>
          </table:table-cell>
          <table:table-cell table:formula="of:=IF([.A40]=&quot;Done&quot;;0;[.D40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5,</text:p>
          </table:table-cell>
          <table:table-cell office:value-type="string" calcext:value-type="string">
            <text:p>U13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1]=1;&quot;N/C&quot;;&quot;&quot;)">
            <text:p/>
          </table:table-cell>
          <table:table-cell office:value-type="string" calcext:value-type="string">
            <text:p>\_LV_MREQ\_</text:p>
          </table:table-cell>
          <table:table-cell table:formula="of:=COUNTA([.F41:.GW41])/2" office:value-type="float" office:value="2" calcext:value-type="float">
            <text:p>2</text:p>
          </table:table-cell>
          <table:table-cell table:formula="of:=IF([.A41]=&quot;Done&quot;;0;[.D41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4,</text:p>
          </table:table-cell>
          <table:table-cell office:value-type="string" calcext:value-type="string">
            <text:p>U13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2]=1;&quot;N/C&quot;;&quot;&quot;)">
            <text:p/>
          </table:table-cell>
          <table:table-cell office:value-type="string" calcext:value-type="string">
            <text:p>\_LV_M1\_</text:p>
          </table:table-cell>
          <table:table-cell table:formula="of:=COUNTA([.F42:.GW42])/2" office:value-type="float" office:value="2" calcext:value-type="float">
            <text:p>2</text:p>
          </table:table-cell>
          <table:table-cell table:formula="of:=IF([.A42]=&quot;Done&quot;;0;[.D4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3,</text:p>
          </table:table-cell>
          <table:table-cell office:value-type="string" calcext:value-type="string">
            <text:p>U13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3]=1;&quot;N/C&quot;;&quot;&quot;)">
            <text:p/>
          </table:table-cell>
          <table:table-cell office:value-type="string" calcext:value-type="string">
            <text:p>LV_CPU_CLK</text:p>
          </table:table-cell>
          <table:table-cell table:formula="of:=COUNTA([.F43:.GW43])/2" office:value-type="float" office:value="2" calcext:value-type="float">
            <text:p>2</text:p>
          </table:table-cell>
          <table:table-cell table:formula="of:=IF([.A43]=&quot;Done&quot;;0;[.D43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1,</text:p>
          </table:table-cell>
          <table:table-cell office:value-type="string" calcext:value-type="string">
            <text:p>U13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4]=1;&quot;N/C&quot;;&quot;&quot;)">
            <text:p/>
          </table:table-cell>
          <table:table-cell office:value-type="string" calcext:value-type="string">
            <text:p>unnamed_net140</text:p>
          </table:table-cell>
          <table:table-cell table:formula="of:=COUNTA([.F44:.GW44])/2" office:value-type="float" office:value="2" calcext:value-type="float">
            <text:p>2</text:p>
          </table:table-cell>
          <table:table-cell table:formula="of:=IF([.A44]=&quot;Done&quot;;0;[.D44])" office:value-type="float" office:value="0" calcext:value-type="float">
            <text:p>0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5]=1;&quot;N/C&quot;;&quot;&quot;)">
            <text:p/>
          </table:table-cell>
          <table:table-cell office:value-type="string" calcext:value-type="string">
            <text:p>unnamed_net139</text:p>
          </table:table-cell>
          <table:table-cell table:formula="of:=COUNTA([.F45:.GW45])/2" office:value-type="float" office:value="2" calcext:value-type="float">
            <text:p>2</text:p>
          </table:table-cell>
          <table:table-cell table:formula="of:=IF([.A45]=&quot;Done&quot;;0;[.D45])" office:value-type="float" office:value="0" calcext:value-type="float">
            <text:p>0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6]=1;&quot;N/C&quot;;&quot;&quot;)">
            <text:p/>
          </table:table-cell>
          <table:table-cell office:value-type="string" calcext:value-type="string">
            <text:p>unnamed_net138</text:p>
          </table:table-cell>
          <table:table-cell table:formula="of:=COUNTA([.F46:.GW46])/2" office:value-type="float" office:value="2" calcext:value-type="float">
            <text:p>2</text:p>
          </table:table-cell>
          <table:table-cell table:formula="of:=IF([.A46]=&quot;Done&quot;;0;[.D46])" office:value-type="float" office:value="0" calcext:value-type="float">
            <text:p>0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7]=1;&quot;N/C&quot;;&quot;&quot;)">
            <text:p/>
          </table:table-cell>
          <table:table-cell office:value-type="string" calcext:value-type="string">
            <text:p>unnamed_net137</text:p>
          </table:table-cell>
          <table:table-cell table:formula="of:=COUNTA([.F47:.GW47])/2" office:value-type="float" office:value="2" calcext:value-type="float">
            <text:p>2</text:p>
          </table:table-cell>
          <table:table-cell table:formula="of:=IF([.A47]=&quot;Done&quot;;0;[.D47])" office:value-type="float" office:value="0" calcext:value-type="float">
            <text:p>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8]=1;&quot;N/C&quot;;&quot;&quot;)">
            <text:p/>
          </table:table-cell>
          <table:table-cell office:value-type="string" calcext:value-type="string">
            <text:p>unnamed_net136</text:p>
          </table:table-cell>
          <table:table-cell table:formula="of:=COUNTA([.F48:.GW48])/2" office:value-type="float" office:value="2" calcext:value-type="float">
            <text:p>2</text:p>
          </table:table-cell>
          <table:table-cell table:formula="of:=IF([.A48]=&quot;Done&quot;;0;[.D48])" office:value-type="float" office:value="0" calcext:value-type="float">
            <text:p>0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49]=1;&quot;N/C&quot;;&quot;&quot;)">
            <text:p/>
          </table:table-cell>
          <table:table-cell office:value-type="string" calcext:value-type="string">
            <text:p>unnamed_net135</text:p>
          </table:table-cell>
          <table:table-cell table:formula="of:=COUNTA([.F49:.GW49])/2" office:value-type="float" office:value="2" calcext:value-type="float">
            <text:p>2</text:p>
          </table:table-cell>
          <table:table-cell table:formula="of:=IF([.A49]=&quot;Done&quot;;0;[.D49])" office:value-type="float" office:value="0" calcext:value-type="float">
            <text:p>0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0]=1;&quot;N/C&quot;;&quot;&quot;)">
            <text:p/>
          </table:table-cell>
          <table:table-cell office:value-type="string" calcext:value-type="string">
            <text:p>unnamed_net134</text:p>
          </table:table-cell>
          <table:table-cell table:formula="of:=COUNTA([.F50:.GW50])/2" office:value-type="float" office:value="2" calcext:value-type="float">
            <text:p>2</text:p>
          </table:table-cell>
          <table:table-cell table:formula="of:=IF([.A50]=&quot;Done&quot;;0;[.D50])" office:value-type="float" office:value="0" calcext:value-type="float">
            <text:p>0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1]=1;&quot;N/C&quot;;&quot;&quot;)">
            <text:p/>
          </table:table-cell>
          <table:table-cell office:value-type="string" calcext:value-type="string">
            <text:p>unnamed_net133</text:p>
          </table:table-cell>
          <table:table-cell table:formula="of:=COUNTA([.F51:.GW51])/2" office:value-type="float" office:value="2" calcext:value-type="float">
            <text:p>2</text:p>
          </table:table-cell>
          <table:table-cell table:formula="of:=IF([.A51]=&quot;Done&quot;;0;[.D51])" office:value-type="float" office:value="0" calcext:value-type="float">
            <text:p>0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2]=1;&quot;N/C&quot;;&quot;&quot;)">
            <text:p/>
          </table:table-cell>
          <table:table-cell office:value-type="string" calcext:value-type="string">
            <text:p>unnamed_net132</text:p>
          </table:table-cell>
          <table:table-cell table:formula="of:=COUNTA([.F52:.GW52])/2" office:value-type="float" office:value="2" calcext:value-type="float">
            <text:p>2</text:p>
          </table:table-cell>
          <table:table-cell table:formula="of:=IF([.A52]=&quot;Done&quot;;0;[.D52])" office:value-type="float" office:value="0" calcext:value-type="float">
            <text:p>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3]=1;&quot;N/C&quot;;&quot;&quot;)">
            <text:p/>
          </table:table-cell>
          <table:table-cell office:value-type="string" calcext:value-type="string">
            <text:p>unnamed_net131</text:p>
          </table:table-cell>
          <table:table-cell table:formula="of:=COUNTA([.F53:.GW53])/2" office:value-type="float" office:value="2" calcext:value-type="float">
            <text:p>2</text:p>
          </table:table-cell>
          <table:table-cell table:formula="of:=IF([.A53]=&quot;Done&quot;;0;[.D53])" office:value-type="float" office:value="0" calcext:value-type="float">
            <text:p>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4]=1;&quot;N/C&quot;;&quot;&quot;)">
            <text:p/>
          </table:table-cell>
          <table:table-cell office:value-type="string" calcext:value-type="string">
            <text:p>unnamed_net130</text:p>
          </table:table-cell>
          <table:table-cell table:formula="of:=COUNTA([.F54:.GW54])/2" office:value-type="float" office:value="2" calcext:value-type="float">
            <text:p>2</text:p>
          </table:table-cell>
          <table:table-cell table:formula="of:=IF([.A54]=&quot;Done&quot;;0;[.D54])" office:value-type="float" office:value="0" calcext:value-type="float">
            <text:p>0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5]=1;&quot;N/C&quot;;&quot;&quot;)">
            <text:p/>
          </table:table-cell>
          <table:table-cell office:value-type="string" calcext:value-type="string">
            <text:p>unnamed_net129</text:p>
          </table:table-cell>
          <table:table-cell table:formula="of:=COUNTA([.F55:.GW55])/2" office:value-type="float" office:value="2" calcext:value-type="float">
            <text:p>2</text:p>
          </table:table-cell>
          <table:table-cell table:formula="of:=IF([.A55]=&quot;Done&quot;;0;[.D55])" office:value-type="float" office:value="0" calcext:value-type="float">
            <text:p>0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6]=1;&quot;N/C&quot;;&quot;&quot;)">
            <text:p/>
          </table:table-cell>
          <table:table-cell office:value-type="string" calcext:value-type="string">
            <text:p>unnamed_net128</text:p>
          </table:table-cell>
          <table:table-cell table:formula="of:=COUNTA([.F56:.GW56])/2" office:value-type="float" office:value="2" calcext:value-type="float">
            <text:p>2</text:p>
          </table:table-cell>
          <table:table-cell table:formula="of:=IF([.A56]=&quot;Done&quot;;0;[.D56])" office:value-type="float" office:value="0" calcext:value-type="float">
            <text:p>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7]=1;&quot;N/C&quot;;&quot;&quot;)">
            <text:p/>
          </table:table-cell>
          <table:table-cell office:value-type="string" calcext:value-type="string">
            <text:p>unnamed_net127</text:p>
          </table:table-cell>
          <table:table-cell table:formula="of:=COUNTA([.F57:.GW57])/2" office:value-type="float" office:value="2" calcext:value-type="float">
            <text:p>2</text:p>
          </table:table-cell>
          <table:table-cell table:formula="of:=IF([.A57]=&quot;Done&quot;;0;[.D57])" office:value-type="float" office:value="0" calcext:value-type="float">
            <text:p>0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8]=1;&quot;N/C&quot;;&quot;&quot;)">
            <text:p/>
          </table:table-cell>
          <table:table-cell office:value-type="string" calcext:value-type="string">
            <text:p>unnamed_net126</text:p>
          </table:table-cell>
          <table:table-cell table:formula="of:=COUNTA([.F58:.GW58])/2" office:value-type="float" office:value="2" calcext:value-type="float">
            <text:p>2</text:p>
          </table:table-cell>
          <table:table-cell table:formula="of:=IF([.A58]=&quot;Done&quot;;0;[.D58])" office:value-type="float" office:value="0" calcext:value-type="float">
            <text:p>0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59]=1;&quot;N/C&quot;;&quot;&quot;)">
            <text:p/>
          </table:table-cell>
          <table:table-cell office:value-type="string" calcext:value-type="string">
            <text:p>unnamed_net125</text:p>
          </table:table-cell>
          <table:table-cell table:formula="of:=COUNTA([.F59:.GW59])/2" office:value-type="float" office:value="2" calcext:value-type="float">
            <text:p>2</text:p>
          </table:table-cell>
          <table:table-cell table:formula="of:=IF([.A59]=&quot;Done&quot;;0;[.D59])" office:value-type="float" office:value="0" calcext:value-type="float">
            <text:p>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0]=1;&quot;N/C&quot;;&quot;&quot;)">
            <text:p/>
          </table:table-cell>
          <table:table-cell office:value-type="string" calcext:value-type="string">
            <text:p>unnamed_net124</text:p>
          </table:table-cell>
          <table:table-cell table:formula="of:=COUNTA([.F60:.GW60])/2" office:value-type="float" office:value="2" calcext:value-type="float">
            <text:p>2</text:p>
          </table:table-cell>
          <table:table-cell table:formula="of:=IF([.A60]=&quot;Done&quot;;0;[.D60])" office:value-type="float" office:value="0" calcext:value-type="float">
            <text:p>0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1]=1;&quot;N/C&quot;;&quot;&quot;)">
            <text:p/>
          </table:table-cell>
          <table:table-cell office:value-type="string" calcext:value-type="string">
            <text:p>unnamed_net123</text:p>
          </table:table-cell>
          <table:table-cell table:formula="of:=COUNTA([.F61:.GW61])/2" office:value-type="float" office:value="2" calcext:value-type="float">
            <text:p>2</text:p>
          </table:table-cell>
          <table:table-cell table:formula="of:=IF([.A61]=&quot;Done&quot;;0;[.D61])" office:value-type="float" office:value="0" calcext:value-type="float">
            <text:p>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2]=1;&quot;N/C&quot;;&quot;&quot;)">
            <text:p/>
          </table:table-cell>
          <table:table-cell office:value-type="string" calcext:value-type="string">
            <text:p>unnamed_net122</text:p>
          </table:table-cell>
          <table:table-cell table:formula="of:=COUNTA([.F62:.GW62])/2" office:value-type="float" office:value="2" calcext:value-type="float">
            <text:p>2</text:p>
          </table:table-cell>
          <table:table-cell table:formula="of:=IF([.A62]=&quot;Done&quot;;0;[.D62])" office:value-type="float" office:value="0" calcext:value-type="float">
            <text:p>0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3]=1;&quot;N/C&quot;;&quot;&quot;)">
            <text:p/>
          </table:table-cell>
          <table:table-cell office:value-type="string" calcext:value-type="string">
            <text:p>unnamed_net121</text:p>
          </table:table-cell>
          <table:table-cell table:formula="of:=COUNTA([.F63:.GW63])/2" office:value-type="float" office:value="2" calcext:value-type="float">
            <text:p>2</text:p>
          </table:table-cell>
          <table:table-cell table:formula="of:=IF([.A63]=&quot;Done&quot;;0;[.D63])" office:value-type="float" office:value="0" calcext:value-type="float">
            <text:p>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4]=1;&quot;N/C&quot;;&quot;&quot;)">
            <text:p/>
          </table:table-cell>
          <table:table-cell office:value-type="string" calcext:value-type="string">
            <text:p>unnamed_net120</text:p>
          </table:table-cell>
          <table:table-cell table:formula="of:=COUNTA([.F64:.GW64])/2" office:value-type="float" office:value="2" calcext:value-type="float">
            <text:p>2</text:p>
          </table:table-cell>
          <table:table-cell table:formula="of:=IF([.A64]=&quot;Done&quot;;0;[.D64])" office:value-type="float" office:value="0" calcext:value-type="float">
            <text:p>0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5]=1;&quot;N/C&quot;;&quot;&quot;)">
            <text:p/>
          </table:table-cell>
          <table:table-cell office:value-type="string" calcext:value-type="string">
            <text:p>unnamed_net119</text:p>
          </table:table-cell>
          <table:table-cell table:formula="of:=COUNTA([.F65:.GW65])/2" office:value-type="float" office:value="2" calcext:value-type="float">
            <text:p>2</text:p>
          </table:table-cell>
          <table:table-cell table:formula="of:=IF([.A65]=&quot;Done&quot;;0;[.D65])" office:value-type="float" office:value="0" calcext:value-type="float">
            <text:p>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6]=1;&quot;N/C&quot;;&quot;&quot;)">
            <text:p/>
          </table:table-cell>
          <table:table-cell office:value-type="string" calcext:value-type="string">
            <text:p>unnamed_net118</text:p>
          </table:table-cell>
          <table:table-cell table:formula="of:=COUNTA([.F66:.GW66])/2" office:value-type="float" office:value="2" calcext:value-type="float">
            <text:p>2</text:p>
          </table:table-cell>
          <table:table-cell table:formula="of:=IF([.A66]=&quot;Done&quot;;0;[.D66])" office:value-type="float" office:value="0" calcext:value-type="float">
            <text:p>0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7]=1;&quot;N/C&quot;;&quot;&quot;)">
            <text:p/>
          </table:table-cell>
          <table:table-cell office:value-type="string" calcext:value-type="string">
            <text:p>unnamed_net117</text:p>
          </table:table-cell>
          <table:table-cell table:formula="of:=COUNTA([.F67:.GW67])/2" office:value-type="float" office:value="2" calcext:value-type="float">
            <text:p>2</text:p>
          </table:table-cell>
          <table:table-cell table:formula="of:=IF([.A67]=&quot;Done&quot;;0;[.D67])" office:value-type="float" office:value="0" calcext:value-type="float">
            <text:p>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8]=1;&quot;N/C&quot;;&quot;&quot;)">
            <text:p/>
          </table:table-cell>
          <table:table-cell office:value-type="string" calcext:value-type="string">
            <text:p>\_S0\_</text:p>
          </table:table-cell>
          <table:table-cell table:formula="of:=COUNTA([.F68:.GW68])/2" office:value-type="float" office:value="2" calcext:value-type="float">
            <text:p>2</text:p>
          </table:table-cell>
          <table:table-cell table:formula="of:=IF([.A68]=&quot;Done&quot;;0;[.D68])" office:value-type="float" office:value="0" calcext:value-type="float">
            <text:p>0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69]=1;&quot;N/C&quot;;&quot;&quot;)">
            <text:p/>
          </table:table-cell>
          <table:table-cell office:value-type="string" calcext:value-type="string">
            <text:p>\_S1\_</text:p>
          </table:table-cell>
          <table:table-cell table:formula="of:=COUNTA([.F69:.GW69])/2" office:value-type="float" office:value="2" calcext:value-type="float">
            <text:p>2</text:p>
          </table:table-cell>
          <table:table-cell table:formula="of:=IF([.A69]=&quot;Done&quot;;0;[.D69])" office:value-type="float" office:value="0" calcext:value-type="float">
            <text:p>0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1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0]=1;&quot;N/C&quot;;&quot;&quot;)">
            <text:p/>
          </table:table-cell>
          <table:table-cell office:value-type="string" calcext:value-type="string">
            <text:p>LED_D0</text:p>
          </table:table-cell>
          <table:table-cell table:formula="of:=COUNTA([.F70:.GW70])/2" office:value-type="float" office:value="2" calcext:value-type="float">
            <text:p>2</text:p>
          </table:table-cell>
          <table:table-cell table:formula="of:=IF([.A70]=&quot;Done&quot;;0;[.D70])" office:value-type="float" office:value="0" calcext:value-type="float">
            <text:p>0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6" calcext:value-type="float">
            <text:p>2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1]=1;&quot;N/C&quot;;&quot;&quot;)">
            <text:p/>
          </table:table-cell>
          <table:table-cell office:value-type="string" calcext:value-type="string">
            <text:p>LED_D1</text:p>
          </table:table-cell>
          <table:table-cell table:formula="of:=COUNTA([.F71:.GW71])/2" office:value-type="float" office:value="2" calcext:value-type="float">
            <text:p>2</text:p>
          </table:table-cell>
          <table:table-cell table:formula="of:=IF([.A71]=&quot;Done&quot;;0;[.D71])" office:value-type="float" office:value="0" calcext:value-type="float">
            <text:p>0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5" calcext:value-type="float">
            <text:p>2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2]=1;&quot;N/C&quot;;&quot;&quot;)">
            <text:p/>
          </table:table-cell>
          <table:table-cell office:value-type="string" calcext:value-type="string">
            <text:p>LED_D2</text:p>
          </table:table-cell>
          <table:table-cell table:formula="of:=COUNTA([.F72:.GW72])/2" office:value-type="float" office:value="2" calcext:value-type="float">
            <text:p>2</text:p>
          </table:table-cell>
          <table:table-cell table:formula="of:=IF([.A72]=&quot;Done&quot;;0;[.D72])" office:value-type="float" office:value="0" calcext:value-type="float">
            <text:p>0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4" calcext:value-type="float">
            <text:p>2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3]=1;&quot;N/C&quot;;&quot;&quot;)">
            <text:p/>
          </table:table-cell>
          <table:table-cell office:value-type="string" calcext:value-type="string">
            <text:p>LED_D3</text:p>
          </table:table-cell>
          <table:table-cell table:formula="of:=COUNTA([.F73:.GW73])/2" office:value-type="float" office:value="2" calcext:value-type="float">
            <text:p>2</text:p>
          </table:table-cell>
          <table:table-cell table:formula="of:=IF([.A73]=&quot;Done&quot;;0;[.D73])" office:value-type="float" office:value="0" calcext:value-type="float">
            <text:p>0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3" calcext:value-type="float">
            <text:p>2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4]=1;&quot;N/C&quot;;&quot;&quot;)">
            <text:p/>
          </table:table-cell>
          <table:table-cell office:value-type="string" calcext:value-type="string">
            <text:p>LED_D4</text:p>
          </table:table-cell>
          <table:table-cell table:formula="of:=COUNTA([.F74:.GW74])/2" office:value-type="float" office:value="2" calcext:value-type="float">
            <text:p>2</text:p>
          </table:table-cell>
          <table:table-cell table:formula="of:=IF([.A74]=&quot;Done&quot;;0;[.D74])" office:value-type="float" office:value="0" calcext:value-type="float">
            <text:p>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2" calcext:value-type="float">
            <text:p>2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5]=1;&quot;N/C&quot;;&quot;&quot;)">
            <text:p/>
          </table:table-cell>
          <table:table-cell office:value-type="string" calcext:value-type="string">
            <text:p>LED_D5</text:p>
          </table:table-cell>
          <table:table-cell table:formula="of:=COUNTA([.F75:.GW75])/2" office:value-type="float" office:value="2" calcext:value-type="float">
            <text:p>2</text:p>
          </table:table-cell>
          <table:table-cell table:formula="of:=IF([.A75]=&quot;Done&quot;;0;[.D75])" office:value-type="float" office:value="0" calcext:value-type="float">
            <text:p>0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1" calcext:value-type="float">
            <text:p>2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6]=1;&quot;N/C&quot;;&quot;&quot;)">
            <text:p/>
          </table:table-cell>
          <table:table-cell office:value-type="string" calcext:value-type="string">
            <text:p>LED_D6</text:p>
          </table:table-cell>
          <table:table-cell table:formula="of:=COUNTA([.F76:.GW76])/2" office:value-type="float" office:value="2" calcext:value-type="float">
            <text:p>2</text:p>
          </table:table-cell>
          <table:table-cell table:formula="of:=IF([.A76]=&quot;Done&quot;;0;[.D76])" office:value-type="float" office:value="0" calcext:value-type="float">
            <text:p>0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20" calcext:value-type="float">
            <text:p>2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7]=1;&quot;N/C&quot;;&quot;&quot;)">
            <text:p/>
          </table:table-cell>
          <table:table-cell office:value-type="string" calcext:value-type="string">
            <text:p>LED_D7</text:p>
          </table:table-cell>
          <table:table-cell table:formula="of:=COUNTA([.F77:.GW77])/2" office:value-type="float" office:value="2" calcext:value-type="float">
            <text:p>2</text:p>
          </table:table-cell>
          <table:table-cell table:formula="of:=IF([.A77]=&quot;Done&quot;;0;[.D77])" office:value-type="float" office:value="0" calcext:value-type="float">
            <text:p>0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9" calcext:value-type="float">
            <text:p>1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8]=1;&quot;N/C&quot;;&quot;&quot;)">
            <text:p/>
          </table:table-cell>
          <table:table-cell office:value-type="string" calcext:value-type="string">
            <text:p>LED_A8</text:p>
          </table:table-cell>
          <table:table-cell table:formula="of:=COUNTA([.F78:.GW78])/2" office:value-type="float" office:value="2" calcext:value-type="float">
            <text:p>2</text:p>
          </table:table-cell>
          <table:table-cell table:formula="of:=IF([.A78]=&quot;Done&quot;;0;[.D78])" office:value-type="float" office:value="0" calcext:value-type="float">
            <text:p>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79]=1;&quot;N/C&quot;;&quot;&quot;)">
            <text:p/>
          </table:table-cell>
          <table:table-cell office:value-type="string" calcext:value-type="string">
            <text:p>LED_A9</text:p>
          </table:table-cell>
          <table:table-cell table:formula="of:=COUNTA([.F79:.GW79])/2" office:value-type="float" office:value="2" calcext:value-type="float">
            <text:p>2</text:p>
          </table:table-cell>
          <table:table-cell table:formula="of:=IF([.A79]=&quot;Done&quot;;0;[.D79])" office:value-type="float" office:value="0" calcext:value-type="float">
            <text:p>0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0]=1;&quot;N/C&quot;;&quot;&quot;)">
            <text:p/>
          </table:table-cell>
          <table:table-cell office:value-type="string" calcext:value-type="string">
            <text:p>LED_A10</text:p>
          </table:table-cell>
          <table:table-cell table:formula="of:=COUNTA([.F80:.GW80])/2" office:value-type="float" office:value="2" calcext:value-type="float">
            <text:p>2</text:p>
          </table:table-cell>
          <table:table-cell table:formula="of:=IF([.A80]=&quot;Done&quot;;0;[.D80])" office:value-type="float" office:value="0" calcext:value-type="float">
            <text:p>0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1]=1;&quot;N/C&quot;;&quot;&quot;)">
            <text:p/>
          </table:table-cell>
          <table:table-cell office:value-type="string" calcext:value-type="string">
            <text:p>LED_A12</text:p>
          </table:table-cell>
          <table:table-cell table:formula="of:=COUNTA([.F81:.GW81])/2" office:value-type="float" office:value="2" calcext:value-type="float">
            <text:p>2</text:p>
          </table:table-cell>
          <table:table-cell table:formula="of:=IF([.A81]=&quot;Done&quot;;0;[.D81])" office:value-type="float" office:value="0" calcext:value-type="float">
            <text:p>0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2]=1;&quot;N/C&quot;;&quot;&quot;)">
            <text:p/>
          </table:table-cell>
          <table:table-cell office:value-type="string" calcext:value-type="string">
            <text:p>LED_A13</text:p>
          </table:table-cell>
          <table:table-cell table:formula="of:=COUNTA([.F82:.GW82])/2" office:value-type="float" office:value="2" calcext:value-type="float">
            <text:p>2</text:p>
          </table:table-cell>
          <table:table-cell table:formula="of:=IF([.A82]=&quot;Done&quot;;0;[.D82])" office:value-type="float" office:value="0" calcext:value-type="float">
            <text:p>0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3]=1;&quot;N/C&quot;;&quot;&quot;)">
            <text:p/>
          </table:table-cell>
          <table:table-cell office:value-type="string" calcext:value-type="string">
            <text:p>LED_A14</text:p>
          </table:table-cell>
          <table:table-cell table:formula="of:=COUNTA([.F83:.GW83])/2" office:value-type="float" office:value="2" calcext:value-type="float">
            <text:p>2</text:p>
          </table:table-cell>
          <table:table-cell table:formula="of:=IF([.A83]=&quot;Done&quot;;0;[.D83])" office:value-type="float" office:value="0" calcext:value-type="float">
            <text:p>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4]=1;&quot;N/C&quot;;&quot;&quot;)">
            <text:p/>
          </table:table-cell>
          <table:table-cell office:value-type="string" calcext:value-type="string">
            <text:p>LED_A15</text:p>
          </table:table-cell>
          <table:table-cell table:formula="of:=COUNTA([.F84:.GW84])/2" office:value-type="float" office:value="2" calcext:value-type="float">
            <text:p>2</text:p>
          </table:table-cell>
          <table:table-cell table:formula="of:=IF([.A84]=&quot;Done&quot;;0;[.D84])" office:value-type="float" office:value="0" calcext:value-type="float">
            <text:p>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5]=1;&quot;N/C&quot;;&quot;&quot;)">
            <text:p/>
          </table:table-cell>
          <table:table-cell office:value-type="string" calcext:value-type="string">
            <text:p>LED_A11</text:p>
          </table:table-cell>
          <table:table-cell table:formula="of:=COUNTA([.F85:.GW85])/2" office:value-type="float" office:value="2" calcext:value-type="float">
            <text:p>2</text:p>
          </table:table-cell>
          <table:table-cell table:formula="of:=IF([.A85]=&quot;Done&quot;;0;[.D85])" office:value-type="float" office:value="0" calcext:value-type="float">
            <text:p>0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6]=1;&quot;N/C&quot;;&quot;&quot;)">
            <text:p/>
          </table:table-cell>
          <table:table-cell office:value-type="string" calcext:value-type="string">
            <text:p>LED_S0</text:p>
          </table:table-cell>
          <table:table-cell table:formula="of:=COUNTA([.F86:.GW86])/2" office:value-type="float" office:value="2" calcext:value-type="float">
            <text:p>2</text:p>
          </table:table-cell>
          <table:table-cell table:formula="of:=IF([.A86]=&quot;Done&quot;;0;[.D86])" office:value-type="float" office:value="0" calcext:value-type="float">
            <text:p>0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10" calcext:value-type="float">
            <text:p>1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7]=1;&quot;N/C&quot;;&quot;&quot;)">
            <text:p/>
          </table:table-cell>
          <table:table-cell office:value-type="string" calcext:value-type="string">
            <text:p>LED_S1</text:p>
          </table:table-cell>
          <table:table-cell table:formula="of:=COUNTA([.F87:.GW87])/2" office:value-type="float" office:value="2" calcext:value-type="float">
            <text:p>2</text:p>
          </table:table-cell>
          <table:table-cell table:formula="of:=IF([.A87]=&quot;Done&quot;;0;[.D87])" office:value-type="float" office:value="0" calcext:value-type="float">
            <text:p>0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8]=1;&quot;N/C&quot;;&quot;&quot;)">
            <text:p/>
          </table:table-cell>
          <table:table-cell office:value-type="string" calcext:value-type="string">
            <text:p>LED_WR</text:p>
          </table:table-cell>
          <table:table-cell table:formula="of:=COUNTA([.F88:.GW88])/2" office:value-type="float" office:value="2" calcext:value-type="float">
            <text:p>2</text:p>
          </table:table-cell>
          <table:table-cell table:formula="of:=IF([.A88]=&quot;Done&quot;;0;[.D88])" office:value-type="float" office:value="0" calcext:value-type="float">
            <text:p>0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89]=1;&quot;N/C&quot;;&quot;&quot;)">
            <text:p/>
          </table:table-cell>
          <table:table-cell office:value-type="string" calcext:value-type="string">
            <text:p>LED_RD</text:p>
          </table:table-cell>
          <table:table-cell table:formula="of:=COUNTA([.F89:.GW89])/2" office:value-type="float" office:value="2" calcext:value-type="float">
            <text:p>2</text:p>
          </table:table-cell>
          <table:table-cell table:formula="of:=IF([.A89]=&quot;Done&quot;;0;[.D89])" office:value-type="float" office:value="0" calcext:value-type="float">
            <text:p>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7" calcext:value-type="float">
            <text:p>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0]=1;&quot;N/C&quot;;&quot;&quot;)">
            <text:p/>
          </table:table-cell>
          <table:table-cell office:value-type="string" calcext:value-type="string">
            <text:p>LED_IORQ</text:p>
          </table:table-cell>
          <table:table-cell table:formula="of:=COUNTA([.F90:.GW90])/2" office:value-type="float" office:value="2" calcext:value-type="float">
            <text:p>2</text:p>
          </table:table-cell>
          <table:table-cell table:formula="of:=IF([.A90]=&quot;Done&quot;;0;[.D90])" office:value-type="float" office:value="0" calcext:value-type="float">
            <text:p>0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1]=1;&quot;N/C&quot;;&quot;&quot;)">
            <text:p/>
          </table:table-cell>
          <table:table-cell office:value-type="string" calcext:value-type="string">
            <text:p>LED_MREQ</text:p>
          </table:table-cell>
          <table:table-cell table:formula="of:=COUNTA([.F91:.GW91])/2" office:value-type="float" office:value="2" calcext:value-type="float">
            <text:p>2</text:p>
          </table:table-cell>
          <table:table-cell table:formula="of:=IF([.A91]=&quot;Done&quot;;0;[.D91])" office:value-type="float" office:value="0" calcext:value-type="float">
            <text:p>0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2]=1;&quot;N/C&quot;;&quot;&quot;)">
            <text:p/>
          </table:table-cell>
          <table:table-cell office:value-type="string" calcext:value-type="string">
            <text:p>LED_M1</text:p>
          </table:table-cell>
          <table:table-cell table:formula="of:=COUNTA([.F92:.GW92])/2" office:value-type="float" office:value="2" calcext:value-type="float">
            <text:p>2</text:p>
          </table:table-cell>
          <table:table-cell table:formula="of:=IF([.A92]=&quot;Done&quot;;0;[.D92])" office:value-type="float" office:value="0" calcext:value-type="float">
            <text:p>0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3]=1;&quot;N/C&quot;;&quot;&quot;)">
            <text:p/>
          </table:table-cell>
          <table:table-cell office:value-type="string" calcext:value-type="string">
            <text:p>LED_HALT</text:p>
          </table:table-cell>
          <table:table-cell table:formula="of:=COUNTA([.F93:.GW93])/2" office:value-type="float" office:value="2" calcext:value-type="float">
            <text:p>2</text:p>
          </table:table-cell>
          <table:table-cell table:formula="of:=IF([.A93]=&quot;Done&quot;;0;[.D93])" office:value-type="float" office:value="0" calcext:value-type="float">
            <text:p>0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4]=1;&quot;N/C&quot;;&quot;&quot;)">
            <text:p/>
          </table:table-cell>
          <table:table-cell office:value-type="string" calcext:value-type="string">
            <text:p>unnamed_net116</text:p>
          </table:table-cell>
          <table:table-cell table:formula="of:=COUNTA([.F94:.GW94])/2" office:value-type="float" office:value="2" calcext:value-type="float">
            <text:p>2</text:p>
          </table:table-cell>
          <table:table-cell table:formula="of:=IF([.A94]=&quot;Done&quot;;0;[.D94])" office:value-type="float" office:value="0" calcext:value-type="float">
            <text:p>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5]=1;&quot;N/C&quot;;&quot;&quot;)">
            <text:p/>
          </table:table-cell>
          <table:table-cell office:value-type="string" calcext:value-type="string">
            <text:p>unnamed_net115</text:p>
          </table:table-cell>
          <table:table-cell table:formula="of:=COUNTA([.F95:.GW95])/2" office:value-type="float" office:value="2" calcext:value-type="float">
            <text:p>2</text:p>
          </table:table-cell>
          <table:table-cell table:formula="of:=IF([.A95]=&quot;Done&quot;;0;[.D95])"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6]=1;&quot;N/C&quot;;&quot;&quot;)">
            <text:p/>
          </table:table-cell>
          <table:table-cell office:value-type="string" calcext:value-type="string">
            <text:p>unnamed_net114</text:p>
          </table:table-cell>
          <table:table-cell table:formula="of:=COUNTA([.F96:.GW96])/2" office:value-type="float" office:value="2" calcext:value-type="float">
            <text:p>2</text:p>
          </table:table-cell>
          <table:table-cell table:formula="of:=IF([.A96]=&quot;Done&quot;;0;[.D96])" office:value-type="float" office:value="0" calcext:value-type="float">
            <text:p>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7]=1;&quot;N/C&quot;;&quot;&quot;)">
            <text:p/>
          </table:table-cell>
          <table:table-cell office:value-type="string" calcext:value-type="string">
            <text:p>unnamed_net113</text:p>
          </table:table-cell>
          <table:table-cell table:formula="of:=COUNTA([.F97:.GW97])/2" office:value-type="float" office:value="2" calcext:value-type="float">
            <text:p>2</text:p>
          </table:table-cell>
          <table:table-cell table:formula="of:=IF([.A97]=&quot;Done&quot;;0;[.D97])" office:value-type="float" office:value="0" calcext:value-type="float">
            <text:p>0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8]=1;&quot;N/C&quot;;&quot;&quot;)">
            <text:p/>
          </table:table-cell>
          <table:table-cell office:value-type="string" calcext:value-type="string">
            <text:p>unnamed_net112</text:p>
          </table:table-cell>
          <table:table-cell table:formula="of:=COUNTA([.F98:.GW98])/2" office:value-type="float" office:value="2" calcext:value-type="float">
            <text:p>2</text:p>
          </table:table-cell>
          <table:table-cell table:formula="of:=IF([.A98]=&quot;Done&quot;;0;[.D98])" office:value-type="float" office:value="0" calcext:value-type="float">
            <text:p>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99]=1;&quot;N/C&quot;;&quot;&quot;)">
            <text:p/>
          </table:table-cell>
          <table:table-cell office:value-type="string" calcext:value-type="string">
            <text:p>unnamed_net111</text:p>
          </table:table-cell>
          <table:table-cell table:formula="of:=COUNTA([.F99:.GW99])/2" office:value-type="float" office:value="2" calcext:value-type="float">
            <text:p>2</text:p>
          </table:table-cell>
          <table:table-cell table:formula="of:=IF([.A99]=&quot;Done&quot;;0;[.D99])" office:value-type="float" office:value="0" calcext:value-type="float">
            <text:p>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0]=1;&quot;N/C&quot;;&quot;&quot;)">
            <text:p/>
          </table:table-cell>
          <table:table-cell office:value-type="string" calcext:value-type="string">
            <text:p>unnamed_net110</text:p>
          </table:table-cell>
          <table:table-cell table:formula="of:=COUNTA([.F100:.GW100])/2" office:value-type="float" office:value="2" calcext:value-type="float">
            <text:p>2</text:p>
          </table:table-cell>
          <table:table-cell table:formula="of:=IF([.A100]=&quot;Done&quot;;0;[.D100])" office:value-type="float" office:value="0" calcext:value-type="float">
            <text:p>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1]=1;&quot;N/C&quot;;&quot;&quot;)">
            <text:p/>
          </table:table-cell>
          <table:table-cell office:value-type="string" calcext:value-type="string">
            <text:p>unnamed_net109</text:p>
          </table:table-cell>
          <table:table-cell table:formula="of:=COUNTA([.F101:.GW101])/2" office:value-type="float" office:value="2" calcext:value-type="float">
            <text:p>2</text:p>
          </table:table-cell>
          <table:table-cell table:formula="of:=IF([.A101]=&quot;Done&quot;;0;[.D101])" office:value-type="float" office:value="0" calcext:value-type="float">
            <text:p>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2]=1;&quot;N/C&quot;;&quot;&quot;)">
            <text:p/>
          </table:table-cell>
          <table:table-cell office:value-type="string" calcext:value-type="string">
            <text:p>unnamed_net108</text:p>
          </table:table-cell>
          <table:table-cell table:formula="of:=COUNTA([.F102:.GW102])/2" office:value-type="float" office:value="2" calcext:value-type="float">
            <text:p>2</text:p>
          </table:table-cell>
          <table:table-cell table:formula="of:=IF([.A102]=&quot;Done&quot;;0;[.D102])"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3]=1;&quot;N/C&quot;;&quot;&quot;)">
            <text:p/>
          </table:table-cell>
          <table:table-cell office:value-type="string" calcext:value-type="string">
            <text:p>unnamed_net107</text:p>
          </table:table-cell>
          <table:table-cell table:formula="of:=COUNTA([.F103:.GW103])/2" office:value-type="float" office:value="2" calcext:value-type="float">
            <text:p>2</text:p>
          </table:table-cell>
          <table:table-cell table:formula="of:=IF([.A103]=&quot;Done&quot;;0;[.D103])" office:value-type="float" office:value="0" calcext:value-type="float">
            <text:p>0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4]=1;&quot;N/C&quot;;&quot;&quot;)">
            <text:p/>
          </table:table-cell>
          <table:table-cell office:value-type="string" calcext:value-type="string">
            <text:p>unnamed_net106</text:p>
          </table:table-cell>
          <table:table-cell table:formula="of:=COUNTA([.F104:.GW104])/2" office:value-type="float" office:value="2" calcext:value-type="float">
            <text:p>2</text:p>
          </table:table-cell>
          <table:table-cell table:formula="of:=IF([.A104]=&quot;Done&quot;;0;[.D104])"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5]=1;&quot;N/C&quot;;&quot;&quot;)">
            <text:p/>
          </table:table-cell>
          <table:table-cell office:value-type="string" calcext:value-type="string">
            <text:p>unnamed_net105</text:p>
          </table:table-cell>
          <table:table-cell table:formula="of:=COUNTA([.F105:.GW105])/2" office:value-type="float" office:value="2" calcext:value-type="float">
            <text:p>2</text:p>
          </table:table-cell>
          <table:table-cell table:formula="of:=IF([.A105]=&quot;Done&quot;;0;[.D105])"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6]=1;&quot;N/C&quot;;&quot;&quot;)">
            <text:p/>
          </table:table-cell>
          <table:table-cell office:value-type="string" calcext:value-type="string">
            <text:p>unnamed_net104</text:p>
          </table:table-cell>
          <table:table-cell table:formula="of:=COUNTA([.F106:.GW106])/2" office:value-type="float" office:value="2" calcext:value-type="float">
            <text:p>2</text:p>
          </table:table-cell>
          <table:table-cell table:formula="of:=IF([.A106]=&quot;Done&quot;;0;[.D106])" office:value-type="float" office:value="0" calcext:value-type="float">
            <text:p>0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7]=1;&quot;N/C&quot;;&quot;&quot;)">
            <text:p/>
          </table:table-cell>
          <table:table-cell office:value-type="string" calcext:value-type="string">
            <text:p>unnamed_net103</text:p>
          </table:table-cell>
          <table:table-cell table:formula="of:=COUNTA([.F107:.GW107])/2" office:value-type="float" office:value="2" calcext:value-type="float">
            <text:p>2</text:p>
          </table:table-cell>
          <table:table-cell table:formula="of:=IF([.A107]=&quot;Done&quot;;0;[.D107])"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8]=1;&quot;N/C&quot;;&quot;&quot;)">
            <text:p/>
          </table:table-cell>
          <table:table-cell office:value-type="string" calcext:value-type="string">
            <text:p>unnamed_net102</text:p>
          </table:table-cell>
          <table:table-cell table:formula="of:=COUNTA([.F108:.GW108])/2" office:value-type="float" office:value="2" calcext:value-type="float">
            <text:p>2</text:p>
          </table:table-cell>
          <table:table-cell table:formula="of:=IF([.A108]=&quot;Done&quot;;0;[.D108])" office:value-type="float" office:value="0" calcext:value-type="float">
            <text:p>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09]=1;&quot;N/C&quot;;&quot;&quot;)">
            <text:p/>
          </table:table-cell>
          <table:table-cell office:value-type="string" calcext:value-type="string">
            <text:p>unnamed_net101</text:p>
          </table:table-cell>
          <table:table-cell table:formula="of:=COUNTA([.F109:.GW109])/2" office:value-type="float" office:value="2" calcext:value-type="float">
            <text:p>2</text:p>
          </table:table-cell>
          <table:table-cell table:formula="of:=IF([.A109]=&quot;Done&quot;;0;[.D109])" office:value-type="float" office:value="0" calcext:value-type="float">
            <text:p>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0]=1;&quot;N/C&quot;;&quot;&quot;)">
            <text:p/>
          </table:table-cell>
          <table:table-cell office:value-type="string" calcext:value-type="string">
            <text:p>unnamed_net100</text:p>
          </table:table-cell>
          <table:table-cell table:formula="of:=COUNTA([.F110:.GW110])/2" office:value-type="float" office:value="2" calcext:value-type="float">
            <text:p>2</text:p>
          </table:table-cell>
          <table:table-cell table:formula="of:=IF([.A110]=&quot;Done&quot;;0;[.D110])" office:value-type="float" office:value="0" calcext:value-type="float">
            <text:p>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1]=1;&quot;N/C&quot;;&quot;&quot;)">
            <text:p/>
          </table:table-cell>
          <table:table-cell office:value-type="string" calcext:value-type="string">
            <text:p>unnamed_net99</text:p>
          </table:table-cell>
          <table:table-cell table:formula="of:=COUNTA([.F111:.GW111])/2" office:value-type="float" office:value="2" calcext:value-type="float">
            <text:p>2</text:p>
          </table:table-cell>
          <table:table-cell table:formula="of:=IF([.A111]=&quot;Done&quot;;0;[.D111])" office:value-type="float" office:value="0" calcext:value-type="float">
            <text:p>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2]=1;&quot;N/C&quot;;&quot;&quot;)">
            <text:p/>
          </table:table-cell>
          <table:table-cell office:value-type="string" calcext:value-type="string">
            <text:p>unnamed_net98</text:p>
          </table:table-cell>
          <table:table-cell table:formula="of:=COUNTA([.F112:.GW112])/2" office:value-type="float" office:value="2" calcext:value-type="float">
            <text:p>2</text:p>
          </table:table-cell>
          <table:table-cell table:formula="of:=IF([.A112]=&quot;Done&quot;;0;[.D112])" office:value-type="float" office:value="0" calcext:value-type="float">
            <text:p>0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3]=1;&quot;N/C&quot;;&quot;&quot;)">
            <text:p/>
          </table:table-cell>
          <table:table-cell office:value-type="string" calcext:value-type="string">
            <text:p>unnamed_net97</text:p>
          </table:table-cell>
          <table:table-cell table:formula="of:=COUNTA([.F113:.GW113])/2" office:value-type="float" office:value="2" calcext:value-type="float">
            <text:p>2</text:p>
          </table:table-cell>
          <table:table-cell table:formula="of:=IF([.A113]=&quot;Done&quot;;0;[.D113])" office:value-type="float" office:value="0" calcext:value-type="float">
            <text:p>0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4]=1;&quot;N/C&quot;;&quot;&quot;)">
            <text:p/>
          </table:table-cell>
          <table:table-cell office:value-type="string" calcext:value-type="string">
            <text:p>unnamed_net96</text:p>
          </table:table-cell>
          <table:table-cell table:formula="of:=COUNTA([.F114:.GW114])/2" office:value-type="float" office:value="2" calcext:value-type="float">
            <text:p>2</text:p>
          </table:table-cell>
          <table:table-cell table:formula="of:=IF([.A114]=&quot;Done&quot;;0;[.D114])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5]=1;&quot;N/C&quot;;&quot;&quot;)">
            <text:p/>
          </table:table-cell>
          <table:table-cell office:value-type="string" calcext:value-type="string">
            <text:p>unnamed_net95</text:p>
          </table:table-cell>
          <table:table-cell table:formula="of:=COUNTA([.F115:.GW115])/2" office:value-type="float" office:value="2" calcext:value-type="float">
            <text:p>2</text:p>
          </table:table-cell>
          <table:table-cell table:formula="of:=IF([.A115]=&quot;Done&quot;;0;[.D115])" office:value-type="float" office:value="0" calcext:value-type="float">
            <text:p>0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6]=1;&quot;N/C&quot;;&quot;&quot;)">
            <text:p/>
          </table:table-cell>
          <table:table-cell office:value-type="string" calcext:value-type="string">
            <text:p>unnamed_net94</text:p>
          </table:table-cell>
          <table:table-cell table:formula="of:=COUNTA([.F116:.GW116])/2" office:value-type="float" office:value="2" calcext:value-type="float">
            <text:p>2</text:p>
          </table:table-cell>
          <table:table-cell table:formula="of:=IF([.A116]=&quot;Done&quot;;0;[.D116])" office:value-type="float" office:value="0" calcext:value-type="float">
            <text:p>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7]=1;&quot;N/C&quot;;&quot;&quot;)">
            <text:p/>
          </table:table-cell>
          <table:table-cell office:value-type="string" calcext:value-type="string">
            <text:p>unnamed_net93</text:p>
          </table:table-cell>
          <table:table-cell table:formula="of:=COUNTA([.F117:.GW117])/2" office:value-type="float" office:value="2" calcext:value-type="float">
            <text:p>2</text:p>
          </table:table-cell>
          <table:table-cell table:formula="of:=IF([.A117]=&quot;Done&quot;;0;[.D117])" office:value-type="float" office:value="0" calcext:value-type="float">
            <text:p>0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8]=1;&quot;N/C&quot;;&quot;&quot;)">
            <text:p/>
          </table:table-cell>
          <table:table-cell office:value-type="string" calcext:value-type="string">
            <text:p>\_ARxD\_</text:p>
          </table:table-cell>
          <table:table-cell table:formula="of:=COUNTA([.F118:.GW118])/2" office:value-type="float" office:value="2" calcext:value-type="float">
            <text:p>2</text:p>
          </table:table-cell>
          <table:table-cell table:formula="of:=IF([.A118]=&quot;Done&quot;;0;[.D118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6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19]=1;&quot;N/C&quot;;&quot;&quot;)">
            <text:p/>
          </table:table-cell>
          <table:table-cell office:value-type="string" calcext:value-type="string">
            <text:p>\_ATxD\_</text:p>
          </table:table-cell>
          <table:table-cell table:formula="of:=COUNTA([.F119:.GW119])/2" office:value-type="float" office:value="2" calcext:value-type="float">
            <text:p>2</text:p>
          </table:table-cell>
          <table:table-cell table:formula="of:=IF([.A119]=&quot;Done&quot;;0;[.D119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6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0]=1;&quot;N/C&quot;;&quot;&quot;)">
            <text:p/>
          </table:table-cell>
          <table:table-cell office:value-type="string" calcext:value-type="string">
            <text:p>\_CRxD\_</text:p>
          </table:table-cell>
          <table:table-cell table:formula="of:=COUNTA([.F120:.GW120])/2" office:value-type="float" office:value="2" calcext:value-type="float">
            <text:p>2</text:p>
          </table:table-cell>
          <table:table-cell table:formula="of:=IF([.A120]=&quot;Done&quot;;0;[.D120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6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1]=1;&quot;N/C&quot;;&quot;&quot;)">
            <text:p/>
          </table:table-cell>
          <table:table-cell office:value-type="string" calcext:value-type="string">
            <text:p>\_CTxD\_</text:p>
          </table:table-cell>
          <table:table-cell table:formula="of:=COUNTA([.F121:.GW121])/2" office:value-type="float" office:value="2" calcext:value-type="float">
            <text:p>2</text:p>
          </table:table-cell>
          <table:table-cell table:formula="of:=IF([.A121]=&quot;Done&quot;;0;[.D121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6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2]=1;&quot;N/C&quot;;&quot;&quot;)">
            <text:p/>
          </table:table-cell>
          <table:table-cell office:value-type="string" calcext:value-type="string">
            <text:p>LED_RESET</text:p>
          </table:table-cell>
          <table:table-cell table:formula="of:=COUNTA([.F122:.GW122])/2" office:value-type="float" office:value="2" calcext:value-type="float">
            <text:p>2</text:p>
          </table:table-cell>
          <table:table-cell table:formula="of:=IF([.A122]=&quot;Done&quot;;0;[.D122])" office:value-type="float" office:value="0" calcext:value-type="float">
            <text:p>0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4" calcext:value-type="float">
            <text:p>2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3]=1;&quot;N/C&quot;;&quot;&quot;)">
            <text:p/>
          </table:table-cell>
          <table:table-cell office:value-type="string" calcext:value-type="string">
            <text:p>LED_NMI</text:p>
          </table:table-cell>
          <table:table-cell table:formula="of:=COUNTA([.F123:.GW123])/2" office:value-type="float" office:value="2" calcext:value-type="float">
            <text:p>2</text:p>
          </table:table-cell>
          <table:table-cell table:formula="of:=IF([.A123]=&quot;Done&quot;;0;[.D123])" office:value-type="float" office:value="0" calcext:value-type="float">
            <text:p>0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3" calcext:value-type="float">
            <text:p>2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4]=1;&quot;N/C&quot;;&quot;&quot;)">
            <text:p/>
          </table:table-cell>
          <table:table-cell office:value-type="string" calcext:value-type="string">
            <text:p>LED_INT</text:p>
          </table:table-cell>
          <table:table-cell table:formula="of:=COUNTA([.F124:.GW124])/2" office:value-type="float" office:value="2" calcext:value-type="float">
            <text:p>2</text:p>
          </table:table-cell>
          <table:table-cell table:formula="of:=IF([.A124]=&quot;Done&quot;;0;[.D124])" office:value-type="float" office:value="0" calcext:value-type="float">
            <text:p>0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2" calcext:value-type="float">
            <text:p>2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5]=1;&quot;N/C&quot;;&quot;&quot;)">
            <text:p/>
          </table:table-cell>
          <table:table-cell office:value-type="string" calcext:value-type="string">
            <text:p>LED_WAIT</text:p>
          </table:table-cell>
          <table:table-cell table:formula="of:=COUNTA([.F125:.GW125])/2" office:value-type="float" office:value="2" calcext:value-type="float">
            <text:p>2</text:p>
          </table:table-cell>
          <table:table-cell table:formula="of:=IF([.A125]=&quot;Done&quot;;0;[.D125])" office:value-type="float" office:value="0" calcext:value-type="float">
            <text:p>0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1" calcext:value-type="float">
            <text:p>2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6]=1;&quot;N/C&quot;;&quot;&quot;)">
            <text:p/>
          </table:table-cell>
          <table:table-cell office:value-type="string" calcext:value-type="string">
            <text:p>LED_ARxD</text:p>
          </table:table-cell>
          <table:table-cell table:formula="of:=COUNTA([.F126:.GW126])/2" office:value-type="float" office:value="2" calcext:value-type="float">
            <text:p>2</text:p>
          </table:table-cell>
          <table:table-cell table:formula="of:=IF([.A126]=&quot;Done&quot;;0;[.D126])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0" calcext:value-type="float">
            <text:p>2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7]=1;&quot;N/C&quot;;&quot;&quot;)">
            <text:p/>
          </table:table-cell>
          <table:table-cell office:value-type="string" calcext:value-type="string">
            <text:p>LED_ATxD</text:p>
          </table:table-cell>
          <table:table-cell table:formula="of:=COUNTA([.F127:.GW127])/2" office:value-type="float" office:value="2" calcext:value-type="float">
            <text:p>2</text:p>
          </table:table-cell>
          <table:table-cell table:formula="of:=IF([.A127]=&quot;Done&quot;;0;[.D127])" office:value-type="float" office:value="0" calcext:value-type="float">
            <text:p>0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9" calcext:value-type="float">
            <text:p>1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8]=1;&quot;N/C&quot;;&quot;&quot;)">
            <text:p/>
          </table:table-cell>
          <table:table-cell office:value-type="string" calcext:value-type="string">
            <text:p>LED_CRxD</text:p>
          </table:table-cell>
          <table:table-cell table:formula="of:=COUNTA([.F128:.GW128])/2" office:value-type="float" office:value="2" calcext:value-type="float">
            <text:p>2</text:p>
          </table:table-cell>
          <table:table-cell table:formula="of:=IF([.A128]=&quot;Done&quot;;0;[.D128])" office:value-type="float" office:value="0" calcext:value-type="float">
            <text:p>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8" calcext:value-type="float">
            <text:p>1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29]=1;&quot;N/C&quot;;&quot;&quot;)">
            <text:p/>
          </table:table-cell>
          <table:table-cell office:value-type="string" calcext:value-type="string">
            <text:p>LED_CTxD</text:p>
          </table:table-cell>
          <table:table-cell table:formula="of:=COUNTA([.F129:.GW129])/2" office:value-type="float" office:value="2" calcext:value-type="float">
            <text:p>2</text:p>
          </table:table-cell>
          <table:table-cell table:formula="of:=IF([.A129]=&quot;Done&quot;;0;[.D129])" office:value-type="float" office:value="0" calcext:value-type="float">
            <text:p>0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0]=1;&quot;N/C&quot;;&quot;&quot;)">
            <text:p/>
          </table:table-cell>
          <table:table-cell office:value-type="string" calcext:value-type="string">
            <text:p>LED_A0</text:p>
          </table:table-cell>
          <table:table-cell table:formula="of:=COUNTA([.F130:.GW130])/2" office:value-type="float" office:value="2" calcext:value-type="float">
            <text:p>2</text:p>
          </table:table-cell>
          <table:table-cell table:formula="of:=IF([.A130]=&quot;Done&quot;;0;[.D130])" office:value-type="float" office:value="0" calcext:value-type="float">
            <text:p>0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1]=1;&quot;N/C&quot;;&quot;&quot;)">
            <text:p/>
          </table:table-cell>
          <table:table-cell office:value-type="string" calcext:value-type="string">
            <text:p>LED_A1</text:p>
          </table:table-cell>
          <table:table-cell table:formula="of:=COUNTA([.F131:.GW131])/2" office:value-type="float" office:value="2" calcext:value-type="float">
            <text:p>2</text:p>
          </table:table-cell>
          <table:table-cell table:formula="of:=IF([.A131]=&quot;Done&quot;;0;[.D131])" office:value-type="float" office:value="0" calcext:value-type="float">
            <text:p>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2]=1;&quot;N/C&quot;;&quot;&quot;)">
            <text:p/>
          </table:table-cell>
          <table:table-cell office:value-type="string" calcext:value-type="string">
            <text:p>LED_A2</text:p>
          </table:table-cell>
          <table:table-cell table:formula="of:=COUNTA([.F132:.GW132])/2" office:value-type="float" office:value="2" calcext:value-type="float">
            <text:p>2</text:p>
          </table:table-cell>
          <table:table-cell table:formula="of:=IF([.A132]=&quot;Done&quot;;0;[.D132])" office:value-type="float" office:value="0" calcext:value-type="float">
            <text:p>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3]=1;&quot;N/C&quot;;&quot;&quot;)">
            <text:p/>
          </table:table-cell>
          <table:table-cell office:value-type="string" calcext:value-type="string">
            <text:p>LED_A3</text:p>
          </table:table-cell>
          <table:table-cell table:formula="of:=COUNTA([.F133:.GW133])/2" office:value-type="float" office:value="2" calcext:value-type="float">
            <text:p>2</text:p>
          </table:table-cell>
          <table:table-cell table:formula="of:=IF([.A133]=&quot;Done&quot;;0;[.D133])" office:value-type="float" office:value="0" calcext:value-type="float">
            <text:p>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4]=1;&quot;N/C&quot;;&quot;&quot;)">
            <text:p/>
          </table:table-cell>
          <table:table-cell office:value-type="string" calcext:value-type="string">
            <text:p>LED_A4</text:p>
          </table:table-cell>
          <table:table-cell table:formula="of:=COUNTA([.F134:.GW134])/2" office:value-type="float" office:value="2" calcext:value-type="float">
            <text:p>2</text:p>
          </table:table-cell>
          <table:table-cell table:formula="of:=IF([.A134]=&quot;Done&quot;;0;[.D134])" office:value-type="float" office:value="0" calcext:value-type="float">
            <text:p>0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5]=1;&quot;N/C&quot;;&quot;&quot;)">
            <text:p/>
          </table:table-cell>
          <table:table-cell office:value-type="string" calcext:value-type="string">
            <text:p>LED_A5</text:p>
          </table:table-cell>
          <table:table-cell table:formula="of:=COUNTA([.F135:.GW135])/2" office:value-type="float" office:value="2" calcext:value-type="float">
            <text:p>2</text:p>
          </table:table-cell>
          <table:table-cell table:formula="of:=IF([.A135]=&quot;Done&quot;;0;[.D135])" office:value-type="float" office:value="0" calcext:value-type="float">
            <text:p>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6]=1;&quot;N/C&quot;;&quot;&quot;)">
            <text:p/>
          </table:table-cell>
          <table:table-cell office:value-type="string" calcext:value-type="string">
            <text:p>LED_A6</text:p>
          </table:table-cell>
          <table:table-cell table:formula="of:=COUNTA([.F136:.GW136])/2" office:value-type="float" office:value="2" calcext:value-type="float">
            <text:p>2</text:p>
          </table:table-cell>
          <table:table-cell table:formula="of:=IF([.A136]=&quot;Done&quot;;0;[.D136])"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0" calcext:value-type="float">
            <text:p>1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7]=1;&quot;N/C&quot;;&quot;&quot;)">
            <text:p/>
          </table:table-cell>
          <table:table-cell office:value-type="string" calcext:value-type="string">
            <text:p>LED_A7</text:p>
          </table:table-cell>
          <table:table-cell table:formula="of:=COUNTA([.F137:.GW137])/2" office:value-type="float" office:value="2" calcext:value-type="float">
            <text:p>2</text:p>
          </table:table-cell>
          <table:table-cell table:formula="of:=IF([.A137]=&quot;Done&quot;;0;[.D137])" office:value-type="float" office:value="0" calcext:value-type="float">
            <text:p>0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8]=1;&quot;N/C&quot;;&quot;&quot;)">
            <text:p/>
          </table:table-cell>
          <table:table-cell office:value-type="string" calcext:value-type="string">
            <text:p>LED_MA14</text:p>
          </table:table-cell>
          <table:table-cell table:formula="of:=COUNTA([.F138:.GW138])/2" office:value-type="float" office:value="2" calcext:value-type="float">
            <text:p>2</text:p>
          </table:table-cell>
          <table:table-cell table:formula="of:=IF([.A138]=&quot;Done&quot;;0;[.D138])" office:value-type="float" office:value="0" calcext:value-type="float">
            <text:p>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39]=1;&quot;N/C&quot;;&quot;&quot;)">
            <text:p/>
          </table:table-cell>
          <table:table-cell office:value-type="string" calcext:value-type="string">
            <text:p>LED_MA15</text:p>
          </table:table-cell>
          <table:table-cell table:formula="of:=COUNTA([.F139:.GW139])/2" office:value-type="float" office:value="2" calcext:value-type="float">
            <text:p>2</text:p>
          </table:table-cell>
          <table:table-cell table:formula="of:=IF([.A139]=&quot;Done&quot;;0;[.D139])" office:value-type="float" office:value="0" calcext:value-type="float">
            <text:p>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7" calcext:value-type="float">
            <text:p>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0]=1;&quot;N/C&quot;;&quot;&quot;)">
            <text:p/>
          </table:table-cell>
          <table:table-cell office:value-type="string" calcext:value-type="string">
            <text:p>LED_MA16</text:p>
          </table:table-cell>
          <table:table-cell table:formula="of:=COUNTA([.F140:.GW140])/2" office:value-type="float" office:value="2" calcext:value-type="float">
            <text:p>2</text:p>
          </table:table-cell>
          <table:table-cell table:formula="of:=IF([.A140]=&quot;Done&quot;;0;[.D140])"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1]=1;&quot;N/C&quot;;&quot;&quot;)">
            <text:p/>
          </table:table-cell>
          <table:table-cell office:value-type="string" calcext:value-type="string">
            <text:p>LED_MA17</text:p>
          </table:table-cell>
          <table:table-cell table:formula="of:=COUNTA([.F141:.GW141])/2" office:value-type="float" office:value="2" calcext:value-type="float">
            <text:p>2</text:p>
          </table:table-cell>
          <table:table-cell table:formula="of:=IF([.A141]=&quot;Done&quot;;0;[.D141])" office:value-type="float" office:value="0" calcext:value-type="float">
            <text:p>0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2]=1;&quot;N/C&quot;;&quot;&quot;)">
            <text:p/>
          </table:table-cell>
          <table:table-cell office:value-type="string" calcext:value-type="string">
            <text:p>LED_MA18</text:p>
          </table:table-cell>
          <table:table-cell table:formula="of:=COUNTA([.F142:.GW142])/2" office:value-type="float" office:value="2" calcext:value-type="float">
            <text:p>2</text:p>
          </table:table-cell>
          <table:table-cell table:formula="of:=IF([.A142]=&quot;Done&quot;;0;[.D142])"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3]=1;&quot;N/C&quot;;&quot;&quot;)">
            <text:p/>
          </table:table-cell>
          <table:table-cell office:value-type="string" calcext:value-type="string">
            <text:p>LED_MA19</text:p>
          </table:table-cell>
          <table:table-cell table:formula="of:=COUNTA([.F143:.GW143])/2" office:value-type="float" office:value="2" calcext:value-type="float">
            <text:p>2</text:p>
          </table:table-cell>
          <table:table-cell table:formula="of:=IF([.A143]=&quot;Done&quot;;0;[.D143])"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4]=1;&quot;N/C&quot;;&quot;&quot;)">
            <text:p/>
          </table:table-cell>
          <table:table-cell office:value-type="string" calcext:value-type="string">
            <text:p>LED_SUPER</text:p>
          </table:table-cell>
          <table:table-cell table:formula="of:=COUNTA([.F144:.GW144])/2" office:value-type="float" office:value="2" calcext:value-type="float">
            <text:p>2</text:p>
          </table:table-cell>
          <table:table-cell table:formula="of:=IF([.A144]=&quot;Done&quot;;0;[.D144])" office:value-type="float" office:value="0" calcext:value-type="float">
            <text:p>0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5]=1;&quot;N/C&quot;;&quot;&quot;)">
            <text:p/>
          </table:table-cell>
          <table:table-cell office:value-type="string" calcext:value-type="string">
            <text:p>LED_PROT</text:p>
          </table:table-cell>
          <table:table-cell table:formula="of:=COUNTA([.F145:.GW145])/2" office:value-type="float" office:value="2" calcext:value-type="float">
            <text:p>2</text:p>
          </table:table-cell>
          <table:table-cell table:formula="of:=IF([.A145]=&quot;Done&quot;;0;[.D145])"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6]=1;&quot;N/C&quot;;&quot;&quot;)">
            <text:p/>
          </table:table-cell>
          <table:table-cell office:value-type="string" calcext:value-type="string">
            <text:p>unnamed_net92</text:p>
          </table:table-cell>
          <table:table-cell table:formula="of:=COUNTA([.F146:.GW146])/2" office:value-type="float" office:value="2" calcext:value-type="float">
            <text:p>2</text:p>
          </table:table-cell>
          <table:table-cell table:formula="of:=IF([.A146]=&quot;Done&quot;;0;[.D146])" office:value-type="float" office:value="0" calcext:value-type="float">
            <text:p>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5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7]=1;&quot;N/C&quot;;&quot;&quot;)">
            <text:p/>
          </table:table-cell>
          <table:table-cell office:value-type="string" calcext:value-type="string">
            <text:p>unnamed_net91</text:p>
          </table:table-cell>
          <table:table-cell table:formula="of:=COUNTA([.F147:.GW147])/2" office:value-type="float" office:value="2" calcext:value-type="float">
            <text:p>2</text:p>
          </table:table-cell>
          <table:table-cell table:formula="of:=IF([.A147]=&quot;Done&quot;;0;[.D147])" office:value-type="float" office:value="0" calcext:value-type="float">
            <text:p>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15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8]=1;&quot;N/C&quot;;&quot;&quot;)">
            <text:p/>
          </table:table-cell>
          <table:table-cell office:value-type="string" calcext:value-type="string">
            <text:p>unnamed_net90</text:p>
          </table:table-cell>
          <table:table-cell table:formula="of:=COUNTA([.F148:.GW148])/2" office:value-type="float" office:value="3" calcext:value-type="float">
            <text:p>3</text:p>
          </table:table-cell>
          <table:table-cell table:formula="of:=IF([.A148]=&quot;Done&quot;;0;[.D148])"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R7</text:p>
          </table:table-cell>
          <table:table-cell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49]=1;&quot;N/C&quot;;&quot;&quot;)">
            <text:p/>
          </table:table-cell>
          <table:table-cell office:value-type="string" calcext:value-type="string">
            <text:p>unnamed_net89</text:p>
          </table:table-cell>
          <table:table-cell table:formula="of:=COUNTA([.F149:.GW149])/2" office:value-type="float" office:value="4" calcext:value-type="float">
            <text:p>4</text:p>
          </table:table-cell>
          <table:table-cell table:formula="of:=IF([.A149]=&quot;Done&quot;;0;[.D149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6</text:p>
          </table:table-cell>
          <table:table-cell office:value-type="float" office:value="2" calcext:value-type="float">
            <text:p>2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0]=1;&quot;N/C&quot;;&quot;&quot;)">
            <text:p/>
          </table:table-cell>
          <table:table-cell office:value-type="string" calcext:value-type="string">
            <text:p>PROT</text:p>
          </table:table-cell>
          <table:table-cell table:formula="of:=COUNTA([.F150:.GW150])/2" office:value-type="float" office:value="4" calcext:value-type="float">
            <text:p>4</text:p>
          </table:table-cell>
          <table:table-cell table:formula="of:=IF([.A150]=&quot;Done&quot;;0;[.D150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5</text:p>
          </table:table-cell>
          <table:table-cell office:value-type="float" office:value="6" calcext:value-type="float">
            <text:p>6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1]=1;&quot;N/C&quot;;&quot;&quot;)">
            <text:p/>
          </table:table-cell>
          <table:table-cell office:value-type="string" calcext:value-type="string">
            <text:p>SUPER</text:p>
          </table:table-cell>
          <table:table-cell table:formula="of:=COUNTA([.F151:.GW151])/2" office:value-type="float" office:value="4" calcext:value-type="float">
            <text:p>4</text:p>
          </table:table-cell>
          <table:table-cell table:formula="of:=IF([.A151]=&quot;Done&quot;;0;[.D151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5</text:p>
          </table:table-cell>
          <table:table-cell office:value-type="float" office:value="7" calcext:value-type="float">
            <text:p>7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2]=1;&quot;N/C&quot;;&quot;&quot;)">
            <text:p/>
          </table:table-cell>
          <table:table-cell office:value-type="string" calcext:value-type="string">
            <text:p>unnamed_net88</text:p>
          </table:table-cell>
          <table:table-cell table:formula="of:=COUNTA([.F152:.GW152])/2" office:value-type="float" office:value="3" calcext:value-type="float">
            <text:p>3</text:p>
          </table:table-cell>
          <table:table-cell table:formula="of:=IF([.A152]=&quot;Done&quot;;0;[.D152])"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4</text:p>
          </table:table-cell>
          <table:table-cell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3]=1;&quot;N/C&quot;;&quot;&quot;)">
            <text:p/>
          </table:table-cell>
          <table:table-cell office:value-type="string" calcext:value-type="string">
            <text:p>unnamed_net87</text:p>
          </table:table-cell>
          <table:table-cell table:formula="of:=COUNTA([.F153:.GW153])/2" office:value-type="float" office:value="3" calcext:value-type="float">
            <text:p>3</text:p>
          </table:table-cell>
          <table:table-cell table:formula="of:=IF([.A153]=&quot;Done&quot;;0;[.D153])"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4</text:p>
          </table:table-cell>
          <table:table-cell office:value-type="float" office:value="5" calcext:value-type="float">
            <text:p>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4]=1;&quot;N/C&quot;;&quot;&quot;)">
            <text:p/>
          </table:table-cell>
          <table:table-cell office:value-type="string" calcext:value-type="string">
            <text:p>unnamed_net86</text:p>
          </table:table-cell>
          <table:table-cell table:formula="of:=COUNTA([.F154:.GW154])/2" office:value-type="float" office:value="3" calcext:value-type="float">
            <text:p>3</text:p>
          </table:table-cell>
          <table:table-cell table:formula="of:=IF([.A154]=&quot;Done&quot;;0;[.D154])"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24</text:p>
          </table:table-cell>
          <table:table-cell office:value-type="float" office:value="13" calcext:value-type="float">
            <text:p>1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5]=1;&quot;N/C&quot;;&quot;&quot;)">
            <text:p/>
          </table:table-cell>
          <table:table-cell office:value-type="string" calcext:value-type="string">
            <text:p>unnamed_net85</text:p>
          </table:table-cell>
          <table:table-cell table:formula="of:=COUNTA([.F155:.GW155])/2" office:value-type="float" office:value="3" calcext:value-type="float">
            <text:p>3</text:p>
          </table:table-cell>
          <table:table-cell table:formula="of:=IF([.A155]=&quot;Done&quot;;0;[.D155])"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4</text:p>
          </table:table-cell>
          <table:table-cell office:value-type="float" office:value="14" calcext:value-type="float">
            <text:p>14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84</text:p>
          </table:table-cell>
          <table:table-cell table:formula="of:=COUNTA([.F156:.GW156])/2" office:value-type="float" office:value="1" calcext:value-type="float">
            <text:p>1</text:p>
          </table:table-cell>
          <table:table-cell table:formula="of:=IF([.A156]=&quot;Done&quot;;0;[.D156])" office:value-type="float" office:value="0" calcext:value-type="float">
            <text:p>0</text:p>
          </table:table-cell>
          <table:table-cell office:value-type="string" calcext:value-type="string">
            <text:p>U34</text:p>
          </table:table-cell>
          <table:table-cell office:value-type="float" office:value="23" calcext:value-type="float">
            <text:p>2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7]=1;&quot;N/C&quot;;&quot;&quot;)">
            <text:p/>
          </table:table-cell>
          <table:table-cell office:value-type="string" calcext:value-type="string">
            <text:p>\_HALT\_</text:p>
          </table:table-cell>
          <table:table-cell table:formula="of:=COUNTA([.F157:.GW157])/2" office:value-type="float" office:value="4" calcext:value-type="float">
            <text:p>4</text:p>
          </table:table-cell>
          <table:table-cell table:formula="of:=IF([.A157]=&quot;Done&quot;;0;[.D157])" office:value-type="float" office:value="0" calcext:value-type="float">
            <text:p>0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4</text:p>
          </table:table-cell>
          <table:table-cell office:value-type="float" office:value="18" calcext:value-type="float">
            <text:p>18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8]=1;&quot;N/C&quot;;&quot;&quot;)">
            <text:p/>
          </table:table-cell>
          <table:table-cell office:value-type="string" calcext:value-type="string">
            <text:p>A15</text:p>
          </table:table-cell>
          <table:table-cell table:formula="of:=COUNTA([.F158:.GW158])/2" office:value-type="float" office:value="4" calcext:value-type="float">
            <text:p>4</text:p>
          </table:table-cell>
          <table:table-cell table:formula="of:=IF([.A158]=&quot;Done&quot;;0;[.D158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4</text:p>
          </table:table-cell>
          <table:table-cell office:value-type="float" office:value="5" calcext:value-type="float">
            <text:p>5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59]=1;&quot;N/C&quot;;&quot;&quot;)">
            <text:p/>
          </table:table-cell>
          <table:table-cell office:value-type="string" calcext:value-type="string">
            <text:p>A14</text:p>
          </table:table-cell>
          <table:table-cell table:formula="of:=COUNTA([.F159:.GW159])/2" office:value-type="float" office:value="4" calcext:value-type="float">
            <text:p>4</text:p>
          </table:table-cell>
          <table:table-cell table:formula="of:=IF([.A159]=&quot;Done&quot;;0;[.D159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4</text:p>
          </table:table-cell>
          <table:table-cell office:value-type="float" office:value="4" calcext:value-type="float">
            <text:p>4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0]=1;&quot;N/C&quot;;&quot;&quot;)">
            <text:p/>
          </table:table-cell>
          <table:table-cell office:value-type="string" calcext:value-type="string">
            <text:p>A13</text:p>
          </table:table-cell>
          <table:table-cell table:formula="of:=COUNTA([.F160:.GW160])/2" office:value-type="float" office:value="5" calcext:value-type="float">
            <text:p>5</text:p>
          </table:table-cell>
          <table:table-cell table:formula="of:=IF([.A160]=&quot;Done&quot;;0;[.D160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4</text:p>
          </table:table-cell>
          <table:table-cell office:value-type="float" office:value="3" calcext:value-type="float">
            <text:p>3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1]=1;&quot;N/C&quot;;&quot;&quot;)">
            <text:p/>
          </table:table-cell>
          <table:table-cell office:value-type="string" calcext:value-type="string">
            <text:p>\_RAM_CS1\_</text:p>
          </table:table-cell>
          <table:table-cell table:formula="of:=COUNTA([.F161:.GW161])/2" office:value-type="float" office:value="2" calcext:value-type="float">
            <text:p>2</text:p>
          </table:table-cell>
          <table:table-cell table:formula="of:=IF([.A161]=&quot;Done&quot;;0;[.D161])" office:value-type="float" office:value="0" calcext:value-type="float">
            <text:p>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6</text:p>
          </table:table-cell>
          <table:table-cell office:value-type="float" office:value="22" calcext:value-type="float">
            <text:p>2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2]=1;&quot;N/C&quot;;&quot;&quot;)">
            <text:p/>
          </table:table-cell>
          <table:table-cell office:value-type="string" calcext:value-type="string">
            <text:p>MA19</text:p>
          </table:table-cell>
          <table:table-cell table:formula="of:=COUNTA([.F162:.GW162])/2" office:value-type="float" office:value="5" calcext:value-type="float">
            <text:p>5</text:p>
          </table:table-cell>
          <table:table-cell table:formula="of:=IF([.A162]=&quot;Done&quot;;0;[.D162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5</text:p>
          </table:table-cell>
          <table:table-cell office:value-type="float" office:value="1" calcext:value-type="float">
            <text:p>1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3]=1;&quot;N/C&quot;;&quot;&quot;)">
            <text:p/>
          </table:table-cell>
          <table:table-cell office:value-type="string" calcext:value-type="string">
            <text:p>MA18</text:p>
          </table:table-cell>
          <table:table-cell table:formula="of:=COUNTA([.F163:.GW163])/2" office:value-type="float" office:value="5" calcext:value-type="float">
            <text:p>5</text:p>
          </table:table-cell>
          <table:table-cell table:formula="of:=IF([.A163]=&quot;Done&quot;;0;[.D163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U35</text:p>
          </table:table-cell>
          <table:table-cell office:value-type="float" office:value="30" calcext:value-type="float">
            <text:p>30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4]=1;&quot;N/C&quot;;&quot;&quot;)">
            <text:p/>
          </table:table-cell>
          <table:table-cell office:value-type="string" calcext:value-type="string">
            <text:p>MA17</text:p>
          </table:table-cell>
          <table:table-cell table:formula="of:=COUNTA([.F164:.GW164])/2" office:value-type="float" office:value="5" calcext:value-type="float">
            <text:p>5</text:p>
          </table:table-cell>
          <table:table-cell table:formula="of:=IF([.A164]=&quot;Done&quot;;0;[.D164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5</text:p>
          </table:table-cell>
          <table:table-cell office:value-type="float" office:value="2" calcext:value-type="float">
            <text:p>2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5]=1;&quot;N/C&quot;;&quot;&quot;)">
            <text:p/>
          </table:table-cell>
          <table:table-cell office:value-type="string" calcext:value-type="string">
            <text:p>MA16</text:p>
          </table:table-cell>
          <table:table-cell table:formula="of:=COUNTA([.F165:.GW165])/2" office:value-type="float" office:value="5" calcext:value-type="float">
            <text:p>5</text:p>
          </table:table-cell>
          <table:table-cell table:formula="of:=IF([.A165]=&quot;Done&quot;;0;[.D165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U35</text:p>
          </table:table-cell>
          <table:table-cell office:value-type="float" office:value="31" calcext:value-type="float">
            <text:p>31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6]=1;&quot;N/C&quot;;&quot;&quot;)">
            <text:p/>
          </table:table-cell>
          <table:table-cell office:value-type="string" calcext:value-type="string">
            <text:p>D3</text:p>
          </table:table-cell>
          <table:table-cell table:formula="of:=COUNTA([.F166:.GW166])/2" office:value-type="float" office:value="6" calcext:value-type="float">
            <text:p>6</text:p>
          </table:table-cell>
          <table:table-cell table:formula="of:=IF([.A166]=&quot;Done&quot;;0;[.D166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U35</text:p>
          </table:table-cell>
          <table:table-cell office:value-type="float" office:value="17" calcext:value-type="float">
            <text:p>17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7]=1;&quot;N/C&quot;;&quot;&quot;)">
            <text:p/>
          </table:table-cell>
          <table:table-cell office:value-type="string" calcext:value-type="string">
            <text:p>D4</text:p>
          </table:table-cell>
          <table:table-cell table:formula="of:=COUNTA([.F167:.GW167])/2" office:value-type="float" office:value="6" calcext:value-type="float">
            <text:p>6</text:p>
          </table:table-cell>
          <table:table-cell table:formula="of:=IF([.A167]=&quot;Done&quot;;0;[.D167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U35</text:p>
          </table:table-cell>
          <table:table-cell office:value-type="float" office:value="18" calcext:value-type="float">
            <text:p>18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8]=1;&quot;N/C&quot;;&quot;&quot;)">
            <text:p/>
          </table:table-cell>
          <table:table-cell office:value-type="string" calcext:value-type="string">
            <text:p>D5</text:p>
          </table:table-cell>
          <table:table-cell table:formula="of:=COUNTA([.F168:.GW168])/2" office:value-type="float" office:value="6" calcext:value-type="float">
            <text:p>6</text:p>
          </table:table-cell>
          <table:table-cell table:formula="of:=IF([.A168]=&quot;Done&quot;;0;[.D168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35</text:p>
          </table:table-cell>
          <table:table-cell office:value-type="float" office:value="19" calcext:value-type="float">
            <text:p>19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69]=1;&quot;N/C&quot;;&quot;&quot;)">
            <text:p/>
          </table:table-cell>
          <table:table-cell office:value-type="string" calcext:value-type="string">
            <text:p>D6</text:p>
          </table:table-cell>
          <table:table-cell table:formula="of:=COUNTA([.F169:.GW169])/2" office:value-type="float" office:value="6" calcext:value-type="float">
            <text:p>6</text:p>
          </table:table-cell>
          <table:table-cell table:formula="of:=IF([.A169]=&quot;Done&quot;;0;[.D169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35</text:p>
          </table:table-cell>
          <table:table-cell office:value-type="float" office:value="20" calcext:value-type="float">
            <text:p>20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0]=1;&quot;N/C&quot;;&quot;&quot;)">
            <text:p/>
          </table:table-cell>
          <table:table-cell office:value-type="string" calcext:value-type="string">
            <text:p>D7</text:p>
          </table:table-cell>
          <table:table-cell table:formula="of:=COUNTA([.F170:.GW170])/2" office:value-type="float" office:value="6" calcext:value-type="float">
            <text:p>6</text:p>
          </table:table-cell>
          <table:table-cell table:formula="of:=IF([.A170]=&quot;Done&quot;;0;[.D170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U35</text:p>
          </table:table-cell>
          <table:table-cell office:value-type="float" office:value="21" calcext:value-type="float">
            <text:p>21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1]=1;&quot;N/C&quot;;&quot;&quot;)">
            <text:p/>
          </table:table-cell>
          <table:table-cell office:value-type="string" calcext:value-type="string">
            <text:p>\_RAM_CS0\_</text:p>
          </table:table-cell>
          <table:table-cell table:formula="of:=COUNTA([.F171:.GW171])/2" office:value-type="float" office:value="2" calcext:value-type="float">
            <text:p>2</text:p>
          </table:table-cell>
          <table:table-cell table:formula="of:=IF([.A171]=&quot;Done&quot;;0;[.D171])" office:value-type="float" office:value="0" calcext:value-type="float">
            <text:p>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5</text:p>
          </table:table-cell>
          <table:table-cell office:value-type="float" office:value="22" calcext:value-type="float">
            <text:p>2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2]=1;&quot;N/C&quot;;&quot;&quot;)">
            <text:p/>
          </table:table-cell>
          <table:table-cell office:value-type="string" calcext:value-type="string">
            <text:p>A10</text:p>
          </table:table-cell>
          <table:table-cell table:formula="of:=COUNTA([.F172:.GW172])/2" office:value-type="float" office:value="5" calcext:value-type="float">
            <text:p>5</text:p>
          </table:table-cell>
          <table:table-cell table:formula="of:=IF([.A172]=&quot;Done&quot;;0;[.D172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U35</text:p>
          </table:table-cell>
          <table:table-cell office:value-type="float" office:value="23" calcext:value-type="float">
            <text:p>23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3]=1;&quot;N/C&quot;;&quot;&quot;)">
            <text:p/>
          </table:table-cell>
          <table:table-cell office:value-type="string" calcext:value-type="string">
            <text:p>A11</text:p>
          </table:table-cell>
          <table:table-cell table:formula="of:=COUNTA([.F173:.GW173])/2" office:value-type="float" office:value="5" calcext:value-type="float">
            <text:p>5</text:p>
          </table:table-cell>
          <table:table-cell table:formula="of:=IF([.A173]=&quot;Done&quot;;0;[.D173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U35</text:p>
          </table:table-cell>
          <table:table-cell office:value-type="float" office:value="25" calcext:value-type="float">
            <text:p>25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4]=1;&quot;N/C&quot;;&quot;&quot;)">
            <text:p/>
          </table:table-cell>
          <table:table-cell office:value-type="string" calcext:value-type="string">
            <text:p>A9</text:p>
          </table:table-cell>
          <table:table-cell table:formula="of:=COUNTA([.F174:.GW174])/2" office:value-type="float" office:value="5" calcext:value-type="float">
            <text:p>5</text:p>
          </table:table-cell>
          <table:table-cell table:formula="of:=IF([.A174]=&quot;Done&quot;;0;[.D174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U35</text:p>
          </table:table-cell>
          <table:table-cell office:value-type="float" office:value="26" calcext:value-type="float">
            <text:p>26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5]=1;&quot;N/C&quot;;&quot;&quot;)">
            <text:p/>
          </table:table-cell>
          <table:table-cell office:value-type="string" calcext:value-type="string">
            <text:p>A8</text:p>
          </table:table-cell>
          <table:table-cell table:formula="of:=COUNTA([.F175:.GW175])/2" office:value-type="float" office:value="5" calcext:value-type="float">
            <text:p>5</text:p>
          </table:table-cell>
          <table:table-cell table:formula="of:=IF([.A175]=&quot;Done&quot;;0;[.D175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7,</text:p>
          </table:table-cell>
          <table:table-cell office:value-type="string" calcext:value-type="string">
            <text:p>U35</text:p>
          </table:table-cell>
          <table:table-cell office:value-type="float" office:value="27" calcext:value-type="float">
            <text:p>27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6]=1;&quot;N/C&quot;;&quot;&quot;)">
            <text:p/>
          </table:table-cell>
          <table:table-cell office:value-type="string" calcext:value-type="string">
            <text:p>MA14</text:p>
          </table:table-cell>
          <table:table-cell table:formula="of:=COUNTA([.F176:.GW176])/2" office:value-type="float" office:value="5" calcext:value-type="float">
            <text:p>5</text:p>
          </table:table-cell>
          <table:table-cell table:formula="of:=IF([.A176]=&quot;Done&quot;;0;[.D176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U35</text:p>
          </table:table-cell>
          <table:table-cell office:value-type="float" office:value="28" calcext:value-type="float">
            <text:p>28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7]=1;&quot;N/C&quot;;&quot;&quot;)">
            <text:p/>
          </table:table-cell>
          <table:table-cell office:value-type="string" calcext:value-type="string">
            <text:p>D2</text:p>
          </table:table-cell>
          <table:table-cell table:formula="of:=COUNTA([.F177:.GW177])/2" office:value-type="float" office:value="6" calcext:value-type="float">
            <text:p>6</text:p>
          </table:table-cell>
          <table:table-cell table:formula="of:=IF([.A177]=&quot;Done&quot;;0;[.D177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35</text:p>
          </table:table-cell>
          <table:table-cell office:value-type="float" office:value="15" calcext:value-type="float">
            <text:p>15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8]=1;&quot;N/C&quot;;&quot;&quot;)">
            <text:p/>
          </table:table-cell>
          <table:table-cell office:value-type="string" calcext:value-type="string">
            <text:p>D1</text:p>
          </table:table-cell>
          <table:table-cell table:formula="of:=COUNTA([.F178:.GW178])/2" office:value-type="float" office:value="6" calcext:value-type="float">
            <text:p>6</text:p>
          </table:table-cell>
          <table:table-cell table:formula="of:=IF([.A178]=&quot;Done&quot;;0;[.D178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35</text:p>
          </table:table-cell>
          <table:table-cell office:value-type="float" office:value="14" calcext:value-type="float">
            <text:p>14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79]=1;&quot;N/C&quot;;&quot;&quot;)">
            <text:p/>
          </table:table-cell>
          <table:table-cell office:value-type="string" calcext:value-type="string">
            <text:p>D0</text:p>
          </table:table-cell>
          <table:table-cell table:formula="of:=COUNTA([.F179:.GW179])/2" office:value-type="float" office:value="6" calcext:value-type="float">
            <text:p>6</text:p>
          </table:table-cell>
          <table:table-cell table:formula="of:=IF([.A179]=&quot;Done&quot;;0;[.D179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5</text:p>
          </table:table-cell>
          <table:table-cell office:value-type="float" office:value="13" calcext:value-type="float">
            <text:p>13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0]=1;&quot;N/C&quot;;&quot;&quot;)">
            <text:p/>
          </table:table-cell>
          <table:table-cell office:value-type="string" calcext:value-type="string">
            <text:p>A0</text:p>
          </table:table-cell>
          <table:table-cell table:formula="of:=COUNTA([.F180:.GW180])/2" office:value-type="float" office:value="7" calcext:value-type="float">
            <text:p>7</text:p>
          </table:table-cell>
          <table:table-cell table:formula="of:=IF([.A180]=&quot;Done&quot;;0;[.D180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5</text:p>
          </table:table-cell>
          <table:table-cell office:value-type="float" office:value="12" calcext:value-type="float">
            <text:p>12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1]=1;&quot;N/C&quot;;&quot;&quot;)">
            <text:p/>
          </table:table-cell>
          <table:table-cell office:value-type="string" calcext:value-type="string">
            <text:p>A1</text:p>
          </table:table-cell>
          <table:table-cell table:formula="of:=COUNTA([.F181:.GW181])/2" office:value-type="float" office:value="7" calcext:value-type="float">
            <text:p>7</text:p>
          </table:table-cell>
          <table:table-cell table:formula="of:=IF([.A181]=&quot;Done&quot;;0;[.D181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35</text:p>
          </table:table-cell>
          <table:table-cell office:value-type="float" office:value="11" calcext:value-type="float">
            <text:p>11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2]=1;&quot;N/C&quot;;&quot;&quot;)">
            <text:p/>
          </table:table-cell>
          <table:table-cell office:value-type="string" calcext:value-type="string">
            <text:p>A2</text:p>
          </table:table-cell>
          <table:table-cell table:formula="of:=COUNTA([.F182:.GW182])/2" office:value-type="float" office:value="6" calcext:value-type="float">
            <text:p>6</text:p>
          </table:table-cell>
          <table:table-cell table:formula="of:=IF([.A182]=&quot;Done&quot;;0;[.D182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5</text:p>
          </table:table-cell>
          <table:table-cell office:value-type="float" office:value="10" calcext:value-type="float">
            <text:p>10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3]=1;&quot;N/C&quot;;&quot;&quot;)">
            <text:p/>
          </table:table-cell>
          <table:table-cell office:value-type="string" calcext:value-type="string">
            <text:p>A3</text:p>
          </table:table-cell>
          <table:table-cell table:formula="of:=COUNTA([.F183:.GW183])/2" office:value-type="float" office:value="6" calcext:value-type="float">
            <text:p>6</text:p>
          </table:table-cell>
          <table:table-cell table:formula="of:=IF([.A183]=&quot;Done&quot;;0;[.D183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5</text:p>
          </table:table-cell>
          <table:table-cell office:value-type="float" office:value="9" calcext:value-type="float">
            <text:p>9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4]=1;&quot;N/C&quot;;&quot;&quot;)">
            <text:p/>
          </table:table-cell>
          <table:table-cell office:value-type="string" calcext:value-type="string">
            <text:p>A4</text:p>
          </table:table-cell>
          <table:table-cell table:formula="of:=COUNTA([.F184:.GW184])/2" office:value-type="float" office:value="6" calcext:value-type="float">
            <text:p>6</text:p>
          </table:table-cell>
          <table:table-cell table:formula="of:=IF([.A184]=&quot;Done&quot;;0;[.D184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5</text:p>
          </table:table-cell>
          <table:table-cell office:value-type="float" office:value="8" calcext:value-type="float">
            <text:p>8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5]=1;&quot;N/C&quot;;&quot;&quot;)">
            <text:p/>
          </table:table-cell>
          <table:table-cell office:value-type="string" calcext:value-type="string">
            <text:p>A5</text:p>
          </table:table-cell>
          <table:table-cell table:formula="of:=COUNTA([.F185:.GW185])/2" office:value-type="float" office:value="6" calcext:value-type="float">
            <text:p>6</text:p>
          </table:table-cell>
          <table:table-cell table:formula="of:=IF([.A185]=&quot;Done&quot;;0;[.D185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5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5</text:p>
          </table:table-cell>
          <table:table-cell office:value-type="float" office:value="7" calcext:value-type="float">
            <text:p>7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6]=1;&quot;N/C&quot;;&quot;&quot;)">
            <text:p/>
          </table:table-cell>
          <table:table-cell office:value-type="string" calcext:value-type="string">
            <text:p>A6</text:p>
          </table:table-cell>
          <table:table-cell table:formula="of:=COUNTA([.F186:.GW186])/2" office:value-type="float" office:value="6" calcext:value-type="float">
            <text:p>6</text:p>
          </table:table-cell>
          <table:table-cell table:formula="of:=IF([.A186]=&quot;Done&quot;;0;[.D186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5</text:p>
          </table:table-cell>
          <table:table-cell office:value-type="float" office:value="6" calcext:value-type="float">
            <text:p>6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7]=1;&quot;N/C&quot;;&quot;&quot;)">
            <text:p/>
          </table:table-cell>
          <table:table-cell office:value-type="string" calcext:value-type="string">
            <text:p>A7</text:p>
          </table:table-cell>
          <table:table-cell table:formula="of:=COUNTA([.F187:.GW187])/2" office:value-type="float" office:value="6" calcext:value-type="float">
            <text:p>6</text:p>
          </table:table-cell>
          <table:table-cell table:formula="of:=IF([.A187]=&quot;Done&quot;;0;[.D187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37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5</text:p>
          </table:table-cell>
          <table:table-cell office:value-type="float" office:value="5" calcext:value-type="float">
            <text:p>5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8]=1;&quot;N/C&quot;;&quot;&quot;)">
            <text:p/>
          </table:table-cell>
          <table:table-cell office:value-type="string" calcext:value-type="string">
            <text:p>A12</text:p>
          </table:table-cell>
          <table:table-cell table:formula="of:=COUNTA([.F188:.GW188])/2" office:value-type="float" office:value="5" calcext:value-type="float">
            <text:p>5</text:p>
          </table:table-cell>
          <table:table-cell table:formula="of:=IF([.A188]=&quot;Done&quot;;0;[.D188])" office:value-type="float" office:value="0" calcext:value-type="float">
            <text:p>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5</text:p>
          </table:table-cell>
          <table:table-cell office:value-type="float" office:value="4" calcext:value-type="float">
            <text:p>4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89]=1;&quot;N/C&quot;;&quot;&quot;)">
            <text:p/>
          </table:table-cell>
          <table:table-cell office:value-type="string" calcext:value-type="string">
            <text:p>MA15</text:p>
          </table:table-cell>
          <table:table-cell table:formula="of:=COUNTA([.F189:.GW189])/2" office:value-type="float" office:value="5" calcext:value-type="float">
            <text:p>5</text:p>
          </table:table-cell>
          <table:table-cell table:formula="of:=IF([.A189]=&quot;Done&quot;;0;[.D189])" office:value-type="float" office:value="0" calcext:value-type="float">
            <text:p>0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5</text:p>
          </table:table-cell>
          <table:table-cell office:value-type="float" office:value="3" calcext:value-type="float">
            <text:p>3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83</text:p>
          </table:table-cell>
          <table:table-cell table:formula="of:=COUNTA([.F190:.GW190])/2" office:value-type="float" office:value="1" calcext:value-type="float">
            <text:p>1</text:p>
          </table:table-cell>
          <table:table-cell table:formula="of:=IF([.A190]=&quot;Done&quot;;0;[.D190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float" office:value="12" calcext:value-type="float">
            <text:p>1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1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82</text:p>
          </table:table-cell>
          <table:table-cell table:formula="of:=COUNTA([.F191:.GW191])/2" office:value-type="float" office:value="1" calcext:value-type="float">
            <text:p>1</text:p>
          </table:table-cell>
          <table:table-cell table:formula="of:=IF([.A191]=&quot;Done&quot;;0;[.D191])" office:value-type="float" office:value="0" calcext:value-type="float">
            <text:p>0</text:p>
          </table:table-cell>
          <table:table-cell office:value-type="string" calcext:value-type="string">
            <text:p>U38</text:p>
          </table:table-cell>
          <table:table-cell office:value-type="float" office:value="11" calcext:value-type="float">
            <text:p>1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2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81</text:p>
          </table:table-cell>
          <table:table-cell table:formula="of:=COUNTA([.F192:.GW192])/2" office:value-type="float" office:value="1" calcext:value-type="float">
            <text:p>1</text:p>
          </table:table-cell>
          <table:table-cell table:formula="of:=IF([.A192]=&quot;Done&quot;;0;[.D192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float" office:value="11" calcext:value-type="float">
            <text:p>1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3]=1;&quot;N/C&quot;;&quot;&quot;)">
            <text:p/>
          </table:table-cell>
          <table:table-cell office:value-type="string" calcext:value-type="string">
            <text:p>unnamed_net80</text:p>
          </table:table-cell>
          <table:table-cell table:formula="of:=COUNTA([.F193:.GW193])/2" office:value-type="float" office:value="2" calcext:value-type="float">
            <text:p>2</text:p>
          </table:table-cell>
          <table:table-cell table:formula="of:=IF([.A193]=&quot;Done&quot;;0;[.D193])"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4]=1;&quot;N/C&quot;;&quot;&quot;)">
            <text:p/>
          </table:table-cell>
          <table:table-cell office:value-type="string" calcext:value-type="string">
            <text:p>-12V</text:p>
          </table:table-cell>
          <table:table-cell table:formula="of:=COUNTA([.F194:.GW194])/2" office:value-type="float" office:value="2" calcext:value-type="float">
            <text:p>2</text:p>
          </table:table-cell>
          <table:table-cell table:formula="of:=IF([.A194]=&quot;Done&quot;;0;[.D194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,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9</text:p>
          </table:table-cell>
          <table:table-cell table:formula="of:=COUNTA([.F195:.GW195])/2" office:value-type="float" office:value="1" calcext:value-type="float">
            <text:p>1</text:p>
          </table:table-cell>
          <table:table-cell table:formula="of:=IF([.A195]=&quot;Done&quot;;0;[.D195])" office:value-type="float" office:value="0" calcext:value-type="float">
            <text:p>0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8</text:p>
          </table:table-cell>
          <table:table-cell table:formula="of:=COUNTA([.F196:.GW196])/2" office:value-type="float" office:value="1" calcext:value-type="float">
            <text:p>1</text:p>
          </table:table-cell>
          <table:table-cell table:formula="of:=IF([.A196]=&quot;Done&quot;;0;[.D196])" office:value-type="float" office:value="0" calcext:value-type="float">
            <text:p>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7</text:p>
          </table:table-cell>
          <table:table-cell table:formula="of:=COUNTA([.F197:.GW197])/2" office:value-type="float" office:value="1" calcext:value-type="float">
            <text:p>1</text:p>
          </table:table-cell>
          <table:table-cell table:formula="of:=IF([.A197]=&quot;Done&quot;;0;[.D197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5" calcext:value-type="float">
            <text:p>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8]=1;&quot;N/C&quot;;&quot;&quot;)">
            <text:p/>
          </table:table-cell>
          <table:table-cell office:value-type="string" calcext:value-type="string">
            <text:p>\_MREQ_NV\_</text:p>
          </table:table-cell>
          <table:table-cell table:formula="of:=COUNTA([.F198:.GW198])/2" office:value-type="float" office:value="3" calcext:value-type="float">
            <text:p>3</text:p>
          </table:table-cell>
          <table:table-cell table:formula="of:=IF([.A198]=&quot;Done&quot;;0;[.D198])" office:value-type="float" office:value="0" calcext:value-type="float">
            <text:p>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11</text:p>
          </table:table-cell>
          <table:table-cell office:value-type="float" office:value="12" calcext:value-type="float">
            <text:p>1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199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6</text:p>
          </table:table-cell>
          <table:table-cell table:formula="of:=COUNTA([.F199:.GW199])/2" office:value-type="float" office:value="1" calcext:value-type="float">
            <text:p>1</text:p>
          </table:table-cell>
          <table:table-cell table:formula="of:=IF([.A199]=&quot;Done&quot;;0;[.D199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14" calcext:value-type="float">
            <text:p>1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5</text:p>
          </table:table-cell>
          <table:table-cell table:formula="of:=COUNTA([.F200:.GW200])/2" office:value-type="float" office:value="1" calcext:value-type="float">
            <text:p>1</text:p>
          </table:table-cell>
          <table:table-cell table:formula="of:=IF([.A200]=&quot;Done&quot;;0;[.D200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6" calcext:value-type="float">
            <text:p>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1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4</text:p>
          </table:table-cell>
          <table:table-cell table:formula="of:=COUNTA([.F201:.GW201])/2" office:value-type="float" office:value="1" calcext:value-type="float">
            <text:p>1</text:p>
          </table:table-cell>
          <table:table-cell table:formula="of:=IF([.A201]=&quot;Done&quot;;0;[.D201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10" calcext:value-type="float">
            <text:p>10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2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3</text:p>
          </table:table-cell>
          <table:table-cell table:formula="of:=COUNTA([.F202:.GW202])/2" office:value-type="float" office:value="1" calcext:value-type="float">
            <text:p>1</text:p>
          </table:table-cell>
          <table:table-cell table:formula="of:=IF([.A202]=&quot;Done&quot;;0;[.D202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8" calcext:value-type="float">
            <text:p>8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3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2</text:p>
          </table:table-cell>
          <table:table-cell table:formula="of:=COUNTA([.F203:.GW203])/2" office:value-type="float" office:value="1" calcext:value-type="float">
            <text:p>1</text:p>
          </table:table-cell>
          <table:table-cell table:formula="of:=IF([.A203]=&quot;Done&quot;;0;[.D203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7" calcext:value-type="float">
            <text:p>7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4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1</text:p>
          </table:table-cell>
          <table:table-cell table:formula="of:=COUNTA([.F204:.GW204])/2" office:value-type="float" office:value="1" calcext:value-type="float">
            <text:p>1</text:p>
          </table:table-cell>
          <table:table-cell table:formula="of:=IF([.A204]=&quot;Done&quot;;0;[.D204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float" office:value="11" calcext:value-type="float">
            <text:p>1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5]=1;&quot;N/C&quot;;&quot;&quot;)">
            <text:p/>
          </table:table-cell>
          <table:table-cell office:value-type="string" calcext:value-type="string">
            <text:p>RAM_VCC</text:p>
          </table:table-cell>
          <table:table-cell table:formula="of:=COUNTA([.F205:.GW205])/2" office:value-type="float" office:value="6" calcext:value-type="float">
            <text:p>6</text:p>
          </table:table-cell>
          <table:table-cell table:formula="of:=IF([.A205]=&quot;Done&quot;;0;[.D205])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C4</text:p>
          </table:table-cell>
          <table:table-cell office:value-type="float" office:value="2" calcext:value-type="float">
            <text:p>2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6]=1;&quot;N/C&quot;;&quot;&quot;)">
            <text:p/>
          </table:table-cell>
          <table:table-cell office:value-type="string" calcext:value-type="string">
            <text:p>unnamed_net70</text:p>
          </table:table-cell>
          <table:table-cell table:formula="of:=COUNTA([.F206:.GW206])/2" office:value-type="float" office:value="3" calcext:value-type="float">
            <text:p>3</text:p>
          </table:table-cell>
          <table:table-cell table:formula="of:=IF([.A206]=&quot;Done&quot;;0;[.D206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7]=1;&quot;N/C&quot;;&quot;&quot;)">
            <text:p/>
          </table:table-cell>
          <table:table-cell office:value-type="string" calcext:value-type="string">
            <text:p>unnamed_net69</text:p>
          </table:table-cell>
          <table:table-cell table:formula="of:=COUNTA([.F207:.GW207])/2" office:value-type="float" office:value="2" calcext:value-type="float">
            <text:p>2</text:p>
          </table:table-cell>
          <table:table-cell table:formula="of:=IF([.A207]=&quot;Done&quot;;0;[.D207])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8]=1;&quot;N/C&quot;;&quot;&quot;)">
            <text:p/>
          </table:table-cell>
          <table:table-cell office:value-type="string" calcext:value-type="string">
            <text:p>unnamed_net68</text:p>
          </table:table-cell>
          <table:table-cell table:formula="of:=COUNTA([.F208:.GW208])/2" office:value-type="float" office:value="2" calcext:value-type="float">
            <text:p>2</text:p>
          </table:table-cell>
          <table:table-cell table:formula="of:=IF([.A208]=&quot;Done&quot;;0;[.D208])" office:value-type="float" office:value="0" calcext:value-type="float">
            <text:p>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09]=1;&quot;N/C&quot;;&quot;&quot;)">
            <text:p/>
          </table:table-cell>
          <table:table-cell office:value-type="string" calcext:value-type="string">
            <text:p>unnamed_net67</text:p>
          </table:table-cell>
          <table:table-cell table:formula="of:=COUNTA([.F209:.GW209])/2" office:value-type="float" office:value="2" calcext:value-type="float">
            <text:p>2</text:p>
          </table:table-cell>
          <table:table-cell table:formula="of:=IF([.A209]=&quot;Done&quot;;0;[.D209])" office:value-type="float" office:value="0" calcext:value-type="float">
            <text:p>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0]=1;&quot;N/C&quot;;&quot;&quot;)">
            <text:p/>
          </table:table-cell>
          <table:table-cell office:value-type="string" calcext:value-type="string">
            <text:p>unnamed_net66</text:p>
          </table:table-cell>
          <table:table-cell table:formula="of:=COUNTA([.F210:.GW210])/2" office:value-type="float" office:value="5" calcext:value-type="float">
            <text:p>5</text:p>
          </table:table-cell>
          <table:table-cell table:formula="of:=IF([.A210]=&quot;Done&quot;;0;[.D210])" office:value-type="float" office:value="0" calcext:value-type="float">
            <text:p>0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1]=1;&quot;N/C&quot;;&quot;&quot;)">
            <text:p/>
          </table:table-cell>
          <table:table-cell office:value-type="string" calcext:value-type="string">
            <text:p>unnamed_net65</text:p>
          </table:table-cell>
          <table:table-cell table:formula="of:=COUNTA([.F211:.GW211])/2" office:value-type="float" office:value="3" calcext:value-type="float">
            <text:p>3</text:p>
          </table:table-cell>
          <table:table-cell table:formula="of:=IF([.A211]=&quot;Done&quot;;0;[.D211])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2]=1;&quot;N/C&quot;;&quot;&quot;)">
            <text:p/>
          </table:table-cell>
          <table:table-cell office:value-type="string" calcext:value-type="string">
            <text:p>+12V</text:p>
          </table:table-cell>
          <table:table-cell table:formula="of:=COUNTA([.F212:.GW212])/2" office:value-type="float" office:value="3" calcext:value-type="float">
            <text:p>3</text:p>
          </table:table-cell>
          <table:table-cell table:formula="of:=IF([.A212]=&quot;Done&quot;;0;[.D21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,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4,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3]=1;&quot;N/C&quot;;&quot;&quot;)">
            <text:p/>
          </table:table-cell>
          <table:table-cell office:value-type="string" calcext:value-type="string">
            <text:p>\_INT\_</text:p>
          </table:table-cell>
          <table:table-cell table:formula="of:=COUNTA([.F213:.GW213])/2" office:value-type="float" office:value="4" calcext:value-type="float">
            <text:p>4</text:p>
          </table:table-cell>
          <table:table-cell table:formula="of:=IF([.A213]=&quot;Done&quot;;0;[.D213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40</text:p>
          </table:table-cell>
          <table:table-cell office:value-type="float" office:value="8" calcext:value-type="float">
            <text:p>8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4]=1;&quot;N/C&quot;;&quot;&quot;)">
            <text:p/>
          </table:table-cell>
          <table:table-cell office:value-type="string" calcext:value-type="string">
            <text:p>IO_BUF_DIR</text:p>
          </table:table-cell>
          <table:table-cell table:formula="of:=COUNTA([.F214:.GW214])/2" office:value-type="float" office:value="3" calcext:value-type="float">
            <text:p>3</text:p>
          </table:table-cell>
          <table:table-cell table:formula="of:=IF([.A214]=&quot;Done&quot;;0;[.D214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0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2</text:p>
          </table:table-cell>
          <table:table-cell office:value-type="float" office:value="8" calcext:value-type="float">
            <text:p>8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5]=1;&quot;N/C&quot;;&quot;&quot;)">
            <text:p/>
          </table:table-cell>
          <table:table-cell office:value-type="string" calcext:value-type="string">
            <text:p>\_LV_IO_BUF_EN\_</text:p>
          </table:table-cell>
          <table:table-cell table:formula="of:=COUNTA([.F215:.GW215])/2" office:value-type="float" office:value="2" calcext:value-type="float">
            <text:p>2</text:p>
          </table:table-cell>
          <table:table-cell table:formula="of:=IF([.A215]=&quot;Done&quot;;0;[.D215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1,</text:p>
          </table:table-cell>
          <table:table-cell office:value-type="string" calcext:value-type="string">
            <text:p>U32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6]=1;&quot;N/C&quot;;&quot;&quot;)">
            <text:p/>
          </table:table-cell>
          <table:table-cell office:value-type="string" calcext:value-type="string">
            <text:p>\_IO_BUF_EN\_</text:p>
          </table:table-cell>
          <table:table-cell table:formula="of:=COUNTA([.F216:.GW216])/2" office:value-type="float" office:value="2" calcext:value-type="float">
            <text:p>2</text:p>
          </table:table-cell>
          <table:table-cell table:formula="of:=IF([.A216]=&quot;Done&quot;;0;[.D216])" office:value-type="float" office:value="0" calcext:value-type="float">
            <text:p>0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30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7]=1;&quot;N/C&quot;;&quot;&quot;)">
            <text:p/>
          </table:table-cell>
          <table:table-cell office:value-type="string" calcext:value-type="string">
            <text:p>\_MMAP_EN\_</text:p>
          </table:table-cell>
          <table:table-cell table:formula="of:=COUNTA([.F217:.GW217])/2" office:value-type="float" office:value="4" calcext:value-type="float">
            <text:p>4</text:p>
          </table:table-cell>
          <table:table-cell table:formula="of:=IF([.A217]=&quot;Done&quot;;0;[.D217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8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R5</text:p>
          </table:table-cell>
          <table:table-cell office:value-type="float" office:value="8" calcext:value-type="float">
            <text:p>8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8]=1;&quot;N/C&quot;;&quot;&quot;)">
            <text:p/>
          </table:table-cell>
          <table:table-cell office:value-type="string" calcext:value-type="string">
            <text:p>\_MMAP_IO_SEL\_</text:p>
          </table:table-cell>
          <table:table-cell table:formula="of:=COUNTA([.F218:.GW218])/2" office:value-type="float" office:value="4" calcext:value-type="float">
            <text:p>4</text:p>
          </table:table-cell>
          <table:table-cell table:formula="of:=IF([.A218]=&quot;Done&quot;;0;[.D218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7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R5</text:p>
          </table:table-cell>
          <table:table-cell office:value-type="float" office:value="7" calcext:value-type="float">
            <text:p>7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19]=1;&quot;N/C&quot;;&quot;&quot;)">
            <text:p/>
          </table:table-cell>
          <table:table-cell office:value-type="string" calcext:value-type="string">
            <text:p>POW_RST</text:p>
          </table:table-cell>
          <table:table-cell table:formula="of:=COUNTA([.F219:.GW219])/2" office:value-type="float" office:value="2" calcext:value-type="float">
            <text:p>2</text:p>
          </table:table-cell>
          <table:table-cell table:formula="of:=IF([.A219]=&quot;Done&quot;;0;[.D219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R5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0]=1;&quot;N/C&quot;;&quot;&quot;)">
            <text:p/>
          </table:table-cell>
          <table:table-cell office:value-type="string" calcext:value-type="string">
            <text:p>\_LV_PNL_DAT_RD\_</text:p>
          </table:table-cell>
          <table:table-cell table:formula="of:=COUNTA([.F220:.GW220])/2" office:value-type="float" office:value="3" calcext:value-type="float">
            <text:p>3</text:p>
          </table:table-cell>
          <table:table-cell table:formula="of:=IF([.A220]=&quot;Done&quot;;0;[.D220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1]=1;&quot;N/C&quot;;&quot;&quot;)">
            <text:p/>
          </table:table-cell>
          <table:table-cell office:value-type="string" calcext:value-type="string">
            <text:p>\_LV_INT\_</text:p>
          </table:table-cell>
          <table:table-cell table:formula="of:=COUNTA([.F221:.GW221])/2" office:value-type="float" office:value="3" calcext:value-type="float">
            <text:p>3</text:p>
          </table:table-cell>
          <table:table-cell table:formula="of:=IF([.A221]=&quot;Done&quot;;0;[.D221])" office:value-type="float" office:value="0" calcext:value-type="float">
            <text:p>0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R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2]=1;&quot;N/C&quot;;&quot;&quot;)">
            <text:p/>
          </table:table-cell>
          <table:table-cell office:value-type="string" calcext:value-type="string">
            <text:p>+3.3V</text:p>
          </table:table-cell>
          <table:table-cell table:formula="of:=COUNTA([.F222:.GW222])/2" office:value-type="float" office:value="9" calcext:value-type="float">
            <text:p>9</text:p>
          </table:table-cell>
          <table:table-cell table:formula="of:=IF([.A222]=&quot;Done&quot;;0;[.D22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7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2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2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2,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2,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3]=1;&quot;N/C&quot;;&quot;&quot;)">
            <text:p/>
          </table:table-cell>
          <table:table-cell office:value-type="string" calcext:value-type="string">
            <text:p>\_NMI\_</text:p>
          </table:table-cell>
          <table:table-cell table:formula="of:=COUNTA([.F223:.GW223])/2" office:value-type="float" office:value="4" calcext:value-type="float">
            <text:p>4</text:p>
          </table:table-cell>
          <table:table-cell table:formula="of:=IF([.A223]=&quot;Done&quot;;0;[.D223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U42</text:p>
          </table:table-cell>
          <table:table-cell office:value-type="float" office:value="11" calcext:value-type="float">
            <text:p>11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4]=1;&quot;N/C&quot;;&quot;&quot;)">
            <text:p/>
          </table:table-cell>
          <table:table-cell office:value-type="string" calcext:value-type="string">
            <text:p>\_LV_NMI\_</text:p>
          </table:table-cell>
          <table:table-cell table:formula="of:=COUNTA([.F224:.GW224])/2" office:value-type="float" office:value="3" calcext:value-type="float">
            <text:p>3</text:p>
          </table:table-cell>
          <table:table-cell table:formula="of:=IF([.A224]=&quot;Done&quot;;0;[.D224])" office:value-type="float" office:value="0" calcext:value-type="float">
            <text:p>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5]=1;&quot;N/C&quot;;&quot;&quot;)">
            <text:p/>
          </table:table-cell>
          <table:table-cell office:value-type="string" calcext:value-type="string">
            <text:p>unnamed_net64</text:p>
          </table:table-cell>
          <table:table-cell table:formula="of:=COUNTA([.F225:.GW225])/2" office:value-type="float" office:value="2" calcext:value-type="float">
            <text:p>2</text:p>
          </table:table-cell>
          <table:table-cell table:formula="of:=IF([.A225]=&quot;Done&quot;;0;[.D225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0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6]=1;&quot;N/C&quot;;&quot;&quot;)">
            <text:p/>
          </table:table-cell>
          <table:table-cell office:value-type="string" calcext:value-type="string">
            <text:p>unnamed_net63</text:p>
          </table:table-cell>
          <table:table-cell table:formula="of:=COUNTA([.F226:.GW226])/2" office:value-type="float" office:value="2" calcext:value-type="float">
            <text:p>2</text:p>
          </table:table-cell>
          <table:table-cell table:formula="of:=IF([.A226]=&quot;Done&quot;;0;[.D226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0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7]=1;&quot;N/C&quot;;&quot;&quot;)">
            <text:p/>
          </table:table-cell>
          <table:table-cell office:value-type="string" calcext:value-type="string">
            <text:p>\_WR\_</text:p>
          </table:table-cell>
          <table:table-cell table:formula="of:=COUNTA([.F227:.GW227])/2" office:value-type="float" office:value="6" calcext:value-type="float">
            <text:p>6</text:p>
          </table:table-cell>
          <table:table-cell table:formula="of:=IF([.A227]=&quot;Done&quot;;0;[.D227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0</text:p>
          </table:table-cell>
          <table:table-cell office:value-type="float" office:value="2" calcext:value-type="float">
            <text:p>2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8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62</text:p>
          </table:table-cell>
          <table:table-cell table:formula="of:=COUNTA([.F228:.GW228])/2" office:value-type="float" office:value="1" calcext:value-type="float">
            <text:p>1</text:p>
          </table:table-cell>
          <table:table-cell table:formula="of:=IF([.A228]=&quot;Done&quot;;0;[.D228])" office:value-type="float" office:value="0" calcext:value-type="float">
            <text:p>0</text:p>
          </table:table-cell>
          <table:table-cell office:value-type="string" calcext:value-type="string">
            <text:p>U20</text:p>
          </table:table-cell>
          <table:table-cell office:value-type="float" office:value="6" calcext:value-type="float">
            <text:p>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29]=1;&quot;N/C&quot;;&quot;&quot;)">
            <text:p/>
          </table:table-cell>
          <table:table-cell office:value-type="string" calcext:value-type="string">
            <text:p>unnamed_net61</text:p>
          </table:table-cell>
          <table:table-cell table:formula="of:=COUNTA([.F229:.GW229])/2" office:value-type="float" office:value="2" calcext:value-type="float">
            <text:p>2</text:p>
          </table:table-cell>
          <table:table-cell table:formula="of:=IF([.A229]=&quot;Done&quot;;0;[.D229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0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0]=1;&quot;N/C&quot;;&quot;&quot;)">
            <text:p/>
          </table:table-cell>
          <table:table-cell office:value-type="string" calcext:value-type="string">
            <text:p>\_MREQ\_</text:p>
          </table:table-cell>
          <table:table-cell table:formula="of:=COUNTA([.F230:.GW230])/2" office:value-type="float" office:value="6" calcext:value-type="float">
            <text:p>6</text:p>
          </table:table-cell>
          <table:table-cell table:formula="of:=IF([.A230]=&quot;Done&quot;;0;[.D230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21</text:p>
          </table:table-cell>
          <table:table-cell office:value-type="float" office:value="5" calcext:value-type="float">
            <text:p>5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1]=1;&quot;N/C&quot;;&quot;&quot;)">
            <text:p/>
          </table:table-cell>
          <table:table-cell office:value-type="string" calcext:value-type="string">
            <text:p>\_IORQ\_</text:p>
          </table:table-cell>
          <table:table-cell table:formula="of:=COUNTA([.F231:.GW231])/2" office:value-type="float" office:value="6" calcext:value-type="float">
            <text:p>6</text:p>
          </table:table-cell>
          <table:table-cell table:formula="of:=IF([.A231]=&quot;Done&quot;;0;[.D231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1</text:p>
          </table:table-cell>
          <table:table-cell office:value-type="float" office:value="4" calcext:value-type="float">
            <text:p>4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2]=1;&quot;N/C&quot;;&quot;&quot;)">
            <text:p/>
          </table:table-cell>
          <table:table-cell office:value-type="string" calcext:value-type="string">
            <text:p>LV_IOWAIT</text:p>
          </table:table-cell>
          <table:table-cell table:formula="of:=COUNTA([.F232:.GW232])/2" office:value-type="float" office:value="3" calcext:value-type="float">
            <text:p>3</text:p>
          </table:table-cell>
          <table:table-cell table:formula="of:=IF([.A232]=&quot;Done&quot;;0;[.D232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8,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42</text:p>
          </table:table-cell>
          <table:table-cell office:value-type="float" office:value="5" calcext:value-type="float">
            <text:p>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3]=1;&quot;N/C&quot;;&quot;&quot;)">
            <text:p/>
          </table:table-cell>
          <table:table-cell office:value-type="string" calcext:value-type="string">
            <text:p>\_M1\_</text:p>
          </table:table-cell>
          <table:table-cell table:formula="of:=COUNTA([.F233:.GW233])/2" office:value-type="float" office:value="5" calcext:value-type="float">
            <text:p>5</text:p>
          </table:table-cell>
          <table:table-cell table:formula="of:=IF([.A233]=&quot;Done&quot;;0;[.D233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7,</text:p>
          </table:table-cell>
          <table:table-cell office:value-type="string" calcext:value-type="string">
            <text:p>U31</text:p>
          </table:table-cell>
          <table:table-cell office:value-type="float" office:value="3" calcext:value-type="float">
            <text:p>3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4]=1;&quot;N/C&quot;;&quot;&quot;)">
            <text:p/>
          </table:table-cell>
          <table:table-cell office:value-type="string" calcext:value-type="string">
            <text:p>RFSH</text:p>
          </table:table-cell>
          <table:table-cell table:formula="of:=COUNTA([.F234:.GW234])/2" office:value-type="float" office:value="9" calcext:value-type="float">
            <text:p>9</text:p>
          </table:table-cell>
          <table:table-cell table:formula="of:=IF([.A234]=&quot;Done&quot;;0;[.D234])" office:value-type="float" office:value="0" calcext:value-type="float">
            <text:p>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1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5]=1;&quot;N/C&quot;;&quot;&quot;)">
            <text:p/>
          </table:table-cell>
          <table:table-cell office:value-type="string" calcext:value-type="string">
            <text:p>\_RFSH\_</text:p>
          </table:table-cell>
          <table:table-cell table:formula="of:=COUNTA([.F235:.GW235])/2" office:value-type="float" office:value="3" calcext:value-type="float">
            <text:p>3</text:p>
          </table:table-cell>
          <table:table-cell table:formula="of:=IF([.A235]=&quot;Done&quot;;0;[.D235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U31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6]=1;&quot;N/C&quot;;&quot;&quot;)">
            <text:p/>
          </table:table-cell>
          <table:table-cell office:value-type="string" calcext:value-type="string">
            <text:p>PRE_WAIT</text:p>
          </table:table-cell>
          <table:table-cell table:formula="of:=COUNTA([.F236:.GW236])/2" office:value-type="float" office:value="3" calcext:value-type="float">
            <text:p>3</text:p>
          </table:table-cell>
          <table:table-cell table:formula="of:=IF([.A236]=&quot;Done&quot;;0;[.D236])" office:value-type="float" office:value="0" calcext:value-type="float">
            <text:p>0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41</text:p>
          </table:table-cell>
          <table:table-cell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7]=1;&quot;N/C&quot;;&quot;&quot;)">
            <text:p/>
          </table:table-cell>
          <table:table-cell office:value-type="string" calcext:value-type="string">
            <text:p>\_WAIT\_</text:p>
          </table:table-cell>
          <table:table-cell table:formula="of:=COUNTA([.F237:.GW237])/2" office:value-type="float" office:value="4" calcext:value-type="float">
            <text:p>4</text:p>
          </table:table-cell>
          <table:table-cell table:formula="of:=IF([.A237]=&quot;Done&quot;;0;[.D237])" office:value-type="float" office:value="0" calcext:value-type="float">
            <text:p>0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U41</text:p>
          </table:table-cell>
          <table:table-cell office:value-type="float" office:value="6" calcext:value-type="float">
            <text:p>6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8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60</text:p>
          </table:table-cell>
          <table:table-cell table:formula="of:=COUNTA([.F238:.GW238])/2" office:value-type="float" office:value="1" calcext:value-type="float">
            <text:p>1</text:p>
          </table:table-cell>
          <table:table-cell table:formula="of:=IF([.A238]=&quot;Done&quot;;0;[.D238])" office:value-type="float" office:value="0" calcext:value-type="float">
            <text:p>0</text:p>
          </table:table-cell>
          <table:table-cell office:value-type="string" calcext:value-type="string">
            <text:p>U41</text:p>
          </table:table-cell>
          <table:table-cell office:value-type="float" office:value="5" calcext:value-type="float">
            <text:p>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39]=1;&quot;N/C&quot;;&quot;&quot;)">
            <text:p/>
          </table:table-cell>
          <table:table-cell office:value-type="string" calcext:value-type="string">
            <text:p>\_FPGA_BUF_INH\_</text:p>
          </table:table-cell>
          <table:table-cell table:formula="of:=COUNTA([.F239:.GW239])/2" office:value-type="float" office:value="2" calcext:value-type="float">
            <text:p>2</text:p>
          </table:table-cell>
          <table:table-cell table:formula="of:=IF([.A239]=&quot;Done&quot;;0;[.D239])" office:value-type="float" office:value="0" calcext:value-type="float">
            <text:p>0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1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0]=1;&quot;N/C&quot;;&quot;&quot;)">
            <text:p/>
          </table:table-cell>
          <table:table-cell office:value-type="string" calcext:value-type="string">
            <text:p>DO_WRITEORNEXT</text:p>
          </table:table-cell>
          <table:table-cell table:formula="of:=COUNTA([.F240:.GW240])/2" office:value-type="float" office:value="2" calcext:value-type="float">
            <text:p>2</text:p>
          </table:table-cell>
          <table:table-cell table:formula="of:=IF([.A240]=&quot;Done&quot;;0;[.D240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18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1]=1;&quot;N/C&quot;;&quot;&quot;)">
            <text:p/>
          </table:table-cell>
          <table:table-cell office:value-type="string" calcext:value-type="string">
            <text:p>unnamed_net59</text:p>
          </table:table-cell>
          <table:table-cell table:formula="of:=COUNTA([.F241:.GW241])/2" office:value-type="float" office:value="4" calcext:value-type="float">
            <text:p>4</text:p>
          </table:table-cell>
          <table:table-cell table:formula="of:=IF([.A241]=&quot;Done&quot;;0;[.D241])" office:value-type="float" office:value="0" calcext:value-type="float">
            <text:p>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0</text:p>
          </table:table-cell>
          <table:table-cell office:value-type="float" office:value="11" calcext:value-type="float">
            <text:p>11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2]=1;&quot;N/C&quot;;&quot;&quot;)">
            <text:p/>
          </table:table-cell>
          <table:table-cell office:value-type="string" calcext:value-type="string">
            <text:p>unnamed_net58</text:p>
          </table:table-cell>
          <table:table-cell table:formula="of:=COUNTA([.F242:.GW242])/2" office:value-type="float" office:value="2" calcext:value-type="float">
            <text:p>2</text:p>
          </table:table-cell>
          <table:table-cell table:formula="of:=IF([.A242]=&quot;Done&quot;;0;[.D242])" office:value-type="float" office:value="0" calcext:value-type="float">
            <text:p>0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39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3]=1;&quot;N/C&quot;;&quot;&quot;)">
            <text:p/>
          </table:table-cell>
          <table:table-cell office:value-type="string" calcext:value-type="string">
            <text:p>\_RAM_WE\_</text:p>
          </table:table-cell>
          <table:table-cell table:formula="of:=COUNTA([.F243:.GW243])/2" office:value-type="float" office:value="3" calcext:value-type="float">
            <text:p>3</text:p>
          </table:table-cell>
          <table:table-cell table:formula="of:=IF([.A243]=&quot;Done&quot;;0;[.D243])" office:value-type="float" office:value="0" calcext:value-type="float">
            <text:p>0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9,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29,</text:p>
          </table:table-cell>
          <table:table-cell office:value-type="string" calcext:value-type="string">
            <text:p>U40</text:p>
          </table:table-cell>
          <table:table-cell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4]=1;&quot;N/C&quot;;&quot;&quot;)">
            <text:p/>
          </table:table-cell>
          <table:table-cell office:value-type="string" calcext:value-type="string">
            <text:p>DO_STEPORNEXT</text:p>
          </table:table-cell>
          <table:table-cell table:formula="of:=COUNTA([.F244:.GW244])/2" office:value-type="float" office:value="4" calcext:value-type="float">
            <text:p>4</text:p>
          </table:table-cell>
          <table:table-cell table:formula="of:=IF([.A244]=&quot;Done&quot;;0;[.D244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40</text:p>
          </table:table-cell>
          <table:table-cell office:value-type="float" office:value="5" calcext:value-type="float">
            <text:p>5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5]=1;&quot;N/C&quot;;&quot;&quot;)">
            <text:p/>
          </table:table-cell>
          <table:table-cell office:value-type="string" calcext:value-type="string">
            <text:p>unnamed_net57</text:p>
          </table:table-cell>
          <table:table-cell table:formula="of:=COUNTA([.F245:.GW245])/2" office:value-type="float" office:value="2" calcext:value-type="float">
            <text:p>2</text:p>
          </table:table-cell>
          <table:table-cell table:formula="of:=IF([.A245]=&quot;Done&quot;;0;[.D245])" office:value-type="float" office:value="0" calcext:value-type="float">
            <text:p>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40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6]=1;&quot;N/C&quot;;&quot;&quot;)">
            <text:p/>
          </table:table-cell>
          <table:table-cell office:value-type="string" calcext:value-type="string">
            <text:p>\_PNL_LATCH_OE_RQ\_</text:p>
          </table:table-cell>
          <table:table-cell table:formula="of:=COUNTA([.F246:.GW246])/2" office:value-type="float" office:value="2" calcext:value-type="float">
            <text:p>2</text:p>
          </table:table-cell>
          <table:table-cell table:formula="of:=IF([.A246]=&quot;Done&quot;;0;[.D246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40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7]=1;&quot;N/C&quot;;&quot;&quot;)">
            <text:p/>
          </table:table-cell>
          <table:table-cell office:value-type="string" calcext:value-type="string">
            <text:p>\_RAM_OE\_</text:p>
          </table:table-cell>
          <table:table-cell table:formula="of:=COUNTA([.F247:.GW247])/2" office:value-type="float" office:value="3" calcext:value-type="float">
            <text:p>3</text:p>
          </table:table-cell>
          <table:table-cell table:formula="of:=IF([.A247]=&quot;Done&quot;;0;[.D247])" office:value-type="float" office:value="0" calcext:value-type="float">
            <text:p>0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U42</text:p>
          </table:table-cell>
          <table:table-cell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8]=1;&quot;N/C&quot;;&quot;&quot;)">
            <text:p/>
          </table:table-cell>
          <table:table-cell office:value-type="string" calcext:value-type="string">
            <text:p>\_RD\_</text:p>
          </table:table-cell>
          <table:table-cell table:formula="of:=COUNTA([.F248:.GW248])/2" office:value-type="float" office:value="6" calcext:value-type="float">
            <text:p>6</text:p>
          </table:table-cell>
          <table:table-cell table:formula="of:=IF([.A248]=&quot;Done&quot;;0;[.D248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42</text:p>
          </table:table-cell>
          <table:table-cell office:value-type="float" office:value="2" calcext:value-type="float">
            <text:p>2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49]=1;&quot;N/C&quot;;&quot;&quot;)">
            <text:p/>
          </table:table-cell>
          <table:table-cell office:value-type="string" calcext:value-type="string">
            <text:p>unnamed_net56</text:p>
          </table:table-cell>
          <table:table-cell table:formula="of:=COUNTA([.F249:.GW249])/2" office:value-type="float" office:value="3" calcext:value-type="float">
            <text:p>3</text:p>
          </table:table-cell>
          <table:table-cell table:formula="of:=IF([.A249]=&quot;Done&quot;;0;[.D249])" office:value-type="float" office:value="0" calcext:value-type="float">
            <text:p>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0]=1;&quot;N/C&quot;;&quot;&quot;)">
            <text:p/>
          </table:table-cell>
          <table:table-cell office:value-type="string" calcext:value-type="string">
            <text:p>unnamed_net55</text:p>
          </table:table-cell>
          <table:table-cell table:formula="of:=COUNTA([.F250:.GW250])/2" office:value-type="float" office:value="2" calcext:value-type="float">
            <text:p>2</text:p>
          </table:table-cell>
          <table:table-cell table:formula="of:=IF([.A250]=&quot;Done&quot;;0;[.D250])" office:value-type="float" office:value="0" calcext:value-type="float">
            <text:p>0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19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1]=1;&quot;N/C&quot;;&quot;&quot;)">
            <text:p/>
          </table:table-cell>
          <table:table-cell office:value-type="string" calcext:value-type="string">
            <text:p>\_PNL_IO_BUF_EN\_</text:p>
          </table:table-cell>
          <table:table-cell table:formula="of:=COUNTA([.F251:.GW251])/2" office:value-type="float" office:value="3" calcext:value-type="float">
            <text:p>3</text:p>
          </table:table-cell>
          <table:table-cell table:formula="of:=IF([.A251]=&quot;Done&quot;;0;[.D251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9</text:p>
          </table:table-cell>
          <table:table-cell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2]=1;&quot;N/C&quot;;&quot;&quot;)">
            <text:p/>
          </table:table-cell>
          <table:table-cell office:value-type="string" calcext:value-type="string">
            <text:p>unnamed_net54</text:p>
          </table:table-cell>
          <table:table-cell table:formula="of:=COUNTA([.F252:.GW252])/2" office:value-type="float" office:value="2" calcext:value-type="float">
            <text:p>2</text:p>
          </table:table-cell>
          <table:table-cell table:formula="of:=IF([.A252]=&quot;Done&quot;;0;[.D252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9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3]=1;&quot;N/C&quot;;&quot;&quot;)">
            <text:p/>
          </table:table-cell>
          <table:table-cell office:value-type="string" calcext:value-type="string">
            <text:p>USE_PNL_DATA</text:p>
          </table:table-cell>
          <table:table-cell table:formula="of:=COUNTA([.F253:.GW253])/2" office:value-type="float" office:value="3" calcext:value-type="float">
            <text:p>3</text:p>
          </table:table-cell>
          <table:table-cell table:formula="of:=IF([.A253]=&quot;Done&quot;;0;[.D253])" office:value-type="float" office:value="0" calcext:value-type="float">
            <text:p>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9</text:p>
          </table:table-cell>
          <table:table-cell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4]=1;&quot;N/C&quot;;&quot;&quot;)">
            <text:p/>
          </table:table-cell>
          <table:table-cell office:value-type="string" calcext:value-type="string">
            <text:p>\_DO_D\_</text:p>
          </table:table-cell>
          <table:table-cell table:formula="of:=COUNTA([.F254:.GW254])/2" office:value-type="float" office:value="3" calcext:value-type="float">
            <text:p>3</text:p>
          </table:table-cell>
          <table:table-cell table:formula="of:=IF([.A254]=&quot;Done&quot;;0;[.D254])" office:value-type="float" office:value="0" calcext:value-type="float">
            <text:p>0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29</text:p>
          </table:table-cell>
          <table:table-cell office:value-type="float" office:value="14" calcext:value-type="float">
            <text:p>14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53</text:p>
          </table:table-cell>
          <table:table-cell table:formula="of:=COUNTA([.F255:.GW255])/2" office:value-type="float" office:value="1" calcext:value-type="float">
            <text:p>1</text:p>
          </table:table-cell>
          <table:table-cell table:formula="of:=IF([.A255]=&quot;Done&quot;;0;[.D255])" office:value-type="float" office:value="0" calcext:value-type="float">
            <text:p>0</text:p>
          </table:table-cell>
          <table:table-cell office:value-type="string" calcext:value-type="string">
            <text:p>U29</text:p>
          </table:table-cell>
          <table:table-cell office:value-type="float" office:value="11" calcext:value-type="float">
            <text:p>1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52</text:p>
          </table:table-cell>
          <table:table-cell table:formula="of:=COUNTA([.F256:.GW256])/2" office:value-type="float" office:value="1" calcext:value-type="float">
            <text:p>1</text:p>
          </table:table-cell>
          <table:table-cell table:formula="of:=IF([.A256]=&quot;Done&quot;;0;[.D256])" office:value-type="float" office:value="0" calcext:value-type="float">
            <text:p>0</text:p>
          </table:table-cell>
          <table:table-cell office:value-type="string" calcext:value-type="string">
            <text:p>U29</text:p>
          </table:table-cell>
          <table:table-cell office:value-type="float" office:value="6" calcext:value-type="float">
            <text:p>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51</text:p>
          </table:table-cell>
          <table:table-cell table:formula="of:=COUNTA([.F257:.GW257])/2" office:value-type="float" office:value="1" calcext:value-type="float">
            <text:p>1</text:p>
          </table:table-cell>
          <table:table-cell table:formula="of:=IF([.A257]=&quot;Done&quot;;0;[.D257])" office:value-type="float" office:value="0" calcext:value-type="float">
            <text:p>0</text:p>
          </table:table-cell>
          <table:table-cell office:value-type="string" calcext:value-type="string">
            <text:p>U29</text:p>
          </table:table-cell>
          <table:table-cell office:value-type="float" office:value="3" calcext:value-type="float">
            <text:p>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8]=1;&quot;N/C&quot;;&quot;&quot;)">
            <text:p/>
          </table:table-cell>
          <table:table-cell office:value-type="string" calcext:value-type="string">
            <text:p>unnamed_net50</text:p>
          </table:table-cell>
          <table:table-cell table:formula="of:=COUNTA([.F258:.GW258])/2" office:value-type="float" office:value="2" calcext:value-type="float">
            <text:p>2</text:p>
          </table:table-cell>
          <table:table-cell table:formula="of:=IF([.A258]=&quot;Done&quot;;0;[.D258])" office:value-type="float" office:value="0" calcext:value-type="float">
            <text:p>0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9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59]=1;&quot;N/C&quot;;&quot;&quot;)">
            <text:p/>
          </table:table-cell>
          <table:table-cell office:value-type="string" calcext:value-type="string">
            <text:p>DO_C</text:p>
          </table:table-cell>
          <table:table-cell table:formula="of:=COUNTA([.F259:.GW259])/2" office:value-type="float" office:value="3" calcext:value-type="float">
            <text:p>3</text:p>
          </table:table-cell>
          <table:table-cell table:formula="of:=IF([.A259]=&quot;Done&quot;;0;[.D259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9</text:p>
          </table:table-cell>
          <table:table-cell office:value-type="float" office:value="10" calcext:value-type="float">
            <text:p>10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0]=1;&quot;N/C&quot;;&quot;&quot;)">
            <text:p/>
          </table:table-cell>
          <table:table-cell office:value-type="string" calcext:value-type="string">
            <text:p>DO_B</text:p>
          </table:table-cell>
          <table:table-cell table:formula="of:=COUNTA([.F260:.GW260])/2" office:value-type="float" office:value="3" calcext:value-type="float">
            <text:p>3</text:p>
          </table:table-cell>
          <table:table-cell table:formula="of:=IF([.A260]=&quot;Done&quot;;0;[.D260])" office:value-type="float" office:value="0" calcext:value-type="float">
            <text:p>0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9</text:p>
          </table:table-cell>
          <table:table-cell office:value-type="float" office:value="7" calcext:value-type="float">
            <text:p>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1]=1;&quot;N/C&quot;;&quot;&quot;)">
            <text:p/>
          </table:table-cell>
          <table:table-cell office:value-type="string" calcext:value-type="string">
            <text:p>DO_A</text:p>
          </table:table-cell>
          <table:table-cell table:formula="of:=COUNTA([.F261:.GW261])/2" office:value-type="float" office:value="3" calcext:value-type="float">
            <text:p>3</text:p>
          </table:table-cell>
          <table:table-cell table:formula="of:=IF([.A261]=&quot;Done&quot;;0;[.D261])" office:value-type="float" office:value="0" calcext:value-type="float">
            <text:p>0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9</text:p>
          </table:table-cell>
          <table:table-cell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2]=1;&quot;N/C&quot;;&quot;&quot;)">
            <text:p/>
          </table:table-cell>
          <table:table-cell office:value-type="string" calcext:value-type="string">
            <text:p>unnamed_net49</text:p>
          </table:table-cell>
          <table:table-cell table:formula="of:=COUNTA([.F262:.GW262])/2" office:value-type="float" office:value="2" calcext:value-type="float">
            <text:p>2</text:p>
          </table:table-cell>
          <table:table-cell table:formula="of:=IF([.A262]=&quot;Done&quot;;0;[.D262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9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3]=1;&quot;N/C&quot;;&quot;&quot;)">
            <text:p/>
          </table:table-cell>
          <table:table-cell office:value-type="string" calcext:value-type="string">
            <text:p>RD</text:p>
          </table:table-cell>
          <table:table-cell table:formula="of:=COUNTA([.F263:.GW263])/2" office:value-type="float" office:value="3" calcext:value-type="float">
            <text:p>3</text:p>
          </table:table-cell>
          <table:table-cell table:formula="of:=IF([.A263]=&quot;Done&quot;;0;[.D263])" office:value-type="float" office:value="0" calcext:value-type="float">
            <text:p>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1</text:p>
          </table:table-cell>
          <table:table-cell office:value-type="float" office:value="10" calcext:value-type="float">
            <text:p>10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4]=1;&quot;N/C&quot;;&quot;&quot;)">
            <text:p/>
          </table:table-cell>
          <table:table-cell office:value-type="string" calcext:value-type="string">
            <text:p>M1</text:p>
          </table:table-cell>
          <table:table-cell table:formula="of:=COUNTA([.F264:.GW264])/2" office:value-type="float" office:value="2" calcext:value-type="float">
            <text:p>2</text:p>
          </table:table-cell>
          <table:table-cell table:formula="of:=IF([.A264]=&quot;Done&quot;;0;[.D264])" office:value-type="float" office:value="0" calcext:value-type="float">
            <text:p>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1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5]=1;&quot;N/C&quot;;&quot;&quot;)">
            <text:p/>
          </table:table-cell>
          <table:table-cell office:value-type="string" calcext:value-type="string">
            <text:p>PNL_WAIT</text:p>
          </table:table-cell>
          <table:table-cell table:formula="of:=COUNTA([.F265:.GW265])/2" office:value-type="float" office:value="2" calcext:value-type="float">
            <text:p>2</text:p>
          </table:table-cell>
          <table:table-cell table:formula="of:=IF([.A265]=&quot;Done&quot;;0;[.D265])" office:value-type="float" office:value="0" calcext:value-type="float">
            <text:p>0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8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6]=1;&quot;N/C&quot;;&quot;&quot;)">
            <text:p/>
          </table:table-cell>
          <table:table-cell office:value-type="string" calcext:value-type="string">
            <text:p>DO_WRITE</text:p>
          </table:table-cell>
          <table:table-cell table:formula="of:=COUNTA([.F266:.GW266])/2" office:value-type="float" office:value="4" calcext:value-type="float">
            <text:p>4</text:p>
          </table:table-cell>
          <table:table-cell table:formula="of:=IF([.A266]=&quot;Done&quot;;0;[.D266])" office:value-type="float" office:value="0" calcext:value-type="float">
            <text:p>0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8</text:p>
          </table:table-cell>
          <table:table-cell office:value-type="float" office:value="9" calcext:value-type="float">
            <text:p>9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7]=1;&quot;N/C&quot;;&quot;&quot;)">
            <text:p/>
          </table:table-cell>
          <table:table-cell office:value-type="string" calcext:value-type="string">
            <text:p>CYCLE</text:p>
          </table:table-cell>
          <table:table-cell table:formula="of:=COUNTA([.F267:.GW267])/2" office:value-type="float" office:value="3" calcext:value-type="float">
            <text:p>3</text:p>
          </table:table-cell>
          <table:table-cell table:formula="of:=IF([.A267]=&quot;Done&quot;;0;[.D267])" office:value-type="float" office:value="0" calcext:value-type="float">
            <text:p>0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8</text:p>
          </table:table-cell>
          <table:table-cell office:value-type="float" office:value="15" calcext:value-type="float">
            <text:p>1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8]=1;&quot;N/C&quot;;&quot;&quot;)">
            <text:p/>
          </table:table-cell>
          <table:table-cell office:value-type="string" calcext:value-type="string">
            <text:p>\_DO_CYCLE\_</text:p>
          </table:table-cell>
          <table:table-cell table:formula="of:=COUNTA([.F268:.GW268])/2" office:value-type="float" office:value="2" calcext:value-type="float">
            <text:p>2</text:p>
          </table:table-cell>
          <table:table-cell table:formula="of:=IF([.A268]=&quot;Done&quot;;0;[.D268])" office:value-type="float" office:value="0" calcext:value-type="float">
            <text:p>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8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69]=1;&quot;N/C&quot;;&quot;&quot;)">
            <text:p/>
          </table:table-cell>
          <table:table-cell office:value-type="string" calcext:value-type="string">
            <text:p>DO_STEP</text:p>
          </table:table-cell>
          <table:table-cell table:formula="of:=COUNTA([.F269:.GW269])/2" office:value-type="float" office:value="2" calcext:value-type="float">
            <text:p>2</text:p>
          </table:table-cell>
          <table:table-cell table:formula="of:=IF([.A269]=&quot;Done&quot;;0;[.D269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8</text:p>
          </table:table-cell>
          <table:table-cell office:value-type="float" office:value="7" calcext:value-type="float">
            <text:p>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0]=1;&quot;N/C&quot;;&quot;&quot;)">
            <text:p/>
          </table:table-cell>
          <table:table-cell office:value-type="string" calcext:value-type="string">
            <text:p>DO_NEXT</text:p>
          </table:table-cell>
          <table:table-cell table:formula="of:=COUNTA([.F270:.GW270])/2" office:value-type="float" office:value="4" calcext:value-type="float">
            <text:p>4</text:p>
          </table:table-cell>
          <table:table-cell table:formula="of:=IF([.A270]=&quot;Done&quot;;0;[.D270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8</text:p>
          </table:table-cell>
          <table:table-cell office:value-type="float" office:value="4" calcext:value-type="float">
            <text:p>4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1]=1;&quot;N/C&quot;;&quot;&quot;)">
            <text:p/>
          </table:table-cell>
          <table:table-cell office:value-type="string" calcext:value-type="string">
            <text:p>\_PNL_OP_DONE\_</text:p>
          </table:table-cell>
          <table:table-cell table:formula="of:=COUNTA([.F271:.GW271])/2" office:value-type="float" office:value="4" calcext:value-type="float">
            <text:p>4</text:p>
          </table:table-cell>
          <table:table-cell table:formula="of:=IF([.A271]=&quot;Done&quot;;0;[.D271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8</text:p>
          </table:table-cell>
          <table:table-cell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2]=1;&quot;N/C&quot;;&quot;&quot;)">
            <text:p/>
          </table:table-cell>
          <table:table-cell office:value-type="string" calcext:value-type="string">
            <text:p>\_DO_E\_</text:p>
          </table:table-cell>
          <table:table-cell table:formula="of:=COUNTA([.F272:.GW272])/2" office:value-type="float" office:value="2" calcext:value-type="float">
            <text:p>2</text:p>
          </table:table-cell>
          <table:table-cell table:formula="of:=IF([.A272]=&quot;Done&quot;;0;[.D272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7</text:p>
          </table:table-cell>
          <table:table-cell office:value-type="float" office:value="14" calcext:value-type="float">
            <text:p>1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3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48</text:p>
          </table:table-cell>
          <table:table-cell table:formula="of:=COUNTA([.F273:.GW273])/2" office:value-type="float" office:value="1" calcext:value-type="float">
            <text:p>1</text:p>
          </table:table-cell>
          <table:table-cell table:formula="of:=IF([.A273]=&quot;Done&quot;;0;[.D273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float" office:value="15" calcext:value-type="float">
            <text:p>1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4]=1;&quot;N/C&quot;;&quot;&quot;)">
            <text:p/>
          </table:table-cell>
          <table:table-cell office:value-type="string" calcext:value-type="string">
            <text:p>DO_D</text:p>
          </table:table-cell>
          <table:table-cell table:formula="of:=COUNTA([.F274:.GW274])/2" office:value-type="float" office:value="2" calcext:value-type="float">
            <text:p>2</text:p>
          </table:table-cell>
          <table:table-cell table:formula="of:=IF([.A274]=&quot;Done&quot;;0;[.D274])" office:value-type="float" office:value="0" calcext:value-type="float">
            <text:p>0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27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47</text:p>
          </table:table-cell>
          <table:table-cell table:formula="of:=COUNTA([.F275:.GW275])/2" office:value-type="float" office:value="1" calcext:value-type="float">
            <text:p>1</text:p>
          </table:table-cell>
          <table:table-cell table:formula="of:=IF([.A275]=&quot;Done&quot;;0;[.D275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float" office:value="10" calcext:value-type="float">
            <text:p>10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46</text:p>
          </table:table-cell>
          <table:table-cell table:formula="of:=COUNTA([.F276:.GW276])/2" office:value-type="float" office:value="1" calcext:value-type="float">
            <text:p>1</text:p>
          </table:table-cell>
          <table:table-cell table:formula="of:=IF([.A276]=&quot;Done&quot;;0;[.D276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float" office:value="7" calcext:value-type="float">
            <text:p>7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45</text:p>
          </table:table-cell>
          <table:table-cell table:formula="of:=COUNTA([.F277:.GW277])/2" office:value-type="float" office:value="1" calcext:value-type="float">
            <text:p>1</text:p>
          </table:table-cell>
          <table:table-cell table:formula="of:=IF([.A277]=&quot;Done&quot;;0;[.D277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float" office:value="2" calcext:value-type="float">
            <text:p>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8]=1;&quot;N/C&quot;;&quot;&quot;)">
            <text:p/>
          </table:table-cell>
          <table:table-cell office:value-type="string" calcext:value-type="string">
            <text:p>unnamed_net44</text:p>
          </table:table-cell>
          <table:table-cell table:formula="of:=COUNTA([.F278:.GW278])/2" office:value-type="float" office:value="3" calcext:value-type="float">
            <text:p>3</text:p>
          </table:table-cell>
          <table:table-cell table:formula="of:=IF([.A278]=&quot;Done&quot;;0;[.D278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8</text:p>
          </table:table-cell>
          <table:table-cell office:value-type="float" office:value="9" calcext:value-type="float">
            <text:p>9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79]=1;&quot;N/C&quot;;&quot;&quot;)">
            <text:p/>
          </table:table-cell>
          <table:table-cell office:value-type="string" calcext:value-type="string">
            <text:p>unnamed_net43</text:p>
          </table:table-cell>
          <table:table-cell table:formula="of:=COUNTA([.F279:.GW279])/2" office:value-type="float" office:value="2" calcext:value-type="float">
            <text:p>2</text:p>
          </table:table-cell>
          <table:table-cell table:formula="of:=IF([.A279]=&quot;Done&quot;;0;[.D279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38</text:p>
          </table:table-cell>
          <table:table-cell office:value-type="float" office:value="10" calcext:value-type="float">
            <text:p>1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0]=1;&quot;N/C&quot;;&quot;&quot;)">
            <text:p/>
          </table:table-cell>
          <table:table-cell office:value-type="string" calcext:value-type="string">
            <text:p>unnamed_net42</text:p>
          </table:table-cell>
          <table:table-cell table:formula="of:=COUNTA([.F280:.GW280])/2" office:value-type="float" office:value="3" calcext:value-type="float">
            <text:p>3</text:p>
          </table:table-cell>
          <table:table-cell table:formula="of:=IF([.A280]=&quot;Done&quot;;0;[.D280])" office:value-type="float" office:value="0" calcext:value-type="float">
            <text:p>0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38</text:p>
          </table:table-cell>
          <table:table-cell office:value-type="float" office:value="8" calcext:value-type="float">
            <text:p>8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1]=1;&quot;N/C&quot;;&quot;&quot;)">
            <text:p/>
          </table:table-cell>
          <table:table-cell office:value-type="string" calcext:value-type="string">
            <text:p>unnamed_net41</text:p>
          </table:table-cell>
          <table:table-cell table:formula="of:=COUNTA([.F281:.GW281])/2" office:value-type="float" office:value="2" calcext:value-type="float">
            <text:p>2</text:p>
          </table:table-cell>
          <table:table-cell table:formula="of:=IF([.A281]=&quot;Done&quot;;0;[.D281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8</text:p>
          </table:table-cell>
          <table:table-cell office:value-type="float" office:value="5" calcext:value-type="float">
            <text:p>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2]=1;&quot;N/C&quot;;&quot;&quot;)">
            <text:p/>
          </table:table-cell>
          <table:table-cell office:value-type="string" calcext:value-type="string">
            <text:p>unnamed_net40</text:p>
          </table:table-cell>
          <table:table-cell table:formula="of:=COUNTA([.F282:.GW282])/2" office:value-type="float" office:value="2" calcext:value-type="float">
            <text:p>2</text:p>
          </table:table-cell>
          <table:table-cell table:formula="of:=IF([.A282]=&quot;Done&quot;;0;[.D282])" office:value-type="float" office:value="0" calcext:value-type="float">
            <text:p>0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38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3]=1;&quot;N/C&quot;;&quot;&quot;)">
            <text:p/>
          </table:table-cell>
          <table:table-cell office:value-type="string" calcext:value-type="string">
            <text:p>unnamed_net39</text:p>
          </table:table-cell>
          <table:table-cell table:formula="of:=COUNTA([.F283:.GW283])/2" office:value-type="float" office:value="3" calcext:value-type="float">
            <text:p>3</text:p>
          </table:table-cell>
          <table:table-cell table:formula="of:=IF([.A283]=&quot;Done&quot;;0;[.D283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38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4]=1;&quot;N/C&quot;;&quot;&quot;)">
            <text:p/>
          </table:table-cell>
          <table:table-cell office:value-type="string" calcext:value-type="string">
            <text:p>unnamed_net38</text:p>
          </table:table-cell>
          <table:table-cell table:formula="of:=COUNTA([.F284:.GW284])/2" office:value-type="float" office:value="2" calcext:value-type="float">
            <text:p>2</text:p>
          </table:table-cell>
          <table:table-cell table:formula="of:=IF([.A284]=&quot;Done&quot;;0;[.D284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38</text:p>
          </table:table-cell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5]=1;&quot;N/C&quot;;&quot;&quot;)">
            <text:p/>
          </table:table-cell>
          <table:table-cell office:value-type="string" calcext:value-type="string">
            <text:p>unnamed_net37</text:p>
          </table:table-cell>
          <table:table-cell table:formula="of:=COUNTA([.F285:.GW285])/2" office:value-type="float" office:value="3" calcext:value-type="float">
            <text:p>3</text:p>
          </table:table-cell>
          <table:table-cell table:formula="of:=IF([.A285]=&quot;Done&quot;;0;[.D285])" office:value-type="float" office:value="0" calcext:value-type="float">
            <text:p>0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8</text:p>
          </table:table-cell>
          <table:table-cell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6]=1;&quot;N/C&quot;;&quot;&quot;)">
            <text:p/>
          </table:table-cell>
          <table:table-cell office:value-type="string" calcext:value-type="string">
            <text:p>\_CYCLE\_</text:p>
          </table:table-cell>
          <table:table-cell table:formula="of:=COUNTA([.F286:.GW286])/2" office:value-type="float" office:value="5" calcext:value-type="float">
            <text:p>5</text:p>
          </table:table-cell>
          <table:table-cell table:formula="of:=IF([.A286]=&quot;Done&quot;;0;[.D286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41</text:p>
          </table:table-cell>
          <table:table-cell office:value-type="float" office:value="11" calcext:value-type="float">
            <text:p>11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36</text:p>
          </table:table-cell>
          <table:table-cell table:formula="of:=COUNTA([.F287:.GW287])/2" office:value-type="float" office:value="1" calcext:value-type="float">
            <text:p>1</text:p>
          </table:table-cell>
          <table:table-cell table:formula="of:=IF([.A287]=&quot;Done&quot;;0;[.D287])" office:value-type="float" office:value="0" calcext:value-type="float">
            <text:p>0</text:p>
          </table:table-cell>
          <table:table-cell office:value-type="string" calcext:value-type="string">
            <text:p>U41</text:p>
          </table:table-cell>
          <table:table-cell office:value-type="float" office:value="9" calcext:value-type="float">
            <text:p>9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8]=1;&quot;N/C&quot;;&quot;&quot;)">
            <text:p/>
          </table:table-cell>
          <table:table-cell office:value-type="string" calcext:value-type="string">
            <text:p>unnamed_net35</text:p>
          </table:table-cell>
          <table:table-cell table:formula="of:=COUNTA([.F288:.GW288])/2" office:value-type="float" office:value="2" calcext:value-type="float">
            <text:p>2</text:p>
          </table:table-cell>
          <table:table-cell table:formula="of:=IF([.A288]=&quot;Done&quot;;0;[.D288])" office:value-type="float" office:value="0" calcext:value-type="float">
            <text:p>0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9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89]=1;&quot;N/C&quot;;&quot;&quot;)">
            <text:p/>
          </table:table-cell>
          <table:table-cell office:value-type="string" calcext:value-type="string">
            <text:p>\_RUN\_</text:p>
          </table:table-cell>
          <table:table-cell table:formula="of:=COUNTA([.F289:.GW289])/2" office:value-type="float" office:value="4" calcext:value-type="float">
            <text:p>4</text:p>
          </table:table-cell>
          <table:table-cell table:formula="of:=IF([.A289]=&quot;Done&quot;;0;[.D289])" office:value-type="float" office:value="0" calcext:value-type="float">
            <text:p>0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0]=1;&quot;N/C&quot;;&quot;&quot;)">
            <text:p/>
          </table:table-cell>
          <table:table-cell office:value-type="string" calcext:value-type="string">
            <text:p>NEXT</text:p>
          </table:table-cell>
          <table:table-cell table:formula="of:=COUNTA([.F290:.GW290])/2" office:value-type="float" office:value="2" calcext:value-type="float">
            <text:p>2</text:p>
          </table:table-cell>
          <table:table-cell table:formula="of:=IF([.A290]=&quot;Done&quot;;0;[.D290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6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1]=1;&quot;N/C&quot;;&quot;&quot;)">
            <text:p/>
          </table:table-cell>
          <table:table-cell office:value-type="string" calcext:value-type="string">
            <text:p>unnamed_net34</text:p>
          </table:table-cell>
          <table:table-cell table:formula="of:=COUNTA([.F291:.GW291])/2" office:value-type="float" office:value="2" calcext:value-type="float">
            <text:p>2</text:p>
          </table:table-cell>
          <table:table-cell table:formula="of:=IF([.A291]=&quot;Done&quot;;0;[.D291])" office:value-type="float" office:value="0" calcext:value-type="float">
            <text:p>0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6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2]=1;&quot;N/C&quot;;&quot;&quot;)">
            <text:p/>
          </table:table-cell>
          <table:table-cell office:value-type="string" calcext:value-type="string">
            <text:p>unnamed_net33</text:p>
          </table:table-cell>
          <table:table-cell table:formula="of:=COUNTA([.F292:.GW292])/2" office:value-type="float" office:value="2" calcext:value-type="float">
            <text:p>2</text:p>
          </table:table-cell>
          <table:table-cell table:formula="of:=IF([.A292]=&quot;Done&quot;;0;[.D292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6</text:p>
          </table:table-cell>
          <table:table-cell office:value-type="float" office:value="7" calcext:value-type="float">
            <text:p>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3]=1;&quot;N/C&quot;;&quot;&quot;)">
            <text:p/>
          </table:table-cell>
          <table:table-cell office:value-type="string" calcext:value-type="string">
            <text:p>STEP</text:p>
          </table:table-cell>
          <table:table-cell table:formula="of:=COUNTA([.F293:.GW293])/2" office:value-type="float" office:value="3" calcext:value-type="float">
            <text:p>3</text:p>
          </table:table-cell>
          <table:table-cell table:formula="of:=IF([.A293]=&quot;Done&quot;;0;[.D293])" office:value-type="float" office:value="0" calcext:value-type="float">
            <text:p>0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6</text:p>
          </table:table-cell>
          <table:table-cell office:value-type="float" office:value="5" calcext:value-type="float">
            <text:p>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4]=1;&quot;N/C&quot;;&quot;&quot;)">
            <text:p/>
          </table:table-cell>
          <table:table-cell office:value-type="string" calcext:value-type="string">
            <text:p>MAN</text:p>
          </table:table-cell>
          <table:table-cell table:formula="of:=COUNTA([.F294:.GW294])/2" office:value-type="float" office:value="2" calcext:value-type="float">
            <text:p>2</text:p>
          </table:table-cell>
          <table:table-cell table:formula="of:=IF([.A294]=&quot;Done&quot;;0;[.D294])" office:value-type="float" office:value="0" calcext:value-type="float">
            <text:p>0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6</text:p>
          </table:table-cell>
          <table:table-cell office:value-type="float" office:value="19" calcext:value-type="float">
            <text:p>1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5]=1;&quot;N/C&quot;;&quot;&quot;)">
            <text:p/>
          </table:table-cell>
          <table:table-cell office:value-type="string" calcext:value-type="string">
            <text:p>unnamed_net32</text:p>
          </table:table-cell>
          <table:table-cell table:formula="of:=COUNTA([.F295:.GW295])/2" office:value-type="float" office:value="2" calcext:value-type="float">
            <text:p>2</text:p>
          </table:table-cell>
          <table:table-cell table:formula="of:=IF([.A295]=&quot;Done&quot;;0;[.D295])" office:value-type="float" office:value="0" calcext:value-type="float">
            <text:p>0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U26</text:p>
          </table:table-cell>
          <table:table-cell office:value-type="float" office:value="16" calcext:value-type="float">
            <text:p>1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6]=1;&quot;N/C&quot;;&quot;&quot;)">
            <text:p/>
          </table:table-cell>
          <table:table-cell office:value-type="string" calcext:value-type="string">
            <text:p>unnamed_net31</text:p>
          </table:table-cell>
          <table:table-cell table:formula="of:=COUNTA([.F296:.GW296])/2" office:value-type="float" office:value="2" calcext:value-type="float">
            <text:p>2</text:p>
          </table:table-cell>
          <table:table-cell table:formula="of:=IF([.A296]=&quot;Done&quot;;0;[.D296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6</text:p>
          </table:table-cell>
          <table:table-cell office:value-type="float" office:value="17" calcext:value-type="float">
            <text:p>1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7]=1;&quot;N/C&quot;;&quot;&quot;)">
            <text:p/>
          </table:table-cell>
          <table:table-cell office:value-type="string" calcext:value-type="string">
            <text:p>WRITE</text:p>
          </table:table-cell>
          <table:table-cell table:formula="of:=COUNTA([.F297:.GW297])/2" office:value-type="float" office:value="2" calcext:value-type="float">
            <text:p>2</text:p>
          </table:table-cell>
          <table:table-cell table:formula="of:=IF([.A297]=&quot;Done&quot;;0;[.D297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6</text:p>
          </table:table-cell>
          <table:table-cell office:value-type="float" office:value="15" calcext:value-type="float">
            <text:p>15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8]=1;&quot;N/C&quot;;&quot;&quot;)">
            <text:p/>
          </table:table-cell>
          <table:table-cell office:value-type="string" calcext:value-type="string">
            <text:p>unnamed_net30</text:p>
          </table:table-cell>
          <table:table-cell table:formula="of:=COUNTA([.F298:.GW298])/2" office:value-type="float" office:value="2" calcext:value-type="float">
            <text:p>2</text:p>
          </table:table-cell>
          <table:table-cell table:formula="of:=IF([.A298]=&quot;Done&quot;;0;[.D298])" office:value-type="float" office:value="0" calcext:value-type="float">
            <text:p>0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6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299]=1;&quot;N/C&quot;;&quot;&quot;)">
            <text:p/>
          </table:table-cell>
          <table:table-cell office:value-type="string" calcext:value-type="string">
            <text:p>unnamed_net29</text:p>
          </table:table-cell>
          <table:table-cell table:formula="of:=COUNTA([.F299:.GW299])/2" office:value-type="float" office:value="2" calcext:value-type="float">
            <text:p>2</text:p>
          </table:table-cell>
          <table:table-cell table:formula="of:=IF([.A299]=&quot;Done&quot;;0;[.D299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6</text:p>
          </table:table-cell>
          <table:table-cell office:value-type="float" office:value="13" calcext:value-type="float">
            <text:p>1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0]=1;&quot;N/C&quot;;&quot;&quot;)">
            <text:p/>
          </table:table-cell>
          <table:table-cell office:value-type="string" calcext:value-type="string">
            <text:p>unnamed_net28</text:p>
          </table:table-cell>
          <table:table-cell table:formula="of:=COUNTA([.F300:.GW300])/2" office:value-type="float" office:value="2" calcext:value-type="float">
            <text:p>2</text:p>
          </table:table-cell>
          <table:table-cell table:formula="of:=IF([.A300]=&quot;Done&quot;;0;[.D300])" office:value-type="float" office:value="0" calcext:value-type="float">
            <text:p>0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6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1]=1;&quot;N/C&quot;;&quot;&quot;)">
            <text:p/>
          </table:table-cell>
          <table:table-cell office:value-type="string" calcext:value-type="string">
            <text:p>unnamed_net27</text:p>
          </table:table-cell>
          <table:table-cell table:formula="of:=COUNTA([.F301:.GW301])/2" office:value-type="float" office:value="2" calcext:value-type="float">
            <text:p>2</text:p>
          </table:table-cell>
          <table:table-cell table:formula="of:=IF([.A301]=&quot;Done&quot;;0;[.D301])" office:value-type="float" office:value="0" calcext:value-type="float">
            <text:p>0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6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2]=1;&quot;N/C&quot;;&quot;&quot;)">
            <text:p/>
          </table:table-cell>
          <table:table-cell office:value-type="string" calcext:value-type="string">
            <text:p>unnamed_net26</text:p>
          </table:table-cell>
          <table:table-cell table:formula="of:=COUNTA([.F302:.GW302])/2" office:value-type="float" office:value="2" calcext:value-type="float">
            <text:p>2</text:p>
          </table:table-cell>
          <table:table-cell table:formula="of:=IF([.A302]=&quot;Done&quot;;0;[.D302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6</text:p>
          </table:table-cell>
          <table:table-cell office:value-type="float" office:value="3" calcext:value-type="float">
            <text:p>3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3]=1;&quot;N/C&quot;;&quot;&quot;)">
            <text:p/>
          </table:table-cell>
          <table:table-cell office:value-type="string" calcext:value-type="string">
            <text:p>NMI_SWITCH</text:p>
          </table:table-cell>
          <table:table-cell table:formula="of:=COUNTA([.F303:.GW303])/2" office:value-type="float" office:value="2" calcext:value-type="float">
            <text:p>2</text:p>
          </table:table-cell>
          <table:table-cell table:formula="of:=IF([.A303]=&quot;Done&quot;;0;[.D303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9,</text:p>
          </table:table-cell>
          <table:table-cell office:value-type="string" calcext:value-type="string">
            <text:p>U16</text:p>
          </table:table-cell>
          <table:table-cell office:value-type="float" office:value="9" calcext:value-type="float">
            <text:p>9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4]=1;&quot;N/C&quot;;&quot;&quot;)">
            <text:p/>
          </table:table-cell>
          <table:table-cell office:value-type="string" calcext:value-type="string">
            <text:p>unnamed_net25</text:p>
          </table:table-cell>
          <table:table-cell table:formula="of:=COUNTA([.F304:.GW304])/2" office:value-type="float" office:value="2" calcext:value-type="float">
            <text:p>2</text:p>
          </table:table-cell>
          <table:table-cell table:formula="of:=IF([.A304]=&quot;Done&quot;;0;[.D304])" office:value-type="float" office:value="0" calcext:value-type="float">
            <text:p>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16</text:p>
          </table:table-cell>
          <table:table-cell office:value-type="float" office:value="8" calcext:value-type="float">
            <text:p>8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5]=1;&quot;N/C&quot;;&quot;&quot;)">
            <text:p/>
          </table:table-cell>
          <table:table-cell office:value-type="string" calcext:value-type="string">
            <text:p>unnamed_net24</text:p>
          </table:table-cell>
          <table:table-cell table:formula="of:=COUNTA([.F305:.GW305])/2" office:value-type="float" office:value="2" calcext:value-type="float">
            <text:p>2</text:p>
          </table:table-cell>
          <table:table-cell table:formula="of:=IF([.A305]=&quot;Done&quot;;0;[.D305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6]=1;&quot;N/C&quot;;&quot;&quot;)">
            <text:p/>
          </table:table-cell>
          <table:table-cell office:value-type="string" calcext:value-type="string">
            <text:p>\_RESET\_</text:p>
          </table:table-cell>
          <table:table-cell table:formula="of:=COUNTA([.F306:.GW306])/2" office:value-type="float" office:value="8" calcext:value-type="float">
            <text:p>8</text:p>
          </table:table-cell>
          <table:table-cell table:formula="of:=IF([.A306]=&quot;Done&quot;;0;[.D30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9,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6</text:p>
          </table:table-cell>
          <table:table-cell office:value-type="float" office:value="5" calcext:value-type="float">
            <text:p>5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23</text:p>
          </table:table-cell>
          <table:table-cell table:formula="of:=COUNTA([.F307:.GW307])/2" office:value-type="float" office:value="1" calcext:value-type="float">
            <text:p>1</text:p>
          </table:table-cell>
          <table:table-cell table:formula="of:=IF([.A307]=&quot;Done&quot;;0;[.D307])" office:value-type="float" office:value="0" calcext:value-type="float">
            <text:p>0</text:p>
          </table:table-cell>
          <table:table-cell office:value-type="string" calcext:value-type="string">
            <text:p>U16</text:p>
          </table:table-cell>
          <table:table-cell office:value-type="float" office:value="19" calcext:value-type="float">
            <text:p>19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8]=1;&quot;N/C&quot;;&quot;&quot;)">
            <text:p/>
          </table:table-cell>
          <table:table-cell office:value-type="string" calcext:value-type="string">
            <text:p>\_STOP_2\_</text:p>
          </table:table-cell>
          <table:table-cell table:formula="of:=COUNTA([.F308:.GW308])/2" office:value-type="float" office:value="3" calcext:value-type="float">
            <text:p>3</text:p>
          </table:table-cell>
          <table:table-cell table:formula="of:=IF([.A308]=&quot;Done&quot;;0;[.D308])" office:value-type="float" office:value="0" calcext:value-type="float">
            <text:p>0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6</text:p>
          </table:table-cell>
          <table:table-cell office:value-type="float" office:value="16" calcext:value-type="float">
            <text:p>1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09]=1;&quot;N/C&quot;;&quot;&quot;)">
            <text:p/>
          </table:table-cell>
          <table:table-cell office:value-type="string" calcext:value-type="string">
            <text:p>\_STOP_1\_</text:p>
          </table:table-cell>
          <table:table-cell table:formula="of:=COUNTA([.F309:.GW309])/2" office:value-type="float" office:value="4" calcext:value-type="float">
            <text:p>4</text:p>
          </table:table-cell>
          <table:table-cell table:formula="of:=IF([.A309]=&quot;Done&quot;;0;[.D309])" office:value-type="float" office:value="0" calcext:value-type="float">
            <text:p>0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6</text:p>
          </table:table-cell>
          <table:table-cell office:value-type="float" office:value="15" calcext:value-type="float">
            <text:p>15</text:p>
          </table:table-cell>
          <table:table-cell table:number-columns-repeated="174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0]=1;&quot;N/C&quot;;&quot;&quot;)">
            <text:p/>
          </table:table-cell>
          <table:table-cell office:value-type="string" calcext:value-type="string">
            <text:p>unnamed_net22</text:p>
          </table:table-cell>
          <table:table-cell table:formula="of:=COUNTA([.F310:.GW310])/2" office:value-type="float" office:value="2" calcext:value-type="float">
            <text:p>2</text:p>
          </table:table-cell>
          <table:table-cell table:formula="of:=IF([.A310]=&quot;Done&quot;;0;[.D310])" office:value-type="float" office:value="0" calcext:value-type="float">
            <text:p>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16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1]=1;&quot;N/C&quot;;&quot;&quot;)">
            <text:p/>
          </table:table-cell>
          <table:table-cell office:value-type="string" calcext:value-type="string">
            <text:p>\_POW_RST\_</text:p>
          </table:table-cell>
          <table:table-cell table:formula="of:=COUNTA([.F311:.GW311])/2" office:value-type="float" office:value="3" calcext:value-type="float">
            <text:p>3</text:p>
          </table:table-cell>
          <table:table-cell table:formula="of:=IF([.A311]=&quot;Done&quot;;0;[.D311])" office:value-type="float" office:value="0" calcext:value-type="float">
            <text:p>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6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2]=1;&quot;N/C&quot;;&quot;&quot;)">
            <text:p/>
          </table:table-cell>
          <table:table-cell office:value-type="string" calcext:value-type="string">
            <text:p>unnamed_net21</text:p>
          </table:table-cell>
          <table:table-cell table:formula="of:=COUNTA([.F312:.GW312])/2" office:value-type="float" office:value="2" calcext:value-type="float">
            <text:p>2</text:p>
          </table:table-cell>
          <table:table-cell table:formula="of:=IF([.A312]=&quot;Done&quot;;0;[.D312])" office:value-type="float" office:value="0" calcext:value-type="float">
            <text:p>0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16</text:p>
          </table:table-cell>
          <table:table-cell office:value-type="float" office:value="4" calcext:value-type="float">
            <text:p>4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3]=1;&quot;N/C&quot;;&quot;&quot;)">
            <text:p/>
          </table:table-cell>
          <table:table-cell office:value-type="string" calcext:value-type="string">
            <text:p>PNL_LATCH_EN</text:p>
          </table:table-cell>
          <table:table-cell table:formula="of:=COUNTA([.F313:.GW313])/2" office:value-type="float" office:value="2" calcext:value-type="float">
            <text:p>2</text:p>
          </table:table-cell>
          <table:table-cell table:formula="of:=IF([.A313]=&quot;Done&quot;;0;[.D313])" office:value-type="float" office:value="0" calcext:value-type="float">
            <text:p>0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43</text:p>
          </table:table-cell>
          <table:table-cell office:value-type="float" office:value="11" calcext:value-type="float">
            <text:p>1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4]=1;&quot;N/C&quot;;&quot;&quot;)">
            <text:p/>
          </table:table-cell>
          <table:table-cell office:value-type="string" calcext:value-type="string">
            <text:p>BD7</text:p>
          </table:table-cell>
          <table:table-cell table:formula="of:=COUNTA([.F314:.GW314])/2" office:value-type="float" office:value="5" calcext:value-type="float">
            <text:p>5</text:p>
          </table:table-cell>
          <table:table-cell table:formula="of:=IF([.A314]=&quot;Done&quot;;0;[.D314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6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43</text:p>
          </table:table-cell>
          <table:table-cell office:value-type="float" office:value="19" calcext:value-type="float">
            <text:p>19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5]=1;&quot;N/C&quot;;&quot;&quot;)">
            <text:p/>
          </table:table-cell>
          <table:table-cell office:value-type="string" calcext:value-type="string">
            <text:p>BD6</text:p>
          </table:table-cell>
          <table:table-cell table:formula="of:=COUNTA([.F315:.GW315])/2" office:value-type="float" office:value="5" calcext:value-type="float">
            <text:p>5</text:p>
          </table:table-cell>
          <table:table-cell table:formula="of:=IF([.A315]=&quot;Done&quot;;0;[.D315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6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43</text:p>
          </table:table-cell>
          <table:table-cell office:value-type="float" office:value="16" calcext:value-type="float">
            <text:p>16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6]=1;&quot;N/C&quot;;&quot;&quot;)">
            <text:p/>
          </table:table-cell>
          <table:table-cell office:value-type="string" calcext:value-type="string">
            <text:p>BD5</text:p>
          </table:table-cell>
          <table:table-cell table:formula="of:=COUNTA([.F316:.GW316])/2" office:value-type="float" office:value="5" calcext:value-type="float">
            <text:p>5</text:p>
          </table:table-cell>
          <table:table-cell table:formula="of:=IF([.A316]=&quot;Done&quot;;0;[.D31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5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3</text:p>
          </table:table-cell>
          <table:table-cell office:value-type="float" office:value="15" calcext:value-type="float">
            <text:p>15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7]=1;&quot;N/C&quot;;&quot;&quot;)">
            <text:p/>
          </table:table-cell>
          <table:table-cell office:value-type="string" calcext:value-type="string">
            <text:p>BD4</text:p>
          </table:table-cell>
          <table:table-cell table:formula="of:=COUNTA([.F317:.GW317])/2" office:value-type="float" office:value="5" calcext:value-type="float">
            <text:p>5</text:p>
          </table:table-cell>
          <table:table-cell table:formula="of:=IF([.A317]=&quot;Done&quot;;0;[.D317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5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43</text:p>
          </table:table-cell>
          <table:table-cell office:value-type="float" office:value="12" calcext:value-type="float">
            <text:p>12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8]=1;&quot;N/C&quot;;&quot;&quot;)">
            <text:p/>
          </table:table-cell>
          <table:table-cell office:value-type="string" calcext:value-type="string">
            <text:p>BD3</text:p>
          </table:table-cell>
          <table:table-cell table:formula="of:=COUNTA([.F318:.GW318])/2" office:value-type="float" office:value="5" calcext:value-type="float">
            <text:p>5</text:p>
          </table:table-cell>
          <table:table-cell table:formula="of:=IF([.A318]=&quot;Done&quot;;0;[.D318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4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43</text:p>
          </table:table-cell>
          <table:table-cell office:value-type="float" office:value="9" calcext:value-type="float">
            <text:p>9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19]=1;&quot;N/C&quot;;&quot;&quot;)">
            <text:p/>
          </table:table-cell>
          <table:table-cell office:value-type="string" calcext:value-type="string">
            <text:p>BD2</text:p>
          </table:table-cell>
          <table:table-cell table:formula="of:=COUNTA([.F319:.GW319])/2" office:value-type="float" office:value="5" calcext:value-type="float">
            <text:p>5</text:p>
          </table:table-cell>
          <table:table-cell table:formula="of:=IF([.A319]=&quot;Done&quot;;0;[.D319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4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43</text:p>
          </table:table-cell>
          <table:table-cell office:value-type="float" office:value="6" calcext:value-type="float">
            <text:p>6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0]=1;&quot;N/C&quot;;&quot;&quot;)">
            <text:p/>
          </table:table-cell>
          <table:table-cell office:value-type="string" calcext:value-type="string">
            <text:p>BD1</text:p>
          </table:table-cell>
          <table:table-cell table:formula="of:=COUNTA([.F320:.GW320])/2" office:value-type="float" office:value="5" calcext:value-type="float">
            <text:p>5</text:p>
          </table:table-cell>
          <table:table-cell table:formula="of:=IF([.A320]=&quot;Done&quot;;0;[.D320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3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3</text:p>
          </table:table-cell>
          <table:table-cell office:value-type="float" office:value="5" calcext:value-type="float">
            <text:p>5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1]=1;&quot;N/C&quot;;&quot;&quot;)">
            <text:p/>
          </table:table-cell>
          <table:table-cell office:value-type="string" calcext:value-type="string">
            <text:p>BD0</text:p>
          </table:table-cell>
          <table:table-cell table:formula="of:=COUNTA([.F321:.GW321])/2" office:value-type="float" office:value="5" calcext:value-type="float">
            <text:p>5</text:p>
          </table:table-cell>
          <table:table-cell table:formula="of:=IF([.A321]=&quot;Done&quot;;0;[.D321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23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U43</text:p>
          </table:table-cell>
          <table:table-cell office:value-type="float" office:value="2" calcext:value-type="float">
            <text:p>2</text:p>
          </table:table-cell>
          <table:table-cell table:number-columns-repeated="172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2]=1;&quot;N/C&quot;;&quot;&quot;)">
            <text:p/>
          </table:table-cell>
          <table:table-cell office:value-type="string" calcext:value-type="string">
            <text:p>\_PNL_LATCH_OE\_</text:p>
          </table:table-cell>
          <table:table-cell table:formula="of:=COUNTA([.F322:.GW322])/2" office:value-type="float" office:value="2" calcext:value-type="float">
            <text:p>2</text:p>
          </table:table-cell>
          <table:table-cell table:formula="of:=IF([.A322]=&quot;Done&quot;;0;[.D322])" office:value-type="float" office:value="0" calcext:value-type="float">
            <text:p>0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3]=1;&quot;N/C&quot;;&quot;&quot;)">
            <text:p/>
          </table:table-cell>
          <table:table-cell office:value-type="string" calcext:value-type="string">
            <text:p>\_SW_RESET_NO\_</text:p>
          </table:table-cell>
          <table:table-cell table:formula="of:=COUNTA([.F323:.GW323])/2" office:value-type="float" office:value="3" calcext:value-type="float">
            <text:p>3</text:p>
          </table:table-cell>
          <table:table-cell table:formula="of:=IF([.A323]=&quot;Done&quot;;0;[.D323])" office:value-type="float" office:value="0" calcext:value-type="float">
            <text:p>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J4</text:p>
          </table:table-cell>
          <table:table-cell office:value-type="float" office:value="24" calcext:value-type="float">
            <text:p>24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4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\_SW_RESET_NC\_</text:p>
          </table:table-cell>
          <table:table-cell table:formula="of:=COUNTA([.F324:.GW324])/2" office:value-type="float" office:value="1" calcext:value-type="float">
            <text:p>1</text:p>
          </table:table-cell>
          <table:table-cell table:formula="of:=IF([.A324]=&quot;Done&quot;;0;[.D324])"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float" office:value="23" calcext:value-type="float">
            <text:p>2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5]=1;&quot;N/C&quot;;&quot;&quot;)">
            <text:p/>
          </table:table-cell>
          <table:table-cell office:value-type="string" calcext:value-type="string">
            <text:p>\_SW_NMI_NO\_</text:p>
          </table:table-cell>
          <table:table-cell table:formula="of:=COUNTA([.F325:.GW325])/2" office:value-type="float" office:value="3" calcext:value-type="float">
            <text:p>3</text:p>
          </table:table-cell>
          <table:table-cell table:formula="of:=IF([.A325]=&quot;Done&quot;;0;[.D325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J4</text:p>
          </table:table-cell>
          <table:table-cell office:value-type="float" office:value="22" calcext:value-type="float">
            <text:p>2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\_SW_NMI_NC\_</text:p>
          </table:table-cell>
          <table:table-cell table:formula="of:=COUNTA([.F326:.GW326])/2" office:value-type="float" office:value="1" calcext:value-type="float">
            <text:p>1</text:p>
          </table:table-cell>
          <table:table-cell table:formula="of:=IF([.A326]=&quot;Done&quot;;0;[.D326])"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float" office:value="21" calcext:value-type="float">
            <text:p>2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7]=1;&quot;N/C&quot;;&quot;&quot;)">
            <text:p/>
          </table:table-cell>
          <table:table-cell office:value-type="string" calcext:value-type="string">
            <text:p>LED_PWR</text:p>
          </table:table-cell>
          <table:table-cell table:formula="of:=COUNTA([.F327:.GW327])/2" office:value-type="float" office:value="7" calcext:value-type="float">
            <text:p>7</text:p>
          </table:table-cell>
          <table:table-cell table:formula="of:=IF([.A327]=&quot;Done&quot;;0;[.D327])" office:value-type="float" office:value="0" calcext:value-type="float">
            <text:p>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J4</text:p>
          </table:table-cell>
          <table:table-cell office:value-type="float" office:value="20" calcext:value-type="float">
            <text:p>20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8]=1;&quot;N/C&quot;;&quot;&quot;)">
            <text:p/>
          </table:table-cell>
          <table:table-cell office:value-type="string" calcext:value-type="string">
            <text:p>\_SW_STOP\_</text:p>
          </table:table-cell>
          <table:table-cell table:formula="of:=COUNTA([.F328:.GW328])/2" office:value-type="float" office:value="3" calcext:value-type="float">
            <text:p>3</text:p>
          </table:table-cell>
          <table:table-cell table:formula="of:=IF([.A328]=&quot;Done&quot;;0;[.D328])" office:value-type="float" office:value="0" calcext:value-type="float">
            <text:p>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J4</text:p>
          </table:table-cell>
          <table:table-cell office:value-type="float" office:value="18" calcext:value-type="float">
            <text:p>18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29]=1;&quot;N/C&quot;;&quot;&quot;)">
            <text:p/>
          </table:table-cell>
          <table:table-cell office:value-type="string" calcext:value-type="string">
            <text:p>\_SW_STEP_NO\_</text:p>
          </table:table-cell>
          <table:table-cell table:formula="of:=COUNTA([.F329:.GW329])/2" office:value-type="float" office:value="3" calcext:value-type="float">
            <text:p>3</text:p>
          </table:table-cell>
          <table:table-cell table:formula="of:=IF([.A329]=&quot;Done&quot;;0;[.D329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J4</text:p>
          </table:table-cell>
          <table:table-cell office:value-type="float" office:value="17" calcext:value-type="float">
            <text:p>1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\_SW_STEP_NC\_</text:p>
          </table:table-cell>
          <table:table-cell table:formula="of:=COUNTA([.F330:.GW330])/2" office:value-type="float" office:value="1" calcext:value-type="float">
            <text:p>1</text:p>
          </table:table-cell>
          <table:table-cell table:formula="of:=IF([.A330]=&quot;Done&quot;;0;[.D330])"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float" office:value="16" calcext:value-type="float">
            <text:p>1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1]=1;&quot;N/C&quot;;&quot;&quot;)">
            <text:p/>
          </table:table-cell>
          <table:table-cell office:value-type="string" calcext:value-type="string">
            <text:p>\_SW_NEXT_NO\_</text:p>
          </table:table-cell>
          <table:table-cell table:formula="of:=COUNTA([.F331:.GW331])/2" office:value-type="float" office:value="3" calcext:value-type="float">
            <text:p>3</text:p>
          </table:table-cell>
          <table:table-cell table:formula="of:=IF([.A331]=&quot;Done&quot;;0;[.D331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J4</text:p>
          </table:table-cell>
          <table:table-cell office:value-type="float" office:value="15" calcext:value-type="float">
            <text:p>1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2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\_SW_NEXT_NC\_</text:p>
          </table:table-cell>
          <table:table-cell table:formula="of:=COUNTA([.F332:.GW332])/2" office:value-type="float" office:value="1" calcext:value-type="float">
            <text:p>1</text:p>
          </table:table-cell>
          <table:table-cell table:formula="of:=IF([.A332]=&quot;Done&quot;;0;[.D332])"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float" office:value="14" calcext:value-type="float">
            <text:p>1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3]=1;&quot;N/C&quot;;&quot;&quot;)">
            <text:p/>
          </table:table-cell>
          <table:table-cell office:value-type="string" calcext:value-type="string">
            <text:p>\_SW_WRITE_NO\_</text:p>
          </table:table-cell>
          <table:table-cell table:formula="of:=COUNTA([.F333:.GW333])/2" office:value-type="float" office:value="3" calcext:value-type="float">
            <text:p>3</text:p>
          </table:table-cell>
          <table:table-cell table:formula="of:=IF([.A333]=&quot;Done&quot;;0;[.D333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J4</text:p>
          </table:table-cell>
          <table:table-cell office:value-type="float" office:value="13" calcext:value-type="float">
            <text:p>1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4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\_SW_WRITE_NC\_</text:p>
          </table:table-cell>
          <table:table-cell table:formula="of:=COUNTA([.F334:.GW334])/2" office:value-type="float" office:value="1" calcext:value-type="float">
            <text:p>1</text:p>
          </table:table-cell>
          <table:table-cell table:formula="of:=IF([.A334]=&quot;Done&quot;;0;[.D334])" office:value-type="float" office:value="0" calcext:value-type="float">
            <text:p>0</text:p>
          </table:table-cell>
          <table:table-cell office:value-type="string" calcext:value-type="string">
            <text:p>J4</text:p>
          </table:table-cell>
          <table:table-cell office:value-type="float" office:value="12" calcext:value-type="float">
            <text:p>1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5]=1;&quot;N/C&quot;;&quot;&quot;)">
            <text:p/>
          </table:table-cell>
          <table:table-cell office:value-type="string" calcext:value-type="string">
            <text:p>\_SW_MAN\_</text:p>
          </table:table-cell>
          <table:table-cell table:formula="of:=COUNTA([.F335:.GW335])/2" office:value-type="float" office:value="3" calcext:value-type="float">
            <text:p>3</text:p>
          </table:table-cell>
          <table:table-cell table:formula="of:=IF([.A335]=&quot;Done&quot;;0;[.D335])" office:value-type="float" office:value="0" calcext:value-type="float">
            <text:p>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4</text:p>
          </table:table-cell>
          <table:table-cell office:value-type="float" office:value="11" calcext:value-type="float">
            <text:p>1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6]=1;&quot;N/C&quot;;&quot;&quot;)">
            <text:p/>
          </table:table-cell>
          <table:table-cell office:value-type="string" calcext:value-type="string">
            <text:p>Vcc</text:p>
          </table:table-cell>
          <table:table-cell table:formula="of:=COUNTA([.F336:.GW336])/2" office:value-type="float" office:value="32" calcext:value-type="float">
            <text:p>32</text:p>
          </table:table-cell>
          <table:table-cell table:formula="of:=IF([.A336]=&quot;Done&quot;;0;[.D33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0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10,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3,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J4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7]=1;&quot;N/C&quot;;&quot;&quot;)">
            <text:p/>
          </table:table-cell>
          <table:table-cell office:value-type="string" calcext:value-type="string">
            <text:p>SW_PD0</text:p>
          </table:table-cell>
          <table:table-cell table:formula="of:=COUNTA([.F337:.GW337])/2" office:value-type="float" office:value="3" calcext:value-type="float">
            <text:p>3</text:p>
          </table:table-cell>
          <table:table-cell table:formula="of:=IF([.A337]=&quot;Done&quot;;0;[.D337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4</text:p>
          </table:table-cell>
          <table:table-cell office:value-type="float" office:value="8" calcext:value-type="float">
            <text:p>8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8]=1;&quot;N/C&quot;;&quot;&quot;)">
            <text:p/>
          </table:table-cell>
          <table:table-cell office:value-type="string" calcext:value-type="string">
            <text:p>SW_PD1</text:p>
          </table:table-cell>
          <table:table-cell table:formula="of:=COUNTA([.F338:.GW338])/2" office:value-type="float" office:value="3" calcext:value-type="float">
            <text:p>3</text:p>
          </table:table-cell>
          <table:table-cell table:formula="of:=IF([.A338]=&quot;Done&quot;;0;[.D338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J4</text:p>
          </table:table-cell>
          <table:table-cell office:value-type="float" office:value="7" calcext:value-type="float">
            <text:p>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39]=1;&quot;N/C&quot;;&quot;&quot;)">
            <text:p/>
          </table:table-cell>
          <table:table-cell office:value-type="string" calcext:value-type="string">
            <text:p>SW_PD2</text:p>
          </table:table-cell>
          <table:table-cell table:formula="of:=COUNTA([.F339:.GW339])/2" office:value-type="float" office:value="3" calcext:value-type="float">
            <text:p>3</text:p>
          </table:table-cell>
          <table:table-cell table:formula="of:=IF([.A339]=&quot;Done&quot;;0;[.D339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J4</text:p>
          </table:table-cell>
          <table:table-cell office:value-type="float" office:value="6" calcext:value-type="float">
            <text:p>6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0]=1;&quot;N/C&quot;;&quot;&quot;)">
            <text:p/>
          </table:table-cell>
          <table:table-cell office:value-type="string" calcext:value-type="string">
            <text:p>SW_PD3</text:p>
          </table:table-cell>
          <table:table-cell table:formula="of:=COUNTA([.F340:.GW340])/2" office:value-type="float" office:value="3" calcext:value-type="float">
            <text:p>3</text:p>
          </table:table-cell>
          <table:table-cell table:formula="of:=IF([.A340]=&quot;Done&quot;;0;[.D340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J4</text:p>
          </table:table-cell>
          <table:table-cell office:value-type="float" office:value="5" calcext:value-type="float">
            <text:p>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1]=1;&quot;N/C&quot;;&quot;&quot;)">
            <text:p/>
          </table:table-cell>
          <table:table-cell office:value-type="string" calcext:value-type="string">
            <text:p>SW_PD4</text:p>
          </table:table-cell>
          <table:table-cell table:formula="of:=COUNTA([.F341:.GW341])/2" office:value-type="float" office:value="3" calcext:value-type="float">
            <text:p>3</text:p>
          </table:table-cell>
          <table:table-cell table:formula="of:=IF([.A341]=&quot;Done&quot;;0;[.D341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J4</text:p>
          </table:table-cell>
          <table:table-cell office:value-type="float" office:value="4" calcext:value-type="float">
            <text:p>4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2]=1;&quot;N/C&quot;;&quot;&quot;)">
            <text:p/>
          </table:table-cell>
          <table:table-cell office:value-type="string" calcext:value-type="string">
            <text:p>SW_PD5</text:p>
          </table:table-cell>
          <table:table-cell table:formula="of:=COUNTA([.F342:.GW342])/2" office:value-type="float" office:value="3" calcext:value-type="float">
            <text:p>3</text:p>
          </table:table-cell>
          <table:table-cell table:formula="of:=IF([.A342]=&quot;Done&quot;;0;[.D342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J4</text:p>
          </table:table-cell>
          <table:table-cell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3]=1;&quot;N/C&quot;;&quot;&quot;)">
            <text:p/>
          </table:table-cell>
          <table:table-cell office:value-type="string" calcext:value-type="string">
            <text:p>SW_PD6</text:p>
          </table:table-cell>
          <table:table-cell table:formula="of:=COUNTA([.F343:.GW343])/2" office:value-type="float" office:value="3" calcext:value-type="float">
            <text:p>3</text:p>
          </table:table-cell>
          <table:table-cell table:formula="of:=IF([.A343]=&quot;Done&quot;;0;[.D343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J4</text:p>
          </table:table-cell>
          <table:table-cell office:value-type="float" office:value="2" calcext:value-type="float">
            <text:p>2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4]=1;&quot;N/C&quot;;&quot;&quot;)">
            <text:p/>
          </table:table-cell>
          <table:table-cell office:value-type="string" calcext:value-type="string">
            <text:p>SW_PD7</text:p>
          </table:table-cell>
          <table:table-cell table:formula="of:=COUNTA([.F344:.GW344])/2" office:value-type="float" office:value="3" calcext:value-type="float">
            <text:p>3</text:p>
          </table:table-cell>
          <table:table-cell table:formula="of:=IF([.A344]=&quot;Done&quot;;0;[.D344])" office:value-type="float" office:value="0" calcext:value-type="float">
            <text:p>0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5]=1;&quot;N/C&quot;;&quot;&quot;)">
            <text:p/>
          </table:table-cell>
          <table:table-cell office:value-type="string" calcext:value-type="string">
            <text:p>CPU_CLK_B</text:p>
          </table:table-cell>
          <table:table-cell table:formula="of:=COUNTA([.F345:.GW345])/2" office:value-type="float" office:value="7" calcext:value-type="float">
            <text:p>7</text:p>
          </table:table-cell>
          <table:table-cell table:formula="of:=IF([.A345]=&quot;Done&quot;;0;[.D345])" office:value-type="float" office:value="0" calcext:value-type="float">
            <text:p>0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31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6]=1;&quot;N/C&quot;;&quot;&quot;)">
            <text:p/>
          </table:table-cell>
          <table:table-cell office:value-type="string" calcext:value-type="string">
            <text:p>CPU_CLK</text:p>
          </table:table-cell>
          <table:table-cell table:formula="of:=COUNTA([.F346:.GW346])/2" office:value-type="float" office:value="2" calcext:value-type="float">
            <text:p>2</text:p>
          </table:table-cell>
          <table:table-cell table:formula="of:=IF([.A346]=&quot;Done&quot;;0;[.D346])" office:value-type="float" office:value="0" calcext:value-type="float">
            <text:p>0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U14</text:p>
          </table:table-cell>
          <table:table-cell office:value-type="float" office:value="12" calcext:value-type="float">
            <text:p>12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20</text:p>
          </table:table-cell>
          <table:table-cell table:formula="of:=COUNTA([.F347:.GW347])/2" office:value-type="float" office:value="1" calcext:value-type="float">
            <text:p>1</text:p>
          </table:table-cell>
          <table:table-cell table:formula="of:=IF([.A347]=&quot;Done&quot;;0;[.D347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float" office:value="9" calcext:value-type="float">
            <text:p>9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8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9</text:p>
          </table:table-cell>
          <table:table-cell table:formula="of:=COUNTA([.F348:.GW348])/2" office:value-type="float" office:value="1" calcext:value-type="float">
            <text:p>1</text:p>
          </table:table-cell>
          <table:table-cell table:formula="of:=IF([.A348]=&quot;Done&quot;;0;[.D348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float" office:value="10" calcext:value-type="float">
            <text:p>10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49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8</text:p>
          </table:table-cell>
          <table:table-cell table:formula="of:=COUNTA([.F349:.GW349])/2" office:value-type="float" office:value="1" calcext:value-type="float">
            <text:p>1</text:p>
          </table:table-cell>
          <table:table-cell table:formula="of:=IF([.A349]=&quot;Done&quot;;0;[.D349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float" office:value="11" calcext:value-type="float">
            <text:p>1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7</text:p>
          </table:table-cell>
          <table:table-cell table:formula="of:=COUNTA([.F350:.GW350])/2" office:value-type="float" office:value="1" calcext:value-type="float">
            <text:p>1</text:p>
          </table:table-cell>
          <table:table-cell table:formula="of:=IF([.A350]=&quot;Done&quot;;0;[.D350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1]=1;&quot;N/C&quot;;&quot;&quot;)">
            <text:p/>
          </table:table-cell>
          <table:table-cell office:value-type="string" calcext:value-type="string">
            <text:p>PNL_CLK</text:p>
          </table:table-cell>
          <table:table-cell table:formula="of:=COUNTA([.F351:.GW351])/2" office:value-type="float" office:value="3" calcext:value-type="float">
            <text:p>3</text:p>
          </table:table-cell>
          <table:table-cell table:formula="of:=IF([.A351]=&quot;Done&quot;;0;[.D351])" office:value-type="float" office:value="0" calcext:value-type="float">
            <text:p>0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10</text:p>
          </table:table-cell>
          <table:table-cell office:value-type="float" office:value="15" calcext:value-type="float">
            <text:p>15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2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6</text:p>
          </table:table-cell>
          <table:table-cell table:formula="of:=COUNTA([.F352:.GW352])/2" office:value-type="float" office:value="1" calcext:value-type="float">
            <text:p>1</text:p>
          </table:table-cell>
          <table:table-cell table:formula="of:=IF([.A352]=&quot;Done&quot;;0;[.D352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14" calcext:value-type="float">
            <text:p>1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3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5</text:p>
          </table:table-cell>
          <table:table-cell table:formula="of:=COUNTA([.F353:.GW353])/2" office:value-type="float" office:value="1" calcext:value-type="float">
            <text:p>1</text:p>
          </table:table-cell>
          <table:table-cell table:formula="of:=IF([.A353]=&quot;Done&quot;;0;[.D353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12" calcext:value-type="float">
            <text:p>1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4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4</text:p>
          </table:table-cell>
          <table:table-cell table:formula="of:=COUNTA([.F354:.GW354])/2" office:value-type="float" office:value="1" calcext:value-type="float">
            <text:p>1</text:p>
          </table:table-cell>
          <table:table-cell table:formula="of:=IF([.A354]=&quot;Done&quot;;0;[.D354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13" calcext:value-type="float">
            <text:p>1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3</text:p>
          </table:table-cell>
          <table:table-cell table:formula="of:=COUNTA([.F355:.GW355])/2" office:value-type="float" office:value="1" calcext:value-type="float">
            <text:p>1</text:p>
          </table:table-cell>
          <table:table-cell table:formula="of:=IF([.A355]=&quot;Done&quot;;0;[.D355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4" calcext:value-type="float">
            <text:p>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6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2</text:p>
          </table:table-cell>
          <table:table-cell table:formula="of:=COUNTA([.F356:.GW356])/2" office:value-type="float" office:value="1" calcext:value-type="float">
            <text:p>1</text:p>
          </table:table-cell>
          <table:table-cell table:formula="of:=IF([.A356]=&quot;Done&quot;;0;[.D356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2" calcext:value-type="float">
            <text:p>2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1</text:p>
          </table:table-cell>
          <table:table-cell table:formula="of:=COUNTA([.F357:.GW357])/2" office:value-type="float" office:value="1" calcext:value-type="float">
            <text:p>1</text:p>
          </table:table-cell>
          <table:table-cell table:formula="of:=IF([.A357]=&quot;Done&quot;;0;[.D357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3" calcext:value-type="float">
            <text:p>3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8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10</text:p>
          </table:table-cell>
          <table:table-cell table:formula="of:=COUNTA([.F358:.GW358])/2" office:value-type="float" office:value="1" calcext:value-type="float">
            <text:p>1</text:p>
          </table:table-cell>
          <table:table-cell table:formula="of:=IF([.A358]=&quot;Done&quot;;0;[.D358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5" calcext:value-type="float">
            <text:p>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59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9</text:p>
          </table:table-cell>
          <table:table-cell table:formula="of:=COUNTA([.F359:.GW359])/2" office:value-type="float" office:value="1" calcext:value-type="float">
            <text:p>1</text:p>
          </table:table-cell>
          <table:table-cell table:formula="of:=IF([.A359]=&quot;Done&quot;;0;[.D359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6" calcext:value-type="float">
            <text:p>6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0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8</text:p>
          </table:table-cell>
          <table:table-cell table:formula="of:=COUNTA([.F360:.GW360])/2" office:value-type="float" office:value="1" calcext:value-type="float">
            <text:p>1</text:p>
          </table:table-cell>
          <table:table-cell table:formula="of:=IF([.A360]=&quot;Done&quot;;0;[.D360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7" calcext:value-type="float">
            <text:p>7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1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7</text:p>
          </table:table-cell>
          <table:table-cell table:formula="of:=COUNTA([.F361:.GW361])/2" office:value-type="float" office:value="1" calcext:value-type="float">
            <text:p>1</text:p>
          </table:table-cell>
          <table:table-cell table:formula="of:=IF([.A361]=&quot;Done&quot;;0;[.D361])" office:value-type="float" office:value="0" calcext:value-type="float">
            <text:p>0</text:p>
          </table:table-cell>
          <table:table-cell office:value-type="string" calcext:value-type="string">
            <text:p>U10</text:p>
          </table:table-cell>
          <table:table-cell office:value-type="float" office:value="9" calcext:value-type="float">
            <text:p>9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2]=1;&quot;N/C&quot;;&quot;&quot;)">
            <text:p/>
          </table:table-cell>
          <table:table-cell office:value-type="string" calcext:value-type="string">
            <text:p>unnamed_net6</text:p>
          </table:table-cell>
          <table:table-cell table:formula="of:=COUNTA([.F362:.GW362])/2" office:value-type="float" office:value="2" calcext:value-type="float">
            <text:p>2</text:p>
          </table:table-cell>
          <table:table-cell table:formula="of:=IF([.A362]=&quot;Done&quot;;0;[.D362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0</text:p>
          </table:table-cell>
          <table:table-cell office:value-type="float" office:value="10" calcext:value-type="float">
            <text:p>10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3]=1;&quot;N/C&quot;;&quot;&quot;)">
            <text:p/>
          </table:table-cell>
          <table:table-cell office:value-type="string" calcext:value-type="string">
            <text:p>VCC</text:p>
          </table:table-cell>
          <table:table-cell table:formula="of:=COUNTA([.F363:.GW363])/2" office:value-type="float" office:value="26" calcext:value-type="float">
            <text:p>26</text:p>
          </table:table-cell>
          <table:table-cell table:formula="of:=IF([.A363]=&quot;Done&quot;;0;[.D363])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9</text:p>
          </table:table-cell>
          <table:table-cell office:value-type="float" office:value="14" calcext:value-type="float">
            <text:p>14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4]=1;&quot;N/C&quot;;&quot;&quot;)">
            <text:p/>
          </table:table-cell>
          <table:table-cell office:value-type="string" calcext:value-type="string">
            <text:p>unnamed_net5</text:p>
          </table:table-cell>
          <table:table-cell table:formula="of:=COUNTA([.F364:.GW364])/2" office:value-type="float" office:value="2" calcext:value-type="float">
            <text:p>2</text:p>
          </table:table-cell>
          <table:table-cell table:formula="of:=IF([.A364]=&quot;Done&quot;;0;[.D364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9</text:p>
          </table:table-cell>
          <table:table-cell office:value-type="float" office:value="6" calcext:value-type="float">
            <text:p>6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5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4</text:p>
          </table:table-cell>
          <table:table-cell table:formula="of:=COUNTA([.F365:.GW365])/2" office:value-type="float" office:value="1" calcext:value-type="float">
            <text:p>1</text:p>
          </table:table-cell>
          <table:table-cell table:formula="of:=IF([.A365]=&quot;Done&quot;;0;[.D365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float" office:value="5" calcext:value-type="float">
            <text:p>5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6]=1;&quot;N/C&quot;;&quot;&quot;)">
            <text:p/>
          </table:table-cell>
          <table:table-cell office:value-type="string" calcext:value-type="string">
            <text:p>GND</text:p>
          </table:table-cell>
          <table:table-cell table:formula="of:=COUNTA([.F366:.GW366])/2" office:value-type="float" office:value="91" calcext:value-type="float">
            <text:p>91</text:p>
          </table:table-cell>
          <table:table-cell table:formula="of:=IF([.A366]=&quot;Done&quot;;0;[.D366])"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1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1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0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9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8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7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6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5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4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3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7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32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22,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12,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33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4</text:p>
          </table:table-cell>
          <table:table-cell office:value-type="string" calcext:value-type="string">
            <text:p>29,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6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1,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1,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40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39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8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U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7]=1;&quot;N/C&quot;;&quot;&quot;)" office:value-type="string" office:string-value="N/C" calcext:value-type="string">
            <text:p>N/C</text:p>
          </table:table-cell>
          <table:table-cell office:value-type="string" calcext:value-type="string">
            <text:p>unnamed_net3</text:p>
          </table:table-cell>
          <table:table-cell table:formula="of:=COUNTA([.F367:.GW367])/2" office:value-type="float" office:value="1" calcext:value-type="float">
            <text:p>1</text:p>
          </table:table-cell>
          <table:table-cell table:formula="of:=IF([.A367]=&quot;Done&quot;;0;[.D367])" office:value-type="float" office:value="0" calcext:value-type="float">
            <text:p>0</text:p>
          </table:table-cell>
          <table:table-cell office:value-type="string" calcext:value-type="string">
            <text:p>U9</text:p>
          </table:table-cell>
          <table:table-cell office:value-type="float" office:value="4" calcext:value-type="float">
            <text:p>4</text:p>
          </table:table-cell>
          <table:table-cell table:number-columns-repeated="180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8]=1;&quot;N/C&quot;;&quot;&quot;)">
            <text:p/>
          </table:table-cell>
          <table:table-cell office:value-type="string" calcext:value-type="string">
            <text:p>unnamed_net2</text:p>
          </table:table-cell>
          <table:table-cell table:formula="of:=COUNTA([.F368:.GW368])/2" office:value-type="float" office:value="2" calcext:value-type="float">
            <text:p>2</text:p>
          </table:table-cell>
          <table:table-cell table:formula="of:=IF([.A368]=&quot;Done&quot;;0;[.D368])" office:value-type="float" office:value="0" calcext:value-type="float">
            <text:p>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office:value-type="string" calcext:value-type="string">
            <text:p>Done</text:p>
          </table:table-cell>
          <table:table-cell table:formula="of:=IF([.D369]=1;&quot;N/C&quot;;&quot;&quot;)">
            <text:p/>
          </table:table-cell>
          <table:table-cell office:value-type="string" calcext:value-type="string">
            <text:p>unnamed_net1</text:p>
          </table:table-cell>
          <table:table-cell table:formula="of:=COUNTA([.F369:.GW369])/2" office:value-type="float" office:value="3" calcext:value-type="float">
            <text:p>3</text:p>
          </table:table-cell>
          <table:table-cell table:formula="of:=IF([.A369]=&quot;Done&quot;;0;[.D369])" office:value-type="float" office:value="0" calcext:value-type="float">
            <text:p>0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U9</text:p>
          </table:table-cell>
          <table:table-cell office:value-type="float" office:value="3" calcext:value-type="float">
            <text:p>3</text:p>
          </table:table-cell>
          <table:table-cell table:number-columns-repeated="176"/>
        </table:table-row>
        <table:table-row table:style-name="ro1">
          <table:table-cell table:number-columns-repeated="187"/>
        </table:table-row>
        <table:table-row table:style-name="ro1"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nets</text:p>
          </table:table-cell>
          <table:table-cell table:number-columns-repeated="1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22:36.732267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6:07:36.683925977</meta:creation-date>
    <meta:generator>LibreOffice/6.3.5.2$Linux_X86_64 LibreOffice_project/30$Build-2</meta:generator>
    <dc:date>2020-04-24T15:49:32.958866899</dc:date>
    <meta:editing-duration>PT8H13M29S</meta:editing-duration>
    <meta:editing-cycles>131</meta:editing-cycles>
    <meta:document-statistic meta:table-count="1" meta:cell-count="3920" meta:object-count="0"/>
  </office:meta>
</office:document-meta>
</file>